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新細明體" svg:font-family="新細明體"/>
    <style:font-face style:name="細明體" svg:font-family="細明體"/>
    <style:font-face style:name="Liberation Sans" svg:font-family="&quot;Liberation Sans&quot;"/>
    <style:font-face style:name="Arial" svg:font-family="Arial"/>
    <style:font-face style:name="Noto Sans CJK TC Regular" svg:font-family="&quot;Noto Sans CJK TC Regular&quot;"/>
    <style:font-face style:name="FreeSans" svg:font-family="FreeSans"/>
    <style:font-face style:name="Consolas" svg:font-family="Consolas"/>
    <style:font-face style:name="新細明體1" svg:font-family="新細明體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_36229__36899__32080_" style:data-style-name="N0">
      <style:text-properties fo:color="#0563C1" style:text-underline-style="solid" style:text-underline-type="single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style:font-name="FreeSans" style:font-name-asian="FreeSans" style:font-name-complex="FreeSan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FreeSans" style:font-name-asian="FreeSans" style:font-name-complex="FreeSan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eeSans" style:font-name-asian="FreeSans" style:font-name-complex="FreeSans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FreeSans" style:font-name-asian="FreeSans" style:font-name-complex="FreeSans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FreeSans" style:font-name-asian="FreeSans" style:font-name-complex="FreeSans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 style:font-name="FreeSans" style:font-name-asian="FreeSans" style:font-name-complex="FreeSan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FreeSans" style:font-name-asian="FreeSans" style:font-name-complex="FreeSans"/>
    </style:style>
    <style:style style:name="ce16" style:family="table-cell" style:parent-style-name="_36229__36899__32080_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 style:font-family-generic="swiss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8" style:family="table-cell" style:parent-style-name="Default" style:data-style-name="N30"/>
    <style:style style:name="ce19" style:family="table-cell" style:parent-style-name="Default" style:data-style-name="N30">
      <style:table-cell-properties style:vertical-align="middle" fo:wrap-option="wrap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1" style:family="table-cell" style:parent-style-name="Default" style:data-style-name="N0">
      <style:text-properties fo:color="#0000CC"/>
    </style:style>
    <style:style style:name="ce22" style:family="table-cell" style:parent-style-name="Default" style:data-style-name="N0">
      <style:text-properties fo:color="#0000CC" style:font-name="Consolas" style:font-name-asian="Consolas" style:font-name-complex="Consolas" fo:font-size="11pt" style:font-size-asian="11pt" style:font-size-complex="11pt" style:font-family-generic="moder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CC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 style:data-style-name="N30">
      <style:text-properties style:font-name="新細明體1" style:font-name-asian="新細明體1" style:font-name-complex="新細明體1"/>
    </style:style>
    <style:style style:name="ce26" style:family="table-cell" style:parent-style-name="Default" style:data-style-name="N30">
      <style:table-cell-properties style:vertical-align="middle" fo:wrap-option="wrap"/>
      <style:text-properties style:font-name="新細明體1" style:font-name-asian="新細明體1" style:font-name-complex="新細明體1"/>
    </style:style>
    <style:style style:name="ce27" style:family="table-cell" style:parent-style-name="Default" style:data-style-name="N30">
      <style:table-cell-properties style:vertical-align="middle" fo:wrap-option="wrap"/>
      <style:text-properties style:font-name="新細明體1" style:font-name-asian="新細明體1" style:font-name-complex="新細明體1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wrap-option="wrap"/>
      <style:text-properties style:font-name="新細明體1" style:font-name-asian="新細明體1" style:font-name-complex="新細明體1"/>
    </style:style>
    <style:style style:name="ce29" style:family="table-cell" style:parent-style-name="Default" style:data-style-name="N0">
      <style:table-cell-properties style:vertical-align="middle" fo:wrap-option="wrap"/>
      <style:text-properties style:font-name="新細明體1" style:font-name-asian="新細明體1" style:font-name-complex="新細明體1"/>
    </style:style>
    <style:style style:name="ce30" style:family="table-cell" style:parent-style-name="Excel_32_Built-in_32_Hyperlink" style:data-style-name="N30">
      <style:table-cell-properties style:vertical-align="middle" fo:wrap-option="wrap" fo:background-color="transparent"/>
      <style:text-properties fo:color="#0000FF" style:font-name="新細明體" style:font-name-asian="新細明體" style:font-name-complex="新細明體" style:text-underline-style="none" style:text-underline-type="none"/>
    </style:style>
    <style:style style:name="ce31" style:family="table-cell" style:parent-style-name="Default" style:data-style-name="N30">
      <style:text-properties style:font-name="新細明體1" style:font-name-asian="新細明體1" style:font-name-complex="新細明體1" fo:font-weight="bold" style:font-weight-asian="bold" style:font-weight-complex="bold"/>
    </style:style>
    <style:style style:name="ce32" style:family="table-cell" style:parent-style-name="Default" style:data-style-name="N30">
      <style:table-cell-properties style:vertical-align="middle" fo:wrap-option="wrap"/>
      <style:text-properties fo:color="#0070C0" style:font-name="新細明體" style:font-name-asian="新細明體" style:font-name-complex="新細明體"/>
    </style:style>
    <style:style style:name="ce33" style:family="table-cell" style:parent-style-name="Default" style:data-style-name="N0">
      <style:table-cell-properties style:vertical-align="middle" fo:wrap-option="wrap"/>
      <style:text-properties fo:color="#0000FF" style:font-name="新細明體1" style:font-name-asian="新細明體1" style:font-name-complex="新細明體1"/>
    </style:style>
    <style:style style:name="ce34" style:family="table-cell" style:parent-style-name="Default" style:data-style-name="N30">
      <style:table-cell-properties style:vertical-align="top"/>
    </style:style>
    <style:style style:name="ce35" style:family="table-cell" style:parent-style-name="Default" style:data-style-name="N30">
      <style:text-properties style:font-name="新細明體" style:font-name-asian="新細明體" style:font-name-complex="新細明體"/>
    </style:style>
    <style:style style:name="ce36" style:family="table-cell" style:parent-style-name="Default" style:data-style-name="N0">
      <style:text-properties style:font-name="新細明體1" style:font-name-asian="新細明體1" style:font-name-complex="新細明體1"/>
    </style:style>
    <style:style style:name="ce37" style:family="table-cell" style:parent-style-name="Default" style:data-style-name="N0">
      <style:table-cell-properties fo:background-color="#FFFF00"/>
    </style:style>
    <style:style style:name="ce38" style:family="table-cell" style:parent-style-name="Default" style:data-style-name="N0">
      <style:table-cell-properties style:vertical-align="middle" fo:wrap-option="wrap" fo:background-color="transparent"/>
    </style:style>
    <style:style style:name="ce39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CC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Noto Sans CJK TC Regular" style:font-name-asian="Noto Sans CJK TC Regular" style:font-name-complex="Noto Sans CJK TC Regula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FreeSans" style:font-name-asian="FreeSans" style:font-name-complex="Free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CC00FF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99FF66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3333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6666FF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CC00FF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FF3333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5" style:family="text" style:parent-style-name="Default">
      <style:text-properties fo:color="#6666FF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6666FF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7" style:family="text" style:parent-style-name="Default">
      <style:text-properties fo:color="#FF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0000CC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0000" style:text-line-through-style="none" style:font-name="Consolas" style:font-name-asian="Consolas" style:font-name-complex="Consola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FF66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99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0000" style:text-line-through-style="none" style:font-name="新細明體1" style:font-name-asian="新細明體1" style:font-name-complex="新細明體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0070C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33CC33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9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00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D85E28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3" style:family="text" style:parent-style-name="Default">
      <style:text-properties fo:color="#00FF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4" style:family="text" style:parent-style-name="Default">
      <style:text-properties fo:color="#00B0F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5" style:family="text" style:parent-style-name="Default">
      <style:text-properties fo:color="#00B0F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7" style:family="text" style:parent-style-name="Default">
      <style:text-properties fo:color="#FF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C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9" style:family="text" style:parent-style-name="Default">
      <style:text-properties fo:color="#33CC33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80808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696867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008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70C0" style:text-line-through-style="none" style:font-name="新細明體" style:font-name-asian="新細明體" style:font-name-complex="新細明體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45" style:family="text" style:parent-style-name="Default">
      <style:text-properties fo:color="#0000FF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6" style:family="text" style:parent-style-name="Default">
      <style:text-properties fo:color="#00FF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C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800000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FF3333" style:text-line-through-style="none" style:font-name="Liberation Sans1" style:font-name-asian="Liberation Sans1" style:font-name-complex="Liberation Sans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0.4245833333333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1.668125cm"/>
    </style:style>
    <style:style style:name="co5" style:family="table-column">
      <style:table-column-properties fo:break-before="auto" style:column-width="20.9285416666667cm" style:use-optimal-column-width="true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4.02166666666667cm"/>
    </style:style>
    <style:style style:name="co9" style:family="table-column">
      <style:table-column-properties fo:break-before="auto" style:column-width="16.6158333333333cm"/>
    </style:style>
    <style:style style:name="co10" style:family="table-column">
      <style:table-column-properties fo:break-before="auto" style:column-width="17.1979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3.43958333333333cm"/>
    </style:style>
    <style:style style:name="co14" style:family="table-column">
      <style:table-column-properties fo:break-before="auto" style:column-width="12.3295833333333cm"/>
    </style:style>
    <style:style style:name="co15" style:family="table-column">
      <style:table-column-properties fo:break-before="auto" style:column-width="10.95375cm"/>
    </style:style>
    <style:style style:name="co16" style:family="table-column">
      <style:table-column-properties fo:break-before="auto" style:column-width="16.98625cm"/>
    </style:style>
    <style:style style:name="co17" style:family="table-column">
      <style:table-column-properties fo:break-before="auto" style:column-width="15.636875cm"/>
    </style:style>
    <style:style style:name="co18" style:family="table-column">
      <style:table-column-properties fo:break-before="auto" style:column-width="17.224375cm"/>
    </style:style>
    <style:style style:name="co19" style:family="table-column">
      <style:table-column-properties fo:break-before="auto" style:column-width="15.954375cm"/>
    </style:style>
    <style:style style:name="co20" style:family="table-column">
      <style:table-column-properties fo:break-before="auto" style:column-width="13.731875cm"/>
    </style:style>
    <style:style style:name="co21" style:family="table-column">
      <style:table-column-properties fo:break-before="auto" style:column-width="6.24416666666667cm"/>
    </style:style>
    <style:style style:name="co22" style:family="table-column">
      <style:table-column-properties fo:break-before="auto" style:column-width="6.72041666666667cm"/>
    </style:style>
    <style:style style:name="co23" style:family="table-column">
      <style:table-column-properties fo:break-before="auto" style:column-width="17.2508333333333cm" style:use-optimal-column-width="true"/>
    </style:style>
    <style:style style:name="co24" style:family="table-column">
      <style:table-column-properties fo:break-before="auto" style:column-width="9.57791666666667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3.3627083333333cm"/>
    </style:style>
    <style:style style:name="co27" style:family="table-column">
      <style:table-column-properties fo:break-before="auto" style:column-width="15.9279166666667cm"/>
    </style:style>
    <style:style style:name="co28" style:family="table-column">
      <style:table-column-properties fo:break-before="auto" style:column-width="6.64104166666667cm"/>
    </style:style>
    <style:style style:name="co29" style:family="table-column">
      <style:table-column-properties fo:break-before="auto" style:column-width="18.811875cm"/>
    </style:style>
    <style:style style:name="co30" style:family="table-column">
      <style:table-column-properties fo:break-before="auto" style:column-width="6.45583333333333cm"/>
    </style:style>
    <style:style style:name="co31" style:family="table-column">
      <style:table-column-properties fo:break-before="auto" style:column-width="23.20395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64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48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40.5pt" style:use-optimal-row-height="fals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49.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ro10" style:family="table-row">
      <style:table-row-properties style:row-height="45.75pt" style:use-optimal-row-height="true" fo:break-before="auto"/>
    </style:style>
    <style:style style:name="ro11" style:family="table-row">
      <style:table-row-properties style:row-height="105pt" style:use-optimal-row-height="true" fo:break-before="auto"/>
    </style:style>
    <style:style style:name="ro12" style:family="table-row">
      <style:table-row-properties style:row-height="198pt" style:use-optimal-row-height="false" fo:break-before="auto"/>
    </style:style>
    <style:style style:name="ro13" style:family="table-row">
      <style:table-row-properties style:row-height="294.75pt" style:use-optimal-row-height="true" fo:break-before="auto"/>
    </style:style>
    <style:style style:name="ro14" style:family="table-row">
      <style:table-row-properties style:row-height="63.75pt" style:use-optimal-row-height="true" fo:break-before="auto"/>
    </style:style>
    <style:style style:name="ro15" style:family="table-row">
      <style:table-row-properties style:row-height="15pt" style:use-optimal-row-height="true" fo:break-before="auto"/>
    </style:style>
    <style:style style:name="ro16" style:family="table-row">
      <style:table-row-properties style:row-height="33pt" style:use-optimal-row-height="true" fo:break-before="auto"/>
    </style:style>
    <style:style style:name="ro17" style:family="table-row">
      <style:table-row-properties style:row-height="99pt" style:use-optimal-row-height="true" fo:break-before="auto"/>
    </style:style>
    <style:style style:name="ro18" style:family="table-row">
      <style:table-row-properties style:row-height="132pt" style:use-optimal-row-height="true" fo:break-before="auto"/>
    </style:style>
    <style:style style:name="ro19" style:family="table-row">
      <style:table-row-properties style:row-height="402.75pt" style:use-optimal-row-height="false" fo:break-before="auto"/>
    </style:style>
    <style:style style:name="ro20" style:family="table-row">
      <style:table-row-properties style:row-height="66pt" style:use-optimal-row-height="true" fo:break-before="auto"/>
    </style:style>
    <style:style style:name="ro21" style:family="table-row">
      <style:table-row-properties style:row-height="307.5pt" style:use-optimal-row-height="false" fo:break-before="auto"/>
    </style:style>
    <style:style style:name="ro22" style:family="table-row">
      <style:table-row-properties style:row-height="115.5pt" style:use-optimal-row-height="true" fo:break-before="auto"/>
    </style:style>
    <style:style style:name="ro23" style:family="table-row">
      <style:table-row-properties style:row-height="198pt" style:use-optimal-row-height="true" fo:break-before="auto"/>
    </style:style>
    <style:style style:name="ro24" style:family="table-row">
      <style:table-row-properties style:row-height="181.5pt" style:use-optimal-row-height="true" fo:break-before="auto"/>
    </style:style>
    <style:style style:name="ro25" style:family="table-row">
      <style:table-row-properties style:row-height="37.5pt" style:use-optimal-row-height="false" fo:break-before="auto"/>
    </style:style>
    <style:style style:name="ro26" style:family="table-row">
      <style:table-row-properties style:row-height="165pt" style:use-optimal-row-height="true" fo:break-before="auto"/>
    </style:style>
    <style:style style:name="ro27" style:family="table-row">
      <style:table-row-properties style:row-height="148.5pt" style:use-optimal-row-height="true" fo:break-before="auto"/>
    </style:style>
    <style:style style:name="ro28" style:family="table-row">
      <style:table-row-properties style:row-height="82.5pt" style:use-optimal-row-height="true" fo:break-before="auto"/>
    </style:style>
    <style:style style:name="ro29" style:family="table-row">
      <style:table-row-properties style:row-height="170.25pt" style:use-optimal-row-height="false" fo:break-before="auto"/>
    </style:style>
    <style:style style:name="ro30" style:family="table-row">
      <style:table-row-properties style:row-height="174.75pt" style:use-optimal-row-height="false" fo:break-before="auto"/>
    </style:style>
    <style:style style:name="ro31" style:family="table-row">
      <style:table-row-properties style:row-height="188.25pt" style:use-optimal-row-height="false" fo:break-before="auto"/>
    </style:style>
    <style:style style:name="ro32" style:family="table-row">
      <style:table-row-properties style:row-height="77.25pt" style:use-optimal-row-height="false" fo:break-before="auto"/>
    </style:style>
    <style:style style:name="ro33" style:family="table-row">
      <style:table-row-properties style:row-height="222pt" style:use-optimal-row-height="false" fo:break-before="auto"/>
    </style:style>
    <style:style style:name="ro34" style:family="table-row">
      <style:table-row-properties style:row-height="63pt" style:use-optimal-row-height="true" fo:break-before="auto"/>
    </style:style>
    <style:style style:name="ro35" style:family="table-row">
      <style:table-row-properties style:row-height="89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Pig&amp;Hiv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ive port 10000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2">
            <text:p>hive<text:span text:style-name="T2">管理</text:span><text:span text:style-name="T2"/></text:p>
            <text:p>-CLI</text:p>
            <text:p>-Web</text:p>
            <text:p>-<text:span text:style-name="T2">遠程服務</text:span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$ hive -S</text:p>
          </table:table-cell>
          <table:table-cell table:style-name="ce1"/>
          <table:table-cell office:value-type="string" table:style-name="ce1">
            <text:p><text:span text:style-name="T2">靜默模式進入</text:span>hive<text:span text:style-name="T2"><text:s/>像是查詢時，指秀出結果</text:span>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1">
            <text:p>$ hive -e 'show tables;'</text:p>
          </table:table-cell>
          <table:table-cell table:style-name="ce1"/>
          <table:table-cell office:value-type="string" table:style-name="ce1">
            <text:p><text:span text:style-name="T2">直接在</text:span>terminal<text:s/><text:span text:style-name="T2">執行</text:span>hive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office:value-type="string" table:style-name="ce2">
            <text:p>Web<text:span text:style-name="T2">管理介面</text:span><text:span text:style-name="T2"/></text:p>
            <text:p>port : 9999</text:p>
            <text:p># hive --service hwi &amp;</text:p>
          </table:table-cell>
          <table:table-cell table:style-name="ce1"/>
          <table:table-cell office:value-type="string" table:style-name="ce1">
            <text:p>http://&lt;ip&gt;:9999/hwi/</text:p>
          </table:table-cell>
          <table:table-cell office:value-type="string" table:style-name="ce3">
            <text:p><text:a xlink:href="https://www.youtube.com/watch?v=A1eyRdSXPy0&amp;list=PLO5e_-yXpYLB3pP_pvSbd1S0EXjwi8WuF&amp;index=11">https://www.youtube.com/watch?v=A1eyRdSXPy0&amp;list=PLO5e_-yXpYLB3pP_pvSbd1S0EXjwi8WuF&amp;index=11</text:a>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ig</text:p>
          </table:table-cell>
          <table:table-cell office:value-type="string" table:style-name="ce1">
            <text:p>Hive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string" table:style-name="ce1">
            <text:p><text:span text:style-name="T2">設定</text:span>reducer<text:span text:style-name="T2">數量</text:span></text:p>
          </table:table-cell>
          <table:table-cell office:value-type="string" table:style-name="ce1">
            <text:p>set default_paralle 2;</text:p>
          </table:table-cell>
          <table:table-cell office:value-type="string" table:style-name="ce1">
            <text:p>set mapred.reduce.tasks=2;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Linux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6" table:number-columns-repeated="1017" table:default-cell-style-name="ce1"/>
        <table:table-column table:style-name="co11" table:number-columns-repeated="15361" table:default-cell-style-name="ce1"/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簡報頁數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ls</text:p>
          </table:table-cell>
          <table:table-cell office:value-type="string" table:style-name="ce1">
            <text:p>$ ls -al</text:p>
          </table:table-cell>
          <table:table-cell office:value-type="string" table:style-name="ce1">
            <text:p>顯示目前資料夾底下的檔案 <text:s text:c="2"/>-a 含隱藏檔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3">
          <table:table-cell table:number-columns-repeated="2"/>
          <table:table-cell table:style-name="ce1"/>
          <table:table-cell office:value-type="string" table:style-name="ce1">
            <text:p>$ ls -R</text:p>
          </table:table-cell>
          <table:table-cell office:value-type="string" table:style-name="ce4">
            <text:p>遞迴列出目錄與次目錄的內容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history</text:p>
          </table:table-cell>
          <table:table-cell office:value-type="string" table:style-name="ce1">
            <text:p>$ history</text:p>
          </table:table-cell>
          <table:table-cell office:value-type="string" table:style-name="ce1">
            <text:p>下過的所有指令歷史資料</text:p>
          </table:table-cell>
          <table:table-cell office:value-type="float" office:value="54" table:style-name="ce1">
            <text:p>5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shell萬用字元</text:p>
          </table:table-cell>
          <table:table-cell office:value-type="float" office:value="55" table:style-name="ce1">
            <text:p>5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uch</text:p>
          </table:table-cell>
          <table:table-cell office:value-type="string" table:style-name="ce1">
            <text:p>$ touch f1</text:p>
          </table:table-cell>
          <table:table-cell office:value-type="string" table:style-name="ce1">
            <text:p>新增f1 純文件檔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rm</text:p>
          </table:table-cell>
          <table:table-cell office:value-type="string" table:style-name="ce1">
            <text:p>$ rm -rf f1</text:p>
          </table:table-cell>
          <table:table-cell office:value-type="string" table:style-name="ce1">
            <text:p>叫系統別哭腰, 直接刪除f1</text:p>
          </table:table-cell>
          <table:table-cell office:value-type="float" office:value="59" table:style-name="ce1">
            <text:p>5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mv</text:p>
          </table:table-cell>
          <table:table-cell office:value-type="string" table:style-name="ce1">
            <text:p>$ mv f1 f2</text:p>
          </table:table-cell>
          <table:table-cell office:value-type="string" table:style-name="ce1">
            <text:p>重新命名 or 移動</text:p>
          </table:table-cell>
          <table:table-cell office:value-type="float" office:value="62" table:style-name="ce1">
            <text:p>6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at</text:p>
            <text:p>tac</text:p>
          </table:table-cell>
          <table:table-cell office:value-type="string" table:style-name="ce1">
            <text:p>$ cat f1</text:p>
            <text:p>$ cat -n f1</text:p>
            <text:p><text:span text:style-name="T3">$ tac f1</text:span></text:p>
          </table:table-cell>
          <table:table-cell office:value-type="string" table:style-name="ce1">
            <text:p>顯示f1檔案內容</text:p>
            <text:p>顯示f1檔案內容(行號)</text:p>
            <text:p><text:span text:style-name="T3">反向顯示f1</text:span>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head</text:p>
            <text:p>tail</text:p>
          </table:table-cell>
          <table:table-cell office:value-type="string" table:style-name="ce1">
            <text:p>$ head f1.csv</text:p>
            <text:p><text:span text:style-name="T3">$ tail f1.csv</text:span></text:p>
          </table:table-cell>
          <table:table-cell office:value-type="string" table:style-name="ce1">
            <text:p>顯示檔案前10行</text:p>
            <text:p><text:span text:style-name="T3">顯示檔案後10行</text:span></text:p>
          </table:table-cell>
          <table:table-cell office:value-type="float" office:value="67" table:style-name="ce1">
            <text:p>6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more</text:p>
            <text:p>less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file</text:p>
          </table:table-cell>
          <table:table-cell table:style-name="ce1"/>
          <table:table-cell office:value-type="string" table:style-name="ce1">
            <text:p>檢查檔案類型: 二進位or文字檔or目錄</text:p>
          </table:table-cell>
          <table:table-cell office:value-type="float" office:value="69" table:style-name="ce1">
            <text:p>6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du</text:p>
            <text:p>df</text:p>
          </table:table-cell>
          <table:table-cell table:style-name="ce1"/>
          <table:table-cell office:value-type="string" table:style-name="ce1">
            <text:p>硬碟用量</text:p>
            <text:p>檔案系統用量</text:p>
          </table:table-cell>
          <table:table-cell office:value-type="float" office:value="70" table:style-name="ce1">
            <text:p>7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Ctrl+d</text:p>
            <text:p>Ctrl+c</text:p>
          </table:table-cell>
          <table:table-cell office:value-type="string" table:style-name="ce1">
            <text:p>正常終止指令</text:p>
            <text:p>強制終止指令</text:p>
          </table:table-cell>
          <table:table-cell office:value-type="float" office:value="76" table:style-name="ce1">
            <text:p>7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echo</text:p>
          </table:table-cell>
          <table:table-cell office:value-type="string" table:style-name="ce1">
            <text:p>$ echo $PATH</text:p>
            <text:p>/home/tony/bin:/home/tony/.local/bin:/home/tony/doc/jdbc:/usr/lo......(略)</text:p>
            <text:p>$ echo hello~~~</text:p>
            <text:p>hello~~~</text:p>
          </table:table-cell>
          <table:table-cell office:value-type="string" table:style-name="ce1">
            <text:p>印出環境變數</text:p>
            <text:p/>
            <text:p>印出自串</text:p>
            <text:p/>
          </table:table-cell>
          <table:table-cell office:value-type="float" office:value="77" table:style-name="ce1">
            <text:p>7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alias</text:p>
          </table:table-cell>
          <table:table-cell office:value-type="string" table:style-name="ce1">
            <text:p>$ alias cls=clear</text:p>
          </table:table-cell>
          <table:table-cell office:value-type="string" table:style-name="ce1">
            <text:p>新增別名</text:p>
            <text:p>僅限於目前bash認識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ln</text:p>
          </table:table-cell>
          <table:table-cell table:style-name="ce1"/>
          <table:table-cell office:value-type="string" table:style-name="ce1">
            <text:p>軟式連結, 硬式連結</text:p>
          </table:table-cell>
          <table:table-cell office:value-type="float" office:value="73" table:style-name="ce1">
            <text:p>7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wc</text:p>
          </table:table-cell>
          <table:table-cell office:value-type="string" table:style-name="ce1">
            <text:p>$ wc -l xxx</text:p>
          </table:table-cell>
          <table:table-cell office:value-type="string" table:style-name="ce1">
            <text:p>統計xxx資料的行數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mount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 dmesg</text:p>
          </table:table-cell>
          <table:table-cell office:value-type="string" table:style-name="ce1">
            <text:p>查看總共輸出入了多少裝置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mount</text:p>
          </table:table-cell>
          <table:table-cell office:value-type="string" table:style-name="ce1">
            <text:p>$ sudo umount /dev/sdb1</text:p>
          </table:table-cell>
          <table:table-cell office:value-type="string" table:style-name="ce1">
            <text:p>把已經掛載在/dev/sdb1的裝製作卸載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mount</text:p>
          </table:table-cell>
          <table:table-cell office:value-type="string" table:style-name="ce1">
            <text:p>$ sudo mount -t vfat /dev/sdb1 /tmp/usb</text:p>
          </table:table-cell>
          <table:table-cell office:value-type="string" table:style-name="ce1">
            <text:p>把sdb1掛載到/tmp/usb底下, 檔案格式為vfat(ntfs)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pstree</text:p>
          </table:table-cell>
          <table:table-cell office:value-type="string" table:style-name="ce1">
            <text:p>$ pstree</text:p>
          </table:table-cell>
          <table:table-cell office:value-type="string" table:style-name="ce1">
            <text:p>Linux軟體樹狀結構 ( 只看得到當前shell生出來的, ex: 滑鼠開啟瀏覽器, 會看不到 )</text:p>
          </table:table-cell>
          <table:table-cell office:value-type="float" office:value="193" table:style-name="ce1">
            <text:p>19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pstree</text:p>
          </table:table-cell>
          <table:table-cell office:value-type="string" table:style-name="ce1">
            <text:p>$ ps aux</text:p>
          </table:table-cell>
          <table:table-cell office:value-type="string" table:style-name="ce1">
            <text:p>同上, 可看所有</text:p>
          </table:table-cell>
          <table:table-cell office:value-type="float" office:value="193" table:style-name="ce1">
            <text:p>19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jobs</text:p>
          </table:table-cell>
          <table:table-cell office:value-type="string" table:style-name="ce1">
            <text:p>可以看到目前所有背景作業</text:p>
          </table:table-cell>
          <table:table-cell office:value-type="float" office:value="197" table:style-name="ce1">
            <text:p>19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sleep 100 &amp;</text:p>
            <text:p>[4] 5242</text:p>
          </table:table-cell>
          <table:table-cell office:value-type="string" table:style-name="ce1">
            <text:p>加入一個sleep程序, 睡100秒, &amp;表示要它背影作業</text:p>
          </table:table-cell>
          <table:table-cell office:value-type="float" office:value="198" table:style-name="ce1">
            <text:p>19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echo hi; sleep 3; echo bye</text:p>
          </table:table-cell>
          <table:table-cell office:value-type="string" table:style-name="ce1">
            <text:p>say hi, (睡3秒), say bye</text:p>
          </table:table-cell>
          <table:table-cell office:value-type="float" office:value="198" table:style-name="ce1">
            <text:p>19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table:style-name="ce1"/>
          <table:table-cell office:value-type="string" table:style-name="ce5">
            <text:p>執行中程序, 按ctrl+z, 可以讓它執行背景作業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jobs</text:p>
            <text:p>[1] Stopped top</text:p>
            <text:p>[2]- Stopped vi</text:p>
            <text:p>[3]+ Stopped top</text:p>
          </table:table-cell>
          <table:table-cell office:value-type="string" table:style-name="ce1">
            <text:p>可以看到目前的背景執行程式</text:p>
          </table:table-cell>
          <table:table-cell office:value-type="float" office:value="198" table:style-name="ce1">
            <text:p>19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bg 2</text:p>
          </table:table-cell>
          <table:table-cell office:value-type="string" table:style-name="ce1">
            <text:p>返回背景程式2</text:p>
          </table:table-cell>
          <table:table-cell office:value-type="float" office:value="201" table:style-name="ce1">
            <text:p>20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Background</text:p>
          </table:table-cell>
          <table:table-cell office:value-type="string" table:style-name="ce1">
            <text:p>$ ps aux | grep firefox</text:p>
            <text:p>tony 5562 70.1 8.7 2330120 344012 ? Rl 10:29 0:30 /usr/lib/firefox/firefox</text:p>
            <text:p>tony 5793 0.0 0.0 14564 944 pts/2 S+ 10:30 0:00 grep --color=auto firefox</text:p>
          </table:table-cell>
          <table:table-cell office:value-type="string" table:style-name="ce1">
            <text:p>查出現在有在用firefox的程序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kill</text:p>
          </table:table-cell>
          <table:table-cell table:style-name="ce1"/>
          <table:table-cell office:value-type="string" table:style-name="ce5">
            <text:p>活在背景作業的process, 無法使用Ctrl+c來中止, 所以也無法使用 kill來中止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kill</text:p>
          </table:table-cell>
          <table:table-cell office:value-type="string" table:style-name="ce1">
            <text:p>$ kill -9 12345</text:p>
          </table:table-cell>
          <table:table-cell office:value-type="string" table:style-name="ce1">
            <text:p>死亡之握 <text:s/>可以將背景也殺掉</text:p>
          </table:table-cell>
          <table:table-cell office:value-type="float" office:value="202" table:style-name="ce1">
            <text:p>20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kill</text:p>
          </table:table-cell>
          <table:table-cell office:value-type="string" table:style-name="ce1">
            <text:p>$ killall firefox</text:p>
          </table:table-cell>
          <table:table-cell office:value-type="string" table:style-name="ce1">
            <text:p>砍光所有firefox程序, 以方式快速但是不安全, 建議用id來殺</text:p>
          </table:table-cell>
          <table:table-cell office:value-type="float" office:value="204" table:style-name="ce1">
            <text:p>2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kill</text:p>
          </table:table-cell>
          <table:table-cell office:value-type="string" table:style-name="ce1">
            <text:p>$ pkill -e firef.+</text:p>
          </table:table-cell>
          <table:table-cell office:value-type="string" table:style-name="ce1">
            <text:p>模糊比對fire開頭的程序, 殺光他們, 並且顯示出來殺了哪些(-e) <text:s text:c="2"/>此方式超級危險!!!</text:p>
          </table:table-cell>
          <table:table-cell office:value-type="float" office:value="205" table:style-name="ce1">
            <text:p>2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kill</text:p>
          </table:table-cell>
          <table:table-cell office:value-type="string" table:style-name="ce1">
            <text:p>$ xkill</text:p>
          </table:table-cell>
          <table:table-cell office:value-type="string" table:style-name="ce1">
            <text:p>(滑鼠會變成哭頭頭, 點選到哪個, 就殺那了圖形化視窗)</text:p>
          </table:table-cell>
          <table:table-cell office:value-type="float" office:value="206" table:style-name="ce1">
            <text:p>206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 ifconfig</text:p>
            <text:p>enp1s0 Link encap:Ethernet HWaddr c8:5b:76:7e:4d:8e</text:p>
            <text:p><text:span text:style-name="T4">inet addr:10.120.37.50</text:span><text:s/>Bcast:10.120.37.255 Mask:255.255.255.0</text:p>
            <text:p><text:span text:style-name="T4">inet6 addr: fe80::42ce:9d86:b515:7364/64</text:span><text:s/>Scope:Link</text:p>
            <text:p>UP BROADCAST RUNNING MULTICAST MTU:1500 Metric:1</text:p>
            <text:p>RX packets:31922 errors:0 dropped:0 overruns:0 frame:0</text:p>
            <text:p>TX packets:10221 errors:0 dropped:0 overruns:0 carrier:0</text:p>
            <text:p>collisions:0 txqueuelen:1000</text:p>
            <text:p>RX bytes:16927167 (16.9 MB) TX bytes:1655632 (1.6 MB)</text:p>
            <text:p/>
            <text:p>lo Link encap:Local Loopback</text:p>
            <text:p>inet addr:127.0.0.1 Mask:255.0.0.0</text:p>
            <text:p>inet6 addr: ::1/128 Scope:Host</text:p>
            <text:p>UP LOOPBACK RUNNING MTU:65536 Metric:1</text:p>
            <text:p>RX packets:2511 errors:0 dropped:0 overruns:0 frame:0</text:p>
            <text:p>TX packets:2511 errors:0 dropped:0 overruns:0 carrier:0</text:p>
            <text:p>collisions:0 txqueuelen:1</text:p>
            <text:p>RX bytes:249515 (249.5 KB) TX bytes:249515 (249.5 KB)</text:p>
            <text:p/>
            <text:p>wlp2s0 Link encap:Ethernet HWaddr c8:3d:d4:3a:a9:c7</text:p>
            <text:p>UP BROADCAST MULTICAST MTU:1500 Metric:1</text:p>
            <text:p>RX packets:0 errors:0 dropped:0 overruns:0 frame:0</text:p>
            <text:p>TX packets:0 errors:0 dropped:0 overruns:0 carrier:0</text:p>
            <text:p>collisions:0 txqueuelen:1000</text:p>
            <text:p>RX bytes:0 (0.0 B) TX bytes:0 (0.0 B)</text:p>
          </table:table-cell>
          <table:table-cell office:value-type="string" table:style-name="ce1">
            <text:p>顯示網路卡狀態</text:p>
            <text:p>enp1s0 : 實體網路卡</text:p>
            <text:p/>
            <text:p>ipv4的ip</text:p>
            <text:p/>
            <text:p>ipv6的ip</text:p>
            <text:p/>
            <text:p/>
          </table:table-cell>
          <table:table-cell office:value-type="float" office:value="210" table:style-name="ce1">
            <text:p>21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ifconfig</text:p>
          </table:table-cell>
          <table:table-cell office:value-type="string" table:style-name="ce1">
            <text:p>$ ifconfig</text:p>
            <text:p>enp1s0 Link encap:Ethernet HWaddr c8:5b:76:7e:4d:8e</text:p>
            <text:p><text:span text:style-name="T4">inet addr:10.120.37.50</text:span><text:s/>Bcast:10.120.37.255 Mask:255.255.255.0</text:p>
            <text:p><text:span text:style-name="T4">inet6 addr: fe80::42ce:9d86:b515:7364/64</text:span><text:s/>Scope:Link</text:p>
            <text:p>UP BROADCAST RUNNING MULTICAST MTU:1500 Metric:1</text:p>
            <text:p>RX packets:31922 errors:0 dropped:0 overruns:0 frame:0</text:p>
            <text:p>TX packets:10221 errors:0 dropped:0 overruns:0 carrier:0</text:p>
            <text:p>collisions:0 txqueuelen:1000</text:p>
            <text:p>RX bytes:16927167 (16.9 MB) TX bytes:1655632 (1.6 MB)</text:p>
            <text:p/>
            <text:p>lo Link encap:Local Loopback</text:p>
            <text:p>inet addr:127.0.0.1 Mask:255.0.0.0</text:p>
            <text:p>inet6 addr: ::1/128 Scope:Host</text:p>
            <text:p>UP LOOPBACK RUNNING MTU:65536 Metric:1</text:p>
            <text:p>RX packets:2511 errors:0 dropped:0 overruns:0 frame:0</text:p>
            <text:p>TX packets:2511 errors:0 dropped:0 overruns:0 carrier:0</text:p>
            <text:p>collisions:0 txqueuelen:1</text:p>
            <text:p>RX bytes:249515 (249.5 KB) TX bytes:249515 (249.5 KB)</text:p>
            <text:p/>
            <text:p>wlp2s0 Link encap:Ethernet HWaddr c8:3d:d4:3a:a9:c7</text:p>
            <text:p>UP BROADCAST MULTICAST MTU:1500 Metric:1</text:p>
            <text:p>RX packets:0 errors:0 dropped:0 overruns:0 frame:0</text:p>
            <text:p>TX packets:0 errors:0 dropped:0 overruns:0 carrier:0</text:p>
            <text:p>collisions:0 txqueuelen:1000</text:p>
            <text:p>RX bytes:0 (0.0 B) TX bytes:0 (0.0 B)</text:p>
          </table:table-cell>
          <table:table-cell office:value-type="string" table:style-name="ce1">
            <text:p>只要切出ip的位置... <text:s/>( for CentOS)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ifconfig</text:p>
          </table:table-cell>
          <table:table-cell office:value-type="string" table:style-name="ce1">
            <text:p>$ sudo netstat -p | less</text:p>
            <text:p>Active Internet connections (w/o servers)</text:p>
            <text:p>Proto Recv-Q Send-Q Local Address Foreign Address State PID/Program name</text:p>
            <text:p>tcp 0 0 10.120.37.50:59212 lu3.api.mega.nz:https ESTABLISHED 2253/megasync</text:p>
            <text:p>tcp 0 0 10.120.37.50:47206 ec2-35-167-163-23:https ESTABLISHED<text:s/><text:span text:style-name="T5">5562</text:span>/firefox</text:p>
            <text:p>tcp 0 0 10.120.37.5:netbios-ssn 10.120.37.14:50410 ESTABLISHED 13422/smbd</text:p>
          </table:table-cell>
          <table:table-cell office:value-type="string" table:style-name="ce1">
            <text:p>可以看目前連來我電腦的id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sftp</text:p>
          </table:table-cell>
          <table:table-cell table:style-name="ce1"/>
          <table:table-cell office:value-type="string" table:style-name="ce1">
            <text:p>download file through ssh</text:p>
          </table:table-cell>
          <table:table-cell office:value-type="float" office:value="231" table:style-name="ce1">
            <text:p>23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scp</text:p>
          </table:table-cell>
          <table:table-cell office:value-type="string" table:style-name="ce1">
            <text:p>download / upload file through ssh</text:p>
          </table:table-cell>
          <table:table-cell office:value-type="string" table:style-name="ce1">
            <text:p>upload file through ssh</text:p>
          </table:table-cell>
          <table:table-cell office:value-type="float" office:value="231" table:style-name="ce1">
            <text:p>2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wget</text:p>
          </table:table-cell>
          <table:table-cell office:value-type="string" table:style-name="ce1">
            <text:p>wget http://www.google.com</text:p>
          </table:table-cell>
          <table:table-cell office:value-type="string" table:style-name="ce1">
            <text:p>抓取google首頁的index.html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wget</text:p>
          </table:table-cell>
          <table:table-cell office:value-type="string" table:style-name="ce1">
            <text:p>$ wget -m &lt;網址&gt;</text:p>
          </table:table-cell>
          <table:table-cell office:value-type="string" table:style-name="ce1">
            <text:p>抓取整個網頁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</text:p>
          </table:table-cell>
          <table:table-cell office:value-type="string" table:style-name="ce1">
            <text:p>批量建立帳號</text:p>
          </table:table-cell>
          <table:table-cell office:value-type="float" office:value="256" table:style-name="ce1">
            <text:p>25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rontab</text:p>
          </table:table-cell>
          <table:table-cell table:style-name="ce1"/>
          <table:table-cell office:value-type="string" table:style-name="ce1">
            <text:p>建立工作排程</text:p>
          </table:table-cell>
          <table:table-cell office:value-type="float" office:value="260" table:style-name="ce1">
            <text:p>26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 bg</text:p>
          </table:table-cell>
          <table:table-cell office:value-type="string" table:style-name="ce1">
            <text:p>喚醒背景作業, 並執行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 fg</text:p>
          </table:table-cell>
          <table:table-cell office:value-type="string" table:style-name="ce1">
            <text:p>把背景作業拉到前景執行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lias</text:p>
          </table:table-cell>
          <table:table-cell office:value-type="string" table:style-name="ce1">
            <text:p>$ alias cls=clea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">
            <text:p>rpm</text:p>
          </table:table-cell>
          <table:table-cell office:value-type="string" table:style-name="ce1">
            <text:p>$ rpm -qc httpd</text:p>
          </table:table-cell>
          <table:table-cell office:value-type="string" table:style-name="ce4">
            <text:p>查詢該使用rpm的軟體, 所有的設定檔位置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<text:span text:style-name="T6">install chrome</text:span><text:span text:style-name="T6"/></text:p>
            <text:p><text:span text:style-name="T7">安裝</text:span><text:span text:style-name="T6">Chrome ----------------------------------------------------------</text:span><text:span text:style-name="T6"/></text:p>
            <text:p><text:span text:style-name="T7">參考來源</text:span><text:span text:style-name="T6">:</text:span><text:span text:style-name="T6"/></text:p>
            <text:p><text:span text:style-name="T6">https://www.ubuntu-tw.org/modules/newbb/viewtopic.php?post_id=351720</text:span><text:span text:style-name="T6"/></text:p>
            <text:p/>
            <text:p><text:span text:style-name="T6">1.</text:span><text:span text:style-name="T7">下載</text:span><text:span text:style-name="T6">:</text:span><text:span text:style-name="T6"/></text:p>
            <text:p><text:span text:style-name="T6">$ wget -c https://dl.google.com/linux/direct/google-chrome-stable_current_amd64.deb</text:span><text:span text:style-name="T6"/></text:p>
            <text:p/>
            <text:p><text:span text:style-name="T6">2.</text:span><text:span text:style-name="T7">安裝</text:span><text:span text:style-name="T6">:</text:span><text:span text:style-name="T6"/></text:p>
            <text:p><text:span text:style-name="T6">$ sudo apt-get install -f</text:span><text:span text:style-name="T6"/></text:p>
            <text:p/>
            <text:p><text:span text:style-name="T6">3.</text:span><text:span text:style-name="T7">把相依的套件補齊</text:span><text:span text:style-name="T6">(</text:span><text:span text:style-name="T7">若</text:span><text:span text:style-name="T6">2</text:span><text:span text:style-name="T7">有誤執行此</text:span><text:span text:style-name="T6">):</text:span><text:span text:style-name="T6"/></text:p>
            <text:p><text:span text:style-name="T6">$ sudo dpkg -i google-chrome-stable_current_amd64.deb</text:span><text:span text:style-name="T6"/></text:p>
            <text:p/>
            <text:p><text:span text:style-name="T6">4.</text:span><text:span text:style-name="T7">讓安裝系統恢復可運作的狀態</text:span><text:span text:style-name="T6">(</text:span><text:span text:style-name="T7">若</text:span><text:span text:style-name="T6">3</text:span><text:span text:style-name="T7">有誤執行此</text:span><text:span text:style-name="T6">):</text:span><text:span text:style-name="T6"/></text:p>
            <text:p><text:span text:style-name="T6">$ sudo apt-get remove chrome-chrome-stable</text:span><text:span text:style-name="T6"/></text:p>
            <text:p/>
            <text:p><text:span text:style-name="T6">------------------------------------------------------------------------</text:span>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$ gedit .config/user-dirs.dirs</text:p>
          </table:table-cell>
          <table:table-cell office:value-type="string" table:style-name="ce1">
            <text:p>更改ubuntu使用者環境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">
            <text:p>ssh</text:p>
          </table:table-cell>
          <table:table-cell office:value-type="string" table:style-name="ce1">
            <text:p>$ sudo apt-get install openssh-server</text:p>
          </table:table-cell>
          <table:table-cell office:value-type="string" table:style-name="ce1">
            <text:p>linux<text:span text:style-name="T2">端啟用</text:span>ssh<text:span text:style-name="T2">服務(準備被連之前必備)</text:span>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style-name="ce1">
            <text:p>scp</text:p>
          </table:table-cell>
          <table:table-cell office:value-type="string" table:style-name="ce1">
            <text:p>$ scp python<text:span text:style-name="T2">安裝最佳實務</text:span><text:s/>tony@192.168.221.134:~/dl/.</text:p>
          </table:table-cell>
          <table:table-cell office:value-type="string" table:style-name="ce4">
            <text:p>跨機台複製</text:p>
          </table:table-cell>
          <table:table-cell table:number-columns-repeated="16379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udo visudo</text:p>
          </table:table-cell>
          <table:table-cell office:value-type="string" table:style-name="ce1">
            <text:p>利用sudo權限, 使用vi來編輯sudo管理紀錄表</text:p>
            <text:p>在下面輸入相關資訊, 即可讓usr2, 取得管理員身份</text:p>
            <text:p># User privilege specification</text:p>
            <text:p>usr2 ALL=(ALL:ALL) ALL</text:p>
            <text:p/>
            <text:p>但是, 我目前的身份是tony, 為何tony沒有在 #User privilege specification裏面?</text:p>
            <text:p>因為使用者已經被加入到底下的群組</text:p>
            <text:p># Members of the admin group may gain root privileges</text:p>
            <text:p>%admin ALL=(ALL) ALL</text:p>
          </table:table-cell>
          <table:table-cell office:value-type="float" office:value="143" table:style-name="ce1">
            <text:p>14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passwd</text:p>
          </table:table-cell>
          <table:table-cell office:value-type="string" table:style-name="ce1">
            <text:p># sudo passwd usr2</text:p>
            <text:p>新密碼輸入: 1qaz@WSX</text:p>
            <text:p>確認密碼: 1qaz@WSX</text:p>
          </table:table-cell>
          <table:table-cell office:value-type="string" table:style-name="ce1">
            <text:p>更改使用者密碼 (需要人機互動)</text:p>
            <text:p>如果人就在電腦前面, 建議用此方法 (不會留下紀錄)</text:p>
          </table:table-cell>
          <table:table-cell office:value-type="float" office:value="145" table:style-name="ce1">
            <text:p>14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hpasswd</text:p>
          </table:table-cell>
          <table:table-cell office:value-type="string" table:style-name="ce1">
            <text:p># sudo echo usr2: 123456 | chpasswd</text:p>
          </table:table-cell>
          <table:table-cell office:value-type="string" table:style-name="ce1">
            <text:p>於自動化執行腳本底下, 更改密碼 (不需要人機互動)</text:p>
            <text:p>此指令會留在history裏面（有資安疑慮)</text:p>
          </table:table-cell>
          <table:table-cell office:value-type="float" office:value="146" table:style-name="ce1">
            <text:p>14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groupadd</text:p>
          </table:table-cell>
          <table:table-cell office:value-type="string" table:style-name="ce1">
            <text:p># sudo groupadd group1</text:p>
          </table:table-cell>
          <table:table-cell office:value-type="string" table:style-name="ce1">
            <text:p>建立使用者群組, <text:s/>如下範例, <text:s/>"group1" 群組id為 100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id</text:p>
            <text:p>usermod</text:p>
          </table:table-cell>
          <table:table-cell office:value-type="string" table:style-name="ce1">
            <text:p>$ id usr2</text:p>
            <text:p><text:span text:style-name="T5">uid=1001(usr2) gid=1001(usr2) 群組=1001(usr2)</text:span><text:span text:style-name="T5"/></text:p>
            <text:p/>
            <text:p>$ sudo usermod -g group1 usr2</text:p>
            <text:p>$ id usr2</text:p>
            <text:p><text:span text:style-name="T5">uid=1001(usr2) gid=1004(group1) 群組=1004(group1)</text:span><text:span text:style-name="T5"/></text:p>
            <text:p/>
            <text:p>$ sudo usermod -g usr2 usr2</text:p>
            <text:p>$ id usr2</text:p>
            <text:p><text:span text:style-name="T5">uid=1001(usr2) gid=1001(usr2) 群組=1001(usr2)</text:span></text:p>
          </table:table-cell>
          <table:table-cell office:value-type="string" table:style-name="ce1">
            <text:p>id: 查詢使用者所在群組相關資訊</text:p>
            <text:p>usermod: 修改使用者群組相關資訊</text:p>
            <text:p/>
            <text:p>把 "usr2" 加入現有使用者群組 "group1"</text:p>
          </table:table-cell>
          <table:table-cell office:value-type="float" office:value="148" table:style-name="ce1">
            <text:p>14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usermod</text:p>
          </table:table-cell>
          <table:table-cell office:value-type="string" table:style-name="ce1">
            <text:p>$ id usr4</text:p>
            <text:p>uid=1003(usr4) gid=1003(usr4) 群組=1003(usr4)</text:p>
            <text:p>$ sudo usermod -aG group1 usr4</text:p>
            <text:p>sudo: unable to resolve host tony</text:p>
            <text:p>$ id usr4</text:p>
            <text:p>uid=1003(usr4) gid=1003(usr4) 群組=1003(usr4),1004(group1)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su</text:p>
          </table:table-cell>
          <table:table-cell office:value-type="string" table:style-name="ce1">
            <text:p>$ su usr2</text:p>
          </table:table-cell>
          <table:table-cell office:value-type="string" table:style-name="ce1">
            <text:p>切換使用者帳號至 "usr2"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users</text:p>
            <text:p>who</text:p>
            <text:p>w</text:p>
            <text:p>whoami</text:p>
          </table:table-cell>
          <table:table-cell office:value-type="string" table:style-name="ce1">
            <text:p>$ users</text:p>
            <text:p>$ w</text:p>
            <text:p>$ whoami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groups</text:p>
          </table:table-cell>
          <table:table-cell office:value-type="string" table:style-name="ce1">
            <text:p>$ groups usr2</text:p>
            <text:p>$ groups usr4</text:p>
            <text:p/>
          </table:table-cell>
          <table:table-cell office:value-type="string" table:style-name="ce1">
            <text:p>usr2</text:p>
            <text:p>usr4 group1</text:p>
            <text:p>使用者所屬群組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id</text:p>
          </table:table-cell>
          <table:table-cell office:value-type="string" table:style-name="ce1">
            <text:p>$ id usr2</text:p>
            <text:p>$ id usr4</text:p>
            <text:p/>
          </table:table-cell>
          <table:table-cell office:value-type="string" table:style-name="ce1">
            <text:p>uid=1001(usr2) gid=1001(usr2) 群組=1001(usr2)</text:p>
            <text:p>uid=1003(usr4) gid=1003(usr4) 群組=1003(usr4),1004(group1)</text:p>
            <text:p>查詢使用者, 使用者群組相關資訊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last</text:p>
          </table:table-cell>
          <table:table-cell office:value-type="string" table:style-name="ce1">
            <text:p>$ last tony</text:p>
          </table:table-cell>
          <table:table-cell office:value-type="string" table:style-name="ce1">
            <text:p>顯示 "tony" 的使用者登入資訊</text:p>
          </table:table-cell>
          <table:table-cell office:value-type="float" office:value="155" table:style-name="ce1">
            <text:p>15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ony@tony:~/temp/test4$ ls -l</text:p>
            <text:p>總計 0</text:p>
            <text:p><text:span text:style-name="T5">-rw-rw-r--</text:span><text:s/>1 tony tony 0 4月 22 09:25 file1.txt</text:p>
            <text:p><text:span text:style-name="T5">-rw-r--r--</text:span><text:s/>1 root root 0 4月 22 09:25 file2.tx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chmod</text:p>
          </table:table-cell>
          <table:table-cell office:value-type="string" table:style-name="ce1">
            <text:p>$ touch mytxt</text:p>
            <text:p>$ gedit mytxt (在裏面輸入「echo "I am in mytxt"」)</text:p>
            <text:p>$ ls -l</text:p>
            <text:p><text:span text:style-name="T5">-rw-rw-r-- 1 tony tony 44 4月 22 11:42 myexe.txt</text:span><text:span text:style-name="T5"/></text:p>
            <text:p>$ chmod +x mytxt</text:p>
            <text:p>$ ls -l</text:p>
            <text:p><text:span text:style-name="T5">-rwxrwxr-x 1 tony tony 44 4月 22 11:42 myexe.txt</text:span><text:span text:style-name="T5"/></text:p>
            <text:p>$ ./mytxt</text:p>
            <text:p>i am in mytxt</text:p>
          </table:table-cell>
          <table:table-cell office:value-type="string" table:style-name="ce1">
            <text:p>更改使用者對該檔案的權限, 新增可執行的權限, 之後便可嘗試去執行該檔案紀錄的指令</text:p>
          </table:table-cell>
          <table:table-cell office:value-type="float" office:value="163" table:style-name="ce1">
            <text:p>16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hmod</text:p>
          </table:table-cell>
          <table:table-cell office:value-type="string" table:style-name="ce1">
            <text:p>$ chmod 764 f1</text:p>
          </table:table-cell>
          <table:table-cell office:value-type="string" table:style-name="ce1">
            <text:p>快速將f1 賦與權限</text:p>
            <text:p>764分別代表ugo的權限（二進位轉10進位表示)</text:p>
          </table:table-cell>
          <table:table-cell office:value-type="float" office:value="163" table:style-name="ce1">
            <text:p>16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chown</text:p>
          </table:table-cell>
          <table:table-cell office:value-type="string" table:style-name="ce1">
            <text:p>$ sudo chown usr1:g1 file1</text:p>
          </table:table-cell>
          <table:table-cell office:value-type="string" table:style-name="ce1">
            <text:p>將file1的擁有者:群組, 改為usr1:g1</text:p>
          </table:table-cell>
          <table:table-cell office:value-type="float" office:value="166" table:style-name="ce1">
            <text:p>16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ps</text:p>
          </table:table-cell>
          <table:table-cell office:value-type="string" table:style-name="ce1">
            <text:p>$ ps aux|grep firefox</text:p>
            <text:p>tony 2942 0.0 0.0 14564 1012 pts/2 S+ 16:27 0:00 grep --color=auto firefox</text:p>
            <text:p>tony 15415 8.3 13.5 3167608 535272 ? Sl 14:24 10:16 /usr/lib/firefox/firefox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op</text:p>
          </table:table-cell>
          <table:table-cell office:value-type="string" table:style-name="ce1">
            <text:p>$ top</text:p>
          </table:table-cell>
          <table:table-cell office:value-type="string" table:style-name="ce1">
            <text:p>類似windows的工作管理員</text:p>
            <text:p>可以殺程序</text:p>
          </table:table-cell>
          <table:table-cell office:value-type="float" office:value="195" table:style-name="ce1">
            <text:p>19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locate</text:p>
          </table:table-cell>
          <table:table-cell office:value-type="string" table:style-name="ce1">
            <text:p>$ locate -b tony</text:p>
          </table:table-cell>
          <table:table-cell office:value-type="string" table:style-name="ce1">
            <text:p>列出基本檔名有tony的資訊</text:p>
            <text:p>使用前, 建議都先使用sudo updatedb</text:p>
          </table:table-cell>
          <table:table-cell office:value-type="float" office:value="95" table:style-name="ce1">
            <text:p>95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htop</text:p>
          </table:table-cell>
          <table:table-cell office:value-type="string" table:style-name="ce1">
            <text:p>$ sudo apt-get install htop</text:p>
          </table:table-cell>
          <table:table-cell office:value-type="string" table:style-name="ce1">
            <text:p>比top還要強大的系統管理工具</text:p>
          </table:table-cell>
          <table:table-cell table:number-columns-repeated="16379" table:style-name="ce1"/>
        </table:table-row>
        <table:table-row table:number-rows-repeated="1048485" table:style-name="ro1">
          <table:table-cell table:number-columns-repeated="16384"/>
        </table:table-row>
      </table:table>
      <table:table table:name="Python" table:style-name="ta2">
        <table:table-column table:style-name="co12" table:default-cell-style-name="ce6"/>
        <table:table-column table:style-name="co13" table:default-cell-style-name="ce7"/>
        <table:table-column table:style-name="co14" table:default-cell-style-name="ce6"/>
        <table:table-column table:style-name="co15" table:default-cell-style-name="ce8"/>
        <table:table-column table:style-name="co16" table:default-cell-style-name="ce7"/>
        <table:table-column table:style-name="co7" table:number-columns-repeated="1018" table:default-cell-style-name="ce6"/>
        <table:table-column table:style-name="co11" table:default-cell-style-name="ce6"/>
        <table:table-column table:style-name="co11" table:number-columns-repeated="15360" table:default-cell-style-name="ce1"/>
        <table:table-row table:style-name="ro1">
          <table:table-cell/>
          <table:table-cell table:style-name="ce7"/>
          <table:table-cell office:value-type="string" table:style-name="ce6">
            <text:p>command</text:p>
          </table:table-cell>
          <table:table-cell office:value-type="string" table:style-name="ce8">
            <text:p>return</text:p>
          </table:table-cell>
          <table:table-cell office:value-type="string" table:style-name="ce7">
            <text:p>not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&gt;&gt;&gt; sudo pip install jupyter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&gt;&gt;&gt; jypyter notebook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藍色框框 -&gt; 移動模式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綠色框框 -&gt; 輸入模式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Ctrl + Enter</text:p>
          </table:table-cell>
          <table:table-cell table:style-name="ce8"/>
          <table:table-cell office:value-type="string" table:style-name="ce7">
            <text:p>執行 run program</text:p>
          </table:table-cell>
          <table:table-cell table:number-columns-repeated="16379"/>
        </table:table-row>
        <table:table-row table:number-rows-repeated="2"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Shift + tab</text:p>
          </table:table-cell>
          <table:table-cell table:style-name="ce8"/>
          <table:table-cell office:value-type="string" table:style-name="ce7">
            <text:p>移動要指定函數, 使用熱件, 可以出現函數提示</text:p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Jupyter藍色模式下, b</text:p>
          </table:table-cell>
          <table:table-cell table:style-name="ce8"/>
          <table:table-cell office:value-type="string" table:style-name="ce7">
            <text:p>插入後行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Jupyter藍色模式下, a</text:p>
          </table:table-cell>
          <table:table-cell table:style-name="ce8"/>
          <table:table-cell office:value-type="string" table:style-name="ce7">
            <text:p>插入前行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Jupyter藍色模式下, m</text:p>
          </table:table-cell>
          <table:table-cell table:style-name="ce8"/>
          <table:table-cell office:value-type="string" table:style-name="ce7">
            <text:p>換成html模式, ex: #這是標題 <text:s/>-&gt; 字會變大X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Jupyter</text:p>
          </table:table-cell>
          <table:table-cell office:value-type="string" table:style-name="ce6">
            <text:p>Jupyter藍色模式下, l</text:p>
          </table:table-cell>
          <table:table-cell table:style-name="ce8"/>
          <table:table-cell office:value-type="string" table:style-name="ce7">
            <text:p>加入行號</text:p>
          </table:table-cell>
          <table:table-cell table:number-columns-repeated="16379"/>
        </table:table-row>
        <table:table-row table:number-rows-repeated="3" table:style-name="ro1">
          <table:table-cell/>
          <table:table-cell office:value-type="string" table:style-name="ce7">
            <text:p>Jupyter</text:p>
          </table:table-cell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file</text:p>
          </table:table-cell>
          <table:table-cell office:value-type="string" table:style-name="ce6">
            <text:p>f.seek(0)</text:p>
          </table:table-cell>
          <table:table-cell office:value-type="float" office:value="0" table:style-name="ce8">
            <text:p>0</text:p>
          </table:table-cell>
          <table:table-cell office:value-type="string" table:style-name="ce7">
            <text:p>set read() cursor back to start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strip()</text:p>
          </table:table-cell>
          <table:table-cell table:style-name="ce8"/>
          <table:table-cell office:value-type="string" table:style-name="ce7">
            <text:p>去除字串左右的空白</text:p>
            <text:p/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5">
          <table:table-cell/>
          <table:table-cell table:style-name="ce7"/>
          <table:table-cell office:value-type="string" table:style-name="ce6">
            <text:p>eval(&lt;dict like str&gt;)</text:p>
          </table:table-cell>
          <table:table-cell table:style-name="ce8"/>
          <table:table-cell office:value-type="string" table:style-name="ce9">
            <text:p><text:span text:style-name="T2">把長的根本就是</text:span>dict<text:span text:style-name="T2">的</text:span>str<text:span text:style-name="T2">轉成</text:span>dict</text:p>
            <text:p>str -&gt; dict</text:p>
          </table:table-cell>
          <table:table-cell table:number-columns-repeated="16379"/>
        </table:table-row>
        <table:table-row table:style-name="ro3">
          <table:table-cell/>
          <table:table-cell table:style-name="ce7"/>
          <table:table-cell office:value-type="string" table:style-name="ce6">
            <text:p>$ python -m pydoc -p 8080</text:p>
          </table:table-cell>
          <table:table-cell table:style-name="ce8"/>
          <table:table-cell office:value-type="string" table:style-name="ce7">
            <text:p><text:span text:style-name="T2">啟動文件伺服器</text:span>,<text:s/><text:span text:style-name="T2">瀏覽頂層python351.chm, 並綁到8080</text:span></text:p>
          </table:table-cell>
          <table:table-cell table:number-columns-repeated="16379"/>
        </table:table-row>
        <table:table-row table:style-name="ro3">
          <table:table-cell/>
          <table:table-cell table:style-name="ce7"/>
          <table:table-cell office:value-type="string" table:style-name="ce6">
            <text:p>$ pip -r install &lt;req.txt&gt;</text:p>
          </table:table-cell>
          <table:table-cell table:style-name="ce8"/>
          <table:table-cell office:value-type="string" table:style-name="ce7">
            <text:p><text:span text:style-name="T2">安裝</text:span>req.txt<text:span text:style-name="T2">裡面紀載的套件</text:span>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Ctrl + /</text:p>
          </table:table-cell>
          <table:table-cell table:style-name="ce8"/>
          <table:table-cell office:value-type="string" table:style-name="ce7">
            <text:p>註解 note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ctrl + ]</text:p>
          </table:table-cell>
          <table:table-cell table:style-name="ce8"/>
          <table:table-cell office:value-type="string" table:style-name="ce7">
            <text:p>自動縮排 adjust indention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&gt;&gt;&gt; type(1)</text:p>
          </table:table-cell>
          <table:table-cell office:value-type="string" table:style-name="ce8">
            <text:p>int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&gt;&gt;&gt; type(2.2)</text:p>
          </table:table-cell>
          <table:table-cell office:value-type="string" table:style-name="ce8">
            <text:p>float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&gt;&gt;&gt; type(str(1))</text:p>
          </table:table-cell>
          <table:table-cell office:value-type="string" table:style-name="ce8">
            <text:p>str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&gt;&gt;&gt; 5**3</text:p>
          </table:table-cell>
          <table:table-cell office:value-type="float" office:value="125" table:style-name="ce8">
            <text:p>125</text:p>
          </table:table-cell>
          <table:table-cell office:value-type="string" table:style-name="ce7">
            <text:p>次方</text:p>
          </table:table-cell>
          <table:table-cell table:number-columns-repeated="16379"/>
        </table:table-row>
        <table:table-row table:style-name="ro6">
          <table:table-cell/>
          <table:table-cell table:style-name="ce7"/>
          <table:table-cell office:value-type="string" table:style-name="ce6">
            <text:p>&gt;&gt;&gt; """ multiLie</text:p>
            <text:p>line2</text:p>
            <text:p>line3"""</text:p>
          </table:table-cell>
          <table:table-cell table:style-name="ce8"/>
          <table:table-cell office:value-type="string" table:style-name="ce7">
            <text:p>多行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&gt;&gt;&gt; "My name is {}, I program {}".format("Tony", "Python")</text:p>
          </table:table-cell>
          <table:table-cell office:value-type="string" table:style-name="ce8">
            <text:p>My name is Tony, I program Python</text:p>
          </table:table-cell>
          <table:table-cell office:value-type="string" table:style-name="ce7">
            <text:p>字串模版 template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soft tab</text:p>
          </table:table-cell>
          <table:table-cell office:value-type="string" table:style-name="ce6">
            <text:p>(4 white)</text:p>
          </table:table-cell>
          <table:table-cell table:style-name="ce1"/>
          <table:table-cell office:value-type="string" table:style-name="ce7">
            <text:p>soft indent 軟縮排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hard tab</text:p>
          </table:table-cell>
          <table:table-cell office:value-type="string" table:style-name="ce6">
            <text:p>(1 tab)</text:p>
          </table:table-cell>
          <table:table-cell table:style-name="ce1"/>
          <table:table-cell office:value-type="string" table:style-name="ce7">
            <text:p>hard indent 硬縮排</text:p>
            <text:p>在Jupyter裏面, 1個tab, 他會主動幫你換成4個空白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(79個字)</text:p>
          </table:table-cell>
          <table:table-cell table:style-name="ce8"/>
          <table:table-cell office:value-type="string" table:style-name="ce10">
            <text:p>官方建議, 一行最多79個字 google PEP8</text:p>
            <text:p>Max line length = 79 最多字元79字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lang="python"</text:p>
            <text:p>name = "tony"</text:p>
            <text:p>"My name is " + name\</text:p>
            <text:p>+ ", I program "\</text:p>
            <text:p>+ lang</text:p>
          </table:table-cell>
          <table:table-cell office:value-type="string" table:style-name="ce7">
            <text:p>"My name is Tony, I program Python"</text:p>
          </table:table-cell>
          <table:table-cell office:value-type="string" table:style-name="ce1">
            <text:p>多行的寫法2</text:p>
            <text:p>不建議（因為自動排版會有問題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lang="python"</text:p>
            <text:p>name = "tony"</text:p>
            <text:p>("My name is " + name</text:p>
            <text:p>+ ", I program "</text:p>
            <text:p>+ lang)</text:p>
          </table:table-cell>
          <table:table-cell office:value-type="string" table:style-name="ce7">
            <text:p>"My name is Tony, I program Python"</text:p>
          </table:table-cell>
          <table:table-cell office:value-type="string" table:style-name="ce1">
            <text:p>多行寫法3</text:p>
            <text:p>用括號颳起來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".".join(["name", "lang", "dogs"])</text:p>
          </table:table-cell>
          <table:table-cell office:value-type="string" table:style-name="ce8">
            <text:p>'name, lang, dogs'</text:p>
          </table:table-cell>
          <table:table-cell office:value-type="string" table:style-name="ce7">
            <text:p>合併陣列 &lt;-&gt; split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x = "hi, from, taiwan"</text:p>
            <text:p>x.split(",")</text:p>
          </table:table-cell>
          <table:table-cell office:value-type="string" table:style-name="ce8">
            <text:p>['hi', 'from', 'taiwan']</text:p>
          </table:table-cell>
          <table:table-cell office:value-type="string" table:style-name="ce7">
            <text:p>字串分割 &lt;-&gt; join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x = " hi from taiwan "</text:p>
            <text:p>x.strip()</text:p>
          </table:table-cell>
          <table:table-cell office:value-type="string" table:style-name="ce8">
            <text:p>'hi <text:s/>from <text:s text:c="4"/>taiwan'</text:p>
          </table:table-cell>
          <table:table-cell office:value-type="string" table:style-name="ce7">
            <text:p>去除左右空白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x = " hi from tw"</text:p>
            <text:p>x.replace("tw", "jp")</text:p>
          </table:table-cell>
          <table:table-cell office:value-type="string" table:style-name="ce8">
            <text:p>'hi from jp'</text:p>
          </table:table-cell>
          <table:table-cell office:value-type="string" table:style-name="ce7">
            <text:p>取代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x = " hi from taiwan"</text:p>
            <text:p>"japan" in x</text:p>
            <text:p>"taiwan" in x</text:p>
          </table:table-cell>
          <table:table-cell office:value-type="string" table:style-name="ce8">
            <text:p>False</text:p>
            <text:p>True</text:p>
          </table:table-cell>
          <table:table-cell table:style-name="ce7"/>
          <table:table-cell table:number-columns-repeated="16379"/>
        </table:table-row>
        <table:table-row table:number-rows-repeated="3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List</text:p>
          </table:table-cell>
          <table:table-cell office:value-type="string" table:style-name="ce6">
            <text:p>&gt;&gt;&gt; my_list = ['python', 'ruby', 'javascript']</text:p>
            <text:p>&gt;&gt;&gt; 'java' in my_list</text:p>
            <text:p>&gt;&gt;&gt; len(my_list)</text:p>
            <text:p>&gt;&gt;&gt; my_list.pop()</text:p>
            <text:p>&gt;&gt;&gt; del my_list[1]</text:p>
          </table:table-cell>
          <table:table-cell office:value-type="string" table:style-name="ce8">
            <text:p>['python', 'ruby', 'javascript']</text:p>
            <text:p>False</text:p>
            <text:p>3</text:p>
            <text:p>'javascript'</text:p>
            <text:p>(na)</text:p>
          </table:table-cell>
          <table:table-cell office:value-type="string" table:style-name="ce7">
            <text:p/>
            <text:p/>
            <text:p/>
            <text:p>只剩下['python', 'ruby']</text:p>
            <text:p>只剩下['python']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List</text:p>
          </table:table-cell>
          <table:table-cell office:value-type="string" table:style-name="ce6">
            <text:p>aa = ['a', 'b', 'c']</text:p>
            <text:p>bb = ['x', 'y']</text:p>
            <text:p>---------------------情況1--------------------------</text:p>
            <text:p>aa.extend(bb)</text:p>
            <text:p>---------------------情況2--------------------------</text:p>
            <text:p>aa.append(bb)</text:p>
          </table:table-cell>
          <table:table-cell office:value-type="string" table:style-name="ce8">
            <text:p>['a', 'b', 'c']</text:p>
            <text:p>['x', 'y']</text:p>
            <text:p/>
            <text:p>['a', 'b', 'c', 'x', 'y']</text:p>
            <text:p/>
            <text:p>['a', 'b', 'c', ['x', 'y']]</text:p>
          </table:table-cell>
          <table:table-cell office:value-type="string" table:style-name="ce7">
            <text:p>附加</text:p>
            <text:p>append</text:p>
            <text:p>extend</text:p>
          </table:table-cell>
          <table:table-cell table:number-columns-repeated="16379"/>
        </table:table-row>
        <table:table-row table:number-rows-repeated="3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ictionary</text:p>
          </table:table-cell>
          <table:table-cell office:value-type="string" table:style-name="ce6">
            <text:p>mydict = {'address': 'Taipei',</text:p>
            <text:p>'email': 'ianchen06@gmail.com',</text:p>
            <text:p>'first_name': 'Ian',</text:p>
            <text:p>'langs': ['python', 'ruby', 'javascript'],</text:p>
            <text:p>'last_name': 'Chen',</text:p>
            <text:p>'num_dogs': 12,</text:p>
            <text:p>'website': 'https://ianchenhq.com'}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ictionary</text:p>
          </table:table-cell>
          <table:table-cell office:value-type="string" table:style-name="ce6">
            <text:p>mydict['cars']</text:p>
          </table:table-cell>
          <table:table-cell office:value-type="string" table:style-name="ce8">
            <text:p>KeyError</text:p>
          </table:table-cell>
          <table:table-cell office:value-type="string" table:style-name="ce7">
            <text:p>抓取不存在的key, 出現錯誤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ictionary</text:p>
          </table:table-cell>
          <table:table-cell office:value-type="string" table:style-name="ce6">
            <text:p>mydict.get('cars')</text:p>
          </table:table-cell>
          <table:table-cell office:value-type="string" table:style-name="ce8">
            <text:p>(na)</text:p>
          </table:table-cell>
          <table:table-cell office:value-type="string" table:style-name="ce7">
            <text:p>get不存在的key, 無回傳值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Dictionary</text:p>
          </table:table-cell>
          <table:table-cell office:value-type="string" table:style-name="ce6">
            <text:p>'cars' in mydict</text:p>
          </table:table-cell>
          <table:table-cell office:value-type="string" table:style-name="ce8">
            <text:p>False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Dictionary</text:p>
          </table:table-cell>
          <table:table-cell office:value-type="string" table:style-name="ce6">
            <text:p>mydict.get('cars', 'no car')</text:p>
          </table:table-cell>
          <table:table-cell office:value-type="string" table:style-name="ce8">
            <text:p>'no car'</text:p>
          </table:table-cell>
          <table:table-cell office:value-type="string" table:style-name="ce7">
            <text:p>dict.get( &lt;key&gt;, if &lt;key&gt; not exists add this)</text:p>
          </table:table-cell>
          <table:table-cell table:number-columns-repeated="16379"/>
        </table:table-row>
        <table:table-row table:number-rows-repeated="4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terable</text:p>
          </table:table-cell>
          <table:table-cell office:value-type="string" table:style-name="ce6">
            <text:p>langs = ['vba', 'c#' ,'java']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terable</text:p>
          </table:table-cell>
          <table:table-cell office:value-type="string" table:style-name="ce6">
            <text:p>for lang in langs:</text:p>
            <text:p>print('I can program {}'.format(lang))</text:p>
          </table:table-cell>
          <table:table-cell office:value-type="string" table:style-name="ce8">
            <text:p>I can program vba</text:p>
            <text:p>I can program c#</text:p>
            <text:p>I can program java</text:p>
          </table:table-cell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terable</text:p>
          </table:table-cell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f-else</text:p>
          </table:table-cell>
          <table:table-cell office:value-type="string" table:style-name="ce6">
            <text:p>if ... :</text:p>
            <text:p>...</text:p>
            <text:p>elif ... :</text:p>
            <text:p>...</text:p>
            <text:p>else :</text:p>
            <text:p>...</text:p>
          </table:table-cell>
          <table:table-cell table:style-name="ce8"/>
          <table:table-cell office:value-type="string" table:style-name="ce7">
            <text:p>if else指令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amespace</text:p>
          </table:table-cell>
          <table:table-cell office:value-type="string" table:style-name="ce6">
            <text:p>import pandas as pd</text:p>
          </table:table-cell>
          <table:table-cell table:style-name="ce8"/>
          <table:table-cell office:value-type="string" table:style-name="ce7">
            <text:p>命名空間的區別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namespace</text:p>
          </table:table-cell>
          <table:table-cell office:value-type="string" table:style-name="ce6">
            <text:p>from toolbox import gen_header</text:p>
          </table:table-cell>
          <table:table-cell table:style-name="ce8"/>
          <table:table-cell office:value-type="string" table:style-name="ce7">
            <text:p>命名空間的區別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Lambda</text:p>
          </table:table-cell>
          <table:table-cell office:value-type="string" table:style-name="ce6">
            <text:p>langs = ['python', 'ruby', 'java']</text:p>
            <text:p>cap_langs = [lang.title() for lang in langs]</text:p>
            <text:p>cap_langs</text:p>
          </table:table-cell>
          <table:table-cell office:value-type="string" table:style-name="ce8">
            <text:p>['Python', 'Ruby', 'Java']</text:p>
          </table:table-cell>
          <table:table-cell office:value-type="string" table:style-name="ce7">
            <text:p>For-Loop高階用法 Lambd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Lambda</text:p>
          </table:table-cell>
          <table:table-cell office:value-type="string" table:style-name="ce6">
            <text:p>langs = ['python', 'ruby', 'java']</text:p>
            <text:p>cap_langs = [lang.title() for lang in langs if lang == 'python']</text:p>
            <text:p>cap_langs</text:p>
          </table:table-cell>
          <table:table-cell office:value-type="string" table:style-name="ce8">
            <text:p>['Python']</text:p>
          </table:table-cell>
          <table:table-cell office:value-type="string" table:style-name="ce7">
            <text:p>For-Loop高階用法 Lambda</text:p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table:style-name="ce7"/>
          <table:table-cell office:value-type="string" table:style-name="ce6">
            <text:p>xx.read_html(res.text)</text:p>
          </table:table-cell>
          <table:table-cell office:value-type="string" table:style-name="ce8">
            <text:p>((return list))</text:p>
          </table:table-cell>
          <table:table-cell table:style-name="ce7"/>
          <table:table-cell table:number-columns-repeated="16379"/>
        </table:table-row>
        <table:table-row table:number-rows-repeated="6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7">
          <table:table-cell/>
          <table:table-cell office:value-type="string" table:style-name="ce7">
            <text:p>import requests</text:p>
          </table:table-cell>
          <table:table-cell office:value-type="string" table:style-name="ce11">
            <text:p>&gt;&gt;&gt; import requests</text:p>
            <text:p>&gt;&gt;&gt; res = requests.get('http://www.google.com.tw/afrg/arbgae')</text:p>
            <text:p>&gt;&gt;&gt; res.raise_for_status()</text:p>
          </table:table-cell>
          <table:table-cell office:value-type="string" table:style-name="ce12">
            <text:p>requests.exceptions.HTTPError…</text:p>
            <text:p><text:span text:style-name="T8">(</text:span><text:span text:style-name="T2">正常情況下</text:span><text:span text:style-name="T8">,<text:s/></text:span><text:span text:style-name="T2">不會有回傳值</text:span><text:span text:style-name="T8">)</text:span></text:p>
          </table:table-cell>
          <table:table-cell office:value-type="string" table:style-name="ce7">
            <text:p>抓網頁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BeautifulSoup</text:p>
          </table:table-cell>
          <table:table-cell table:style-name="ce6"/>
          <table:table-cell table:style-name="ce8"/>
          <table:table-cell office:value-type="string" table:style-name="ce7">
            <text:p>拆解html標籤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lxml</text:p>
          </table:table-cell>
          <table:table-cell table:style-name="ce6"/>
          <table:table-cell table:style-name="ce8"/>
          <table:table-cell office:value-type="string" table:style-name="ce7">
            <text:p>解析html, xml</text:p>
          </table:table-cell>
          <table:table-cell table:number-columns-repeated="16379"/>
        </table:table-row>
        <table:table-row table:number-rows-repeated="8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random</text:p>
          </table:table-cell>
          <table:table-cell office:value-type="string" table:style-name="ce6">
            <text:p>random.randint(1, 10)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3">
          <table:table-cell/>
          <table:table-cell office:value-type="string" table:style-name="ce7">
            <text:p>import pyperclip</text:p>
          </table:table-cell>
          <table:table-cell office:value-type="string" table:style-name="ce6">
            <text:p>pyperclip.copy()</text:p>
          </table:table-cell>
          <table:table-cell table:style-name="ce8"/>
          <table:table-cell office:value-type="string" table:style-name="ce13">
            <text:p>剪貼簿.copy</text:p>
          </table:table-cell>
          <table:table-cell table:number-columns-repeated="16379"/>
        </table:table-row>
        <table:table-row table:style-name="ro3">
          <table:table-cell/>
          <table:table-cell table:style-name="ce7"/>
          <table:table-cell office:value-type="string" table:style-name="ce6">
            <text:p>pyperclip.paste()</text:p>
          </table:table-cell>
          <table:table-cell table:style-name="ce8"/>
          <table:table-cell office:value-type="string" table:style-name="ce13">
            <text:p>剪貼簿.paste</text:p>
          </table:table-cell>
          <table:table-cell table:number-columns-repeated="16379"/>
        </table:table-row>
        <table:table-row table:number-rows-repeated="4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sqlite3</text:p>
          </table:table-cell>
          <table:table-cell office:value-type="string" table:style-name="ce6">
            <text:p>db = sqlite3.connect("./mydb.sqlite3")</text:p>
            <text:p>db.cursor()</text:p>
            <text:p>cur.execute("CREATE TABLE water(id int, level int);)</text:p>
            <text:p>db.commit()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sqlalchemy</text:p>
          </table:table-cell>
          <table:table-cell table:style-name="ce6"/>
          <table:table-cell table:style-name="ce8"/>
          <table:table-cell office:value-type="string" table:style-name="ce7">
            <text:p>OR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Psycopg</text:p>
          </table:table-cell>
          <table:table-cell table:style-name="ce6"/>
          <table:table-cell table:style-name="ce8"/>
          <table:table-cell office:value-type="string" table:style-name="ce7">
            <text:p>PostgreSQL的python API</text:p>
          </table:table-cell>
          <table:table-cell table:number-columns-repeated="16379"/>
        </table:table-row>
        <table:table-row table:number-rows-repeated="2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/>
          <table:table-cell office:value-type="string" table:style-name="ce7">
            <text:p>import scikit</text:p>
          </table:table-cell>
          <table:table-cell office:value-type="string" table:style-name="ce6">
            <text:p>$ pip install scipy</text:p>
            <text:p>$ pip install sklearn</text:p>
            <text:p>$ from sklearn.preprocessing import MinMaxScaler</text:p>
            <text:p>$ scaler = MinMaxScaler()</text:p>
          </table:table-cell>
          <table:table-cell office:value-type="string" table:style-name="ce8">
            <text:p>老師推薦的機器學習套件</text:p>
          </table:table-cell>
          <table:table-cell office:value-type="string" table:style-name="ce7">
            <text:p>machine learning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office:value-type="string" table:style-name="ce8">
            <text:p>簡易的資料視覺化參考</text:p>
            <text:p>平面google map</text:p>
          </table:table-cell>
          <table:table-cell office:value-type="string" table:style-name="ce7">
            <text:p><text:a xlink:href="https://github.com/python-visualization/folium">https://github.com/python-visualization/folium</text:a></text:p>
          </table:table-cell>
          <table:table-cell table:number-columns-repeated="16379"/>
        </table:table-row>
        <table:table-row table:number-rows-repeated="4"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7">
          <table:table-cell/>
          <table:table-cell office:value-type="string" table:style-name="ce7">
            <text:p>import html</text:p>
          </table:table-cell>
          <table:table-cell office:value-type="string" table:style-name="ce11">
            <text:p>a = "&amp;amp;"</text:p>
            <text:p>b = html.unescape(a)</text:p>
            <text:p>print(b, type(b))</text:p>
          </table:table-cell>
          <table:table-cell office:value-type="string" table:style-name="ce8">
            <text:p>&amp; &lt;class 'str'&gt;</text:p>
          </table:table-cell>
          <table:table-cell office:value-type="string" table:style-name="ce14">
            <text:p>還原html tag</text:p>
            <text:p>可將 &amp;amp; 還原成 &amp; 字串</text:p>
          </table:table-cell>
          <table:table-cell table:number-columns-repeated="16379"/>
        </table:table-row>
        <table:table-row table:style-name="ro1">
          <table:table-cell/>
          <table:table-cell table:style-name="ce7"/>
          <table:table-cell table:style-name="ce6"/>
          <table:table-cell table:style-name="ce8"/>
          <table:table-cell table:style-name="ce7"/>
          <table:table-cell table:number-columns-repeated="16379"/>
        </table:table-row>
        <table:table-row table:style-name="ro8">
          <table:table-cell/>
          <table:table-cell office:value-type="string" table:style-name="ce13">
            <text:p>爬蟲</text:p>
          </table:table-cell>
          <table:table-cell office:value-type="string" table:style-name="ce11">
            <text:p>re.session()</text:p>
            <text:p>res = re.post(…)</text:p>
            <text:p>res2 = re.get(…)</text:p>
          </table:table-cell>
          <table:table-cell office:value-type="string" table:style-name="ce15">
            <text:p>[<text:span text:style-name="T2">爬蟲實戰</text:span>]<text:s/><text:span text:style-name="T2">如何抓取廉價航空的機票價格</text:span><text:s/>–<text:s/><text:span text:style-name="T2">以酷航</text:span><text:span text:style-name="T2"/></text:p>
            <text:p><text:span text:style-name="T2">利用</text:span>session<text:span text:style-name="T2">先post再get</text:span><text:span text:style-name="T2"/></text:p>
            <text:p><text:span text:style-name="T2">get的頁面, 得努力尋找</text:span></text:p>
          </table:table-cell>
          <table:table-cell office:value-type="string" table:style-name="ce16">
            <text:p><text:a xlink:href="https://www.youtube.com/watch?v=gCd3Fh9w3Do&amp;t=260s">https://www.youtube.com/watch?v=gCd3Fh9w3Do&amp;t=260s</text:a>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3">
            <text:p>爬蟲</text:p>
          </table:table-cell>
          <table:table-cell office:value-type="string" table:style-name="ce11">
            <text:p>res = r.get(…)<text:span text:style-name="T2"/></text:p>
            <text:p>data = json.loads(res.text)</text:p>
            <text:p>print(data.keys())</text:p>
          </table:table-cell>
          <table:table-cell office:value-type="string" table:style-name="ce17">
            <text:p>[爬蟲實戰] 如何抓取591租屋網的資訊?</text:p>
            <text:p>r.get() -&gt; json格式資料</text:p>
            <text:p>利用json.loads(res.text)即可解析</text:p>
          </table:table-cell>
          <table:table-cell office:value-type="string" table:style-name="ce16">
            <text:p><text:a xlink:href="https://www.youtube.com/watch?v=zzMRbrOHlrk">https://www.youtube.com/watch?v=zzMRbrOHlrk</text:a></text:p>
          </table:table-cell>
          <table:table-cell table:number-columns-repeated="16379"/>
        </table:table-row>
        <table:table-row table:number-rows-repeated="1048464" table:style-name="ro9">
          <table:table-cell table:number-columns-repeated="16384"/>
        </table:table-row>
      </table:table>
      <table:table table:name="JavaScript" table:style-name="ta2"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20" table:default-cell-style-name="ce1"/>
        <table:table-column table:style-name="co11" table:number-columns-repeated="15361" table:default-cell-style-name="ce1"/>
        <table:table-row table:number-rows-repeated="2" table:style-name="ro1">
          <table:table-cell table:number-columns-repeated="16384"/>
        </table:table-row>
        <table:table-row table:style-name="ro10">
          <table:table-cell office:value-type="float" office:value="1" table:style-name="ce2">
            <text:p>1</text:p>
          </table:table-cell>
          <table:table-cell office:value-type="string" table:style-name="ce2">
            <text:p><text:span text:style-name="T3">JavaScript事件:</text:span><text:span text:style-name="T3"/></text:p>
            <text:p><text:span text:style-name="T3">某事件被啟動的時候, 引發另一個事件</text:span><text:span text:style-name="T3"/></text:p>
            <text:p>ex: 老婆被勾引的時候, 老公不爽</text:p>
          </table:table-cell>
          <table:table-cell table:number-columns-repeated="16382" table:style-name="ce2"/>
        </table:table-row>
        <table:table-row table:style-name="ro11">
          <table:table-cell office:value-type="float" office:value="2" table:style-name="ce2">
            <text:p>2</text:p>
          </table:table-cell>
          <table:table-cell office:value-type="string" table:style-name="ce2">
            <text:p><text:span text:style-name="T2">把上述事件用網頁的角度來解說的話</text:span><text:span text:style-name="T3">,</text:span><text:span text:style-name="T3"/></text:p>
            <text:p><text:span text:style-name="T2">按鈕</text:span><text:span text:style-name="T3">(id="</text:span><text:span text:style-name="T2">老婆</text:span><text:span text:style-name="T3">")</text:span><text:span text:style-name="T2">、</text:span><text:span text:style-name="T3">p</text:span><text:span text:style-name="T2">標籤</text:span><text:span text:style-name="T3">(id="</text:span><text:span text:style-name="T2">老公</text:span><text:span text:style-name="T3">")</text:span><text:span text:style-name="T3"/></text:p>
            <text:p/>
          </table:table-cell>
          <table:table-cell office:value-type="string" table:style-name="ce2">
            <text:p><text:span text:style-name="T3">&lt;html&gt;</text:span><text:span text:style-name="T3"/></text:p>
            <text:p><text:span text:style-name="T3">&lt;body&gt;</text:span><text:span text:style-name="T3"/></text:p>
            <text:p><text:span text:style-name="T3">&lt;p id="老公"&gt;hi, 我是老公. 關注著老婆&lt;/p&gt;</text:span><text:span text:style-name="T3"/></text:p>
            <text:p><text:span text:style-name="T3">&lt;button id="老婆"&gt;hi, 我是老婆. 想勾引(按)我嗎?&lt;/button&gt;</text:span><text:span text:style-name="T3"/></text:p>
            <text:p><text:span text:style-name="T3">&lt;/body&gt;</text:span><text:span text:style-name="T3"/></text:p>
            <text:p><text:span text:style-name="T3">&lt;/html&gt;</text:span><text:span text:style-name="T3"/></text:p>
            <text:p/>
          </table:table-cell>
          <table:table-cell table:number-columns-repeated="16381" table:style-name="ce2"/>
        </table:table-row>
        <table:table-row table:style-name="ro12">
          <table:table-cell table:style-name="ce2"/>
          <table:table-cell office:value-type="string" table:style-name="ce2">
            <text:p>執行過後, 老婆確實被你搔擾了, 老公確實也不爽了....</text:p>
            <text:p/>
            <text:p>但是是不是哪裡怪怪的?</text:p>
            <text:p/>
            <text:p>假設老公人在國外, 老公怎麼知道老婆被人家搔擾了?</text:p>
            <text:p/>
            <text:p>所以右方程式碼, 並不是老婆被搔擾導致老公不爽,</text:p>
            <text:p>而是老公沒事自己在那邊不爽</text:p>
            <text:p/>
            <text:p>所以老公不爽的成就條件是</text:p>
            <text:p>1.老婆被勾引</text:p>
            <text:p>2.老公知道老婆被勾引</text:p>
          </table:table-cell>
          <table:table-cell office:value-type="string" table:style-name="ce2">
            <text:p><text:span text:style-name="T9">&lt;html&gt;</text:span><text:span text:style-name="T9"/></text:p>
            <text:p><text:span text:style-name="T3">&lt;body&gt;</text:span><text:span text:style-name="T3"/></text:p>
            <text:p><text:span text:style-name="T3">&lt;p id="老公"&gt;hi, 我是老公. 關注著老婆&lt;/p&gt;</text:span><text:span text:style-name="T3"/></text:p>
            <text:p><text:span text:style-name="T3">&lt;button id="老婆" onclick="我被搔擾了()"&gt;hi, 我是老婆. 想搔擾(按)我嗎?&lt;/button&gt;</text:span><text:span text:style-name="T3"/></text:p>
            <text:p/>
            <text:p><text:span text:style-name="T10">&lt;script&gt;</text:span><text:span text:style-name="T10"/></text:p>
            <text:p><text:span text:style-name="T9">function 我被搔擾了() {</text:span><text:span text:style-name="T9"/></text:p>
            <text:p><text:span text:style-name="T9">document.getElementById('老婆').innerHTML="我被搔擾了QQ";</text:span><text:span text:style-name="T9"/></text:p>
            <text:p><text:span text:style-name="T9">document.getElementById('老公').innerHTML="林北不爽";</text:span><text:span text:style-name="T9"/></text:p>
            <text:p><text:span text:style-name="T9">}</text:span><text:span text:style-name="T9"/></text:p>
            <text:p><text:span text:style-name="T10">&lt;/script&gt;</text:span><text:span text:style-name="T10"/></text:p>
            <text:p><text:span text:style-name="T3">&lt;/body&gt;</text:span><text:span text:style-name="T3"/></text:p>
            <text:p><text:span text:style-name="T3">&lt;/html&gt;</text:span><text:span text:style-name="T3"/></text:p>
            <text:p/>
          </table:table-cell>
          <table:table-cell table:number-columns-repeated="16381" table:style-name="ce2"/>
        </table:table-row>
        <table:table-row table:style-name="ro13">
          <table:table-cell office:value-type="float" office:value="3" table:style-name="ce2">
            <text:p>3</text:p>
          </table:table-cell>
          <table:table-cell office:value-type="string" table:style-name="ce2">
            <text:p><text:span text:style-name="T3">p標籤(老公)需要隨時監控按鈕(老婆) 是否被勾引</text:span><text:span text:style-name="T3"/></text:p>
            <text:p><text:span text:style-name="T3">所以, 我們加入了</text:span><text:span text:style-name="T10">&lt;script&gt;......&lt;/script&gt;</text:span><text:span text:style-name="T3">的程式碼</text:span><text:span text:style-name="T3"/></text:p>
            <text:p/>
            <text:p/>
            <text:p><text:span text:style-name="T11">紅色部份, 表示老公部下了天羅地網, 正在傾聽老婆被搔擾的事件</text:span><text:span text:style-name="T11"/></text:p>
            <text:p/>
            <text:p><text:span text:style-name="T12">藍色部份</text:span><text:span text:style-name="T12"/></text:p>
            <text:p><text:span text:style-name="T12">老婆被搔擾的事件</text:span><text:span text:style-name="T12"/></text:p>
            <text:p/>
            <text:p><text:span text:style-name="T13">紫色部份</text:span><text:span text:style-name="T13"/></text:p>
            <text:p><text:span text:style-name="T13">老婆被搔擾後, 引發的事件</text:span><text:span text:style-name="T13"/></text:p>
            <text:p/>
            <text:p/>
          </table:table-cell>
          <table:table-cell office:value-type="string" table:style-name="ce38">
            <text:p><text:span text:style-name="T3">&lt;html&gt;</text:span><text:span text:style-name="T3"/></text:p>
            <text:p><text:span text:style-name="T3">&lt;body&gt;</text:span><text:span text:style-name="T3"/></text:p>
            <text:p><text:span text:style-name="T3">&lt;p id="老公"&gt;hi, 我是老公. 關注著老婆&lt;/p&gt;</text:span><text:span text:style-name="T3"/></text:p>
            <text:p><text:span text:style-name="T3">&lt;button id="老婆"&gt;hi, 我是老婆. 想搔擾(按)我嗎?&lt;/button&gt;</text:span><text:span text:style-name="T3"/></text:p>
            <text:p/>
            <text:p><text:span text:style-name="T10">&lt;script&gt;</text:span><text:span text:style-name="T10"/></text:p>
            <text:p><text:span text:style-name="T14">window.addEventListener('load', 關注老婆, false);</text:span><text:span text:style-name="T14"/></text:p>
            <text:p/>
            <text:p><text:span text:style-name="T15">function 關注老婆() {</text:span><text:span text:style-name="T15"/></text:p>
            <text:p><text:span text:style-name="T15">document.getElementById('老婆').onclick=老婆被搔擾了;</text:span><text:span text:style-name="T15"/></text:p>
            <text:p><text:span text:style-name="T15">}</text:span><text:span text:style-name="T15"/></text:p>
            <text:p/>
            <text:p><text:span text:style-name="T9">function 老婆被搔擾了() {</text:span><text:span text:style-name="T9"/></text:p>
            <text:p><text:span text:style-name="T9">document.getElementById('老婆').innerHTML="我被搔擾了QQ";</text:span><text:span text:style-name="T9"/></text:p>
            <text:p><text:span text:style-name="T9">document.getElementById('老公').innerHTML="老婆被搔擾, 林北超不爽";</text:span><text:span text:style-name="T9"/></text:p>
            <text:p><text:span text:style-name="T9">}</text:span><text:span text:style-name="T9"/></text:p>
            <text:p><text:span text:style-name="T10">&lt;/script&gt;</text:span><text:span text:style-name="T10"/></text:p>
            <text:p><text:span text:style-name="T3">&lt;/body&gt;</text:span><text:span text:style-name="T3"/></text:p>
            <text:p><text:span text:style-name="T3">&lt;/html&gt;</text:span></text:p>
          </table:table-cell>
          <table:table-cell table:number-columns-repeated="16381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style-name="ro1">
          <table:table-cell table:style-name="ce2"/>
          <table:table-cell office:value-type="string" table:style-name="ce39">
            <text:p>JS Browser BOM (Browser Object Model)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Window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Screen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Location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History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Navigator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Popup Alert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Timing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39">
            <text:p>JS Cookies</text:p>
          </table:table-cell>
          <table:table-cell table:number-columns-repeated="16382" table:style-name="ce2"/>
        </table:table-row>
        <table:table-row table:number-rows-repeated="1048559" table:style-name="ro1">
          <table:table-cell table:number-columns-repeated="16384"/>
        </table:table-row>
      </table:table>
      <table:table table:name="git" table:style-name="ta2">
        <table:table-column table:style-name="co7" table:default-cell-style-name="ce1"/>
        <table:table-column table:style-name="co19" table:default-cell-style-name="ce18"/>
        <table:table-column table:style-name="co20" table:default-cell-style-name="ce1"/>
        <table:table-column table:style-name="co11" table:number-columns-repeated="16381" table:default-cell-style-name="ce1"/>
        <table:table-row table:number-rows-repeated="2"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config --global user.name "tony cj"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config --global user.email "cool21540125@gmail.co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init</text:p>
          </table:table-cell>
          <table:table-cell office:value-type="string" table:style-name="ce1">
            <text:p>初始化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onfig –list</text:p>
          </table:table-cell>
          <table:table-cell office:value-type="string" table:style-name="ce1">
            <text:p>git設定內容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onfig --global alias.st status</text:p>
            <text:p>$ git config --global alias.co checkout</text:p>
          </table:table-cell>
          <table:table-cell office:value-type="string" table:style-name="ce1">
            <text:p>設定別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add xxx</text:p>
            <text:p>$ git add .</text:p>
            <text:p><text:span text:style-name="T16">$ git add -i xxx (互動式選擇加入)</text:span></text:p>
          </table:table-cell>
          <table:table-cell office:value-type="string" table:style-name="ce1">
            <text:p>將檔案由unstage加入至stag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reset HEAD &lt;filename&gt;</text:p>
          </table:table-cell>
          <table:table-cell office:value-type="string" table:style-name="ce1">
            <text:p>將檔案從stage中移除(取消add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ommit -m "commit message"</text:p>
          </table:table-cell>
          <table:table-cell office:value-type="string" table:style-name="ce1">
            <text:p>提交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ommit –amend xxx</text:p>
          </table:table-cell>
          <table:table-cell office:value-type="string" table:style-name="ce1">
            <text:p>提交上次commit訊息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checkout HEAD .</text:p>
          </table:table-cell>
          <table:table-cell office:value-type="string" table:style-name="ce1">
            <text:p>還原回上一個版本狀態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heckout HEAD ~1 .</text:p>
          </table:table-cell>
          <table:table-cell office:value-type="string" table:style-name="ce1">
            <text:p>把上一個版本的東西搬到現在, 但未進入repositary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heckout -b branch2</text:p>
          </table:table-cell>
          <table:table-cell office:value-type="string" table:style-name="ce1">
            <text:p>直接建立branch2分支, 並且進入branch2</text:p>
          </table:table-cell>
          <table:table-cell table:number-columns-repeated="16381"/>
        </table:table-row>
        <table:table-row table:number-rows-repeated="3" table:style-name="ro1">
          <table:table-cell/>
          <table:table-cell table:style-name="ce18"/>
          <table:table-cell table:number-columns-repeated="16382" table:style-name="ce1"/>
        </table:table-row>
        <table:table-row table:style-name="ro3">
          <table:table-cell/>
          <table:table-cell office:value-type="string" table:style-name="ce18">
            <text:p>$ git remote -v</text:p>
          </table:table-cell>
          <table:table-cell office:value-type="string" table:style-name="ce1">
            <text:p><text:span text:style-name="T2">可以看目前的檔案</text:span>fetch, push<text:span text:style-name="T2">的</text:span><text:s/>Repo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18">
            <text:p>$ git remote show origin</text:p>
          </table:table-cell>
          <table:table-cell office:value-type="string" table:style-name="ce1">
            <text:p><text:span text:style-name="T2">可看目前</text:span><text:s/>Repo<text:span text:style-name="T2">遠端設定</text:span>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3">
          <table:table-cell/>
          <table:table-cell office:value-type="string" table:style-name="ce18">
            <text:p>$ git remote add upstream &lt;&lt;https://………git&gt;&gt;(<text:span text:style-name="T2">別人的</text:span>github)</text:p>
          </table:table-cell>
          <table:table-cell office:value-type="string" table:style-name="ce4">
            <text:p>保持來源追蹤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3">
          <table:table-cell/>
          <table:table-cell office:value-type="string" table:style-name="ce18">
            <text:p>$ git fetch</text:p>
          </table:table-cell>
          <table:table-cell office:value-type="string" table:style-name="ce4">
            <text:p>從已追蹤的所有分支取得異動資料, 預設僅推送到對應的遠端分支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remote add origin git@github.com:<text:span text:style-name="T16">cool21540125</text:span>/<text:span text:style-name="T17">iii</text:span>.git</text:p>
          </table:table-cell>
          <table:table-cell office:value-type="string" table:style-name="ce1">
            <text:p>remote repository位置確認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remote remove origin</text:p>
          </table:table-cell>
          <table:table-cell office:value-type="string" table:style-name="ce1">
            <text:p>刪除origi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push -u origin master</text:p>
          </table:table-cell>
          <table:table-cell office:value-type="string" table:style-name="ce1">
            <text:p>push到遠端</text:p>
          </table:table-cell>
          <table:table-cell table:number-columns-repeated="16381"/>
        </table:table-row>
        <table:table-row table:number-rows-repeated="4"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branch</text:p>
          </table:table-cell>
          <table:table-cell office:value-type="string" table:style-name="ce1">
            <text:p>查看分支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branch tony</text:p>
          </table:table-cell>
          <table:table-cell office:value-type="string" table:style-name="ce1">
            <text:p>增加tony分支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$ git checkout tony</text:p>
          </table:table-cell>
          <table:table-cell office:value-type="string" table:style-name="ce1">
            <text:p>切換至tony分支</text:p>
          </table:table-cell>
          <table:table-cell table:number-columns-repeated="16381"/>
        </table:table-row>
        <table:table-row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office:value-type="string" table:style-name="ce18">
            <text:p>$ git merge &lt;branch&gt;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18">
            <text:p>$ git rebase master</text:p>
          </table:table-cell>
          <table:table-cell office:value-type="string" table:style-name="ce1">
            <text:p><text:span text:style-name="T2">把整串的</text:span>branch, merge<text:span text:style-name="T2">其</text:span>branch<text:span text:style-name="T2">底下</text:span></text:p>
          </table:table-cell>
          <table:table-cell table:number-columns-repeated="16381"/>
        </table:table-row>
        <table:table-row table:number-rows-repeated="3"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/>
          <table:table-cell table:style-name="ce18"/>
          <table:table-cell office:value-type="string" table:style-name="ce1">
            <text:p>GitHub for JIR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java maven</text:p>
          </table:table-cell>
          <table:table-cell office:value-type="string" table:style-name="ce1">
            <text:p>開發玩的java version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8">
            <text:p>github</text:p>
          </table:table-cell>
          <table:table-cell office:value-type="string" table:style-name="ce1">
            <text:p>開發中code的version</text:p>
          </table:table-cell>
          <table:table-cell table:number-columns-repeated="16381"/>
        </table:table-row>
        <table:table-row table:number-rows-repeated="3" table:style-name="ro1">
          <table:table-cell/>
          <table:table-cell table:style-name="ce18"/>
          <table:table-cell table:number-columns-repeated="16382" table:style-name="ce1"/>
        </table:table-row>
        <table:table-row table:style-name="ro1">
          <table:table-cell table:style-name="ce1"/>
          <table:table-cell table:style-name="ce18"/>
          <table:table-cell table:number-columns-repeated="16382" table:style-name="ce1"/>
        </table:table-row>
        <table:table-row table:style-name="ro14">
          <table:table-cell office:value-type="string" table:style-name="ce4">
            <text:p>安全性</text:p>
          </table:table-cell>
          <table:table-cell office:value-type="string" table:style-name="ce19">
            <text:p>--global</text:p>
            <text:p>C:/Users/&lt;user name&gt;/.gitconfig</text:p>
            <text:p>~/.gitconfig</text:p>
            <text:p>~/.gitconfig</text:p>
          </table:table-cell>
          <table:table-cell office:value-type="string" table:style-name="ce2">
            <text:p><text:span text:style-name="T2">在這修改</text:span>,<text:s/><text:span text:style-name="T2">會影響到該使用者的所有</text:span>Repo</text:p>
            <text:p>Windows</text:p>
            <text:p>Linux</text:p>
            <text:p>Mac OS X</text:p>
          </table:table-cell>
          <table:table-cell table:number-columns-repeated="16381" table:style-name="ce1"/>
        </table:table-row>
        <table:table-row table:style-name="ro14">
          <table:table-cell office:value-type="string" table:style-name="ce4">
            <text:p>安全性</text:p>
          </table:table-cell>
          <table:table-cell office:value-type="string" table:style-name="ce19">
            <text:p>--local</text:p>
            <text:p>C:/Users/&lt;user name&gt;/.git/config</text:p>
            <text:p>~/&lt;Repo Dir&gt;/.git/config</text:p>
            <text:p>~/&lt;Repo Dir&gt;/.git/config</text:p>
          </table:table-cell>
          <table:table-cell office:value-type="string" table:style-name="ce2">
            <text:p><text:span text:style-name="T2">在這修改</text:span>,<text:s/><text:span text:style-name="T2">會影響到特定</text:span>Repo</text:p>
            <text:p>Windows</text:p>
            <text:p>Linux</text:p>
            <text:p>Mac OS X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18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18">
            <text:p>$ git config --list --local</text:p>
          </table:table-cell>
          <table:table-cell office:value-type="string" table:style-name="ce1">
            <text:p>Repo<text:span text:style-name="T2">的設定內容</text:span></text:p>
          </table:table-cell>
          <table:table-cell office:value-type="string" table:style-name="ce1">
            <text:p>p74</text:p>
          </table:table-cell>
          <table:table-cell table:number-columns-repeated="16380"/>
        </table:table-row>
        <table:table-row table:number-rows-repeated="1048523" table:style-name="ro15">
          <table:table-cell table:number-columns-repeated="16384"/>
        </table:table-row>
      </table:table>
      <table:table table:name="hadoop" table:style-name="ta3"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1" table:number-columns-repeated="16380" table:default-cell-style-name="ce1"/>
        <table:table-row table:style-name="ro15">
          <table:table-cell table:number-columns-repeated="16384"/>
        </table:table-row>
        <table:table-row table:style-name="ro1">
          <table:table-cell office:value-type="string" table:style-name="ce1">
            <text:p>閒話聊</text:p>
          </table:table-cell>
          <table:table-cell office:value-type="string" table:style-name="ce1">
            <text:p>myfone購物</text:p>
          </table:table-cell>
          <table:table-cell table:style-name="ce1"/>
          <table:table-cell office:value-type="string" table:style-name="ce1">
            <text:p>每個月賠2000萬...</text:p>
          </table:table-cell>
          <table:table-cell table:number-columns-repeated="16380"/>
        </table:table-row>
        <table:table-row table:number-rows-repeated="5" table:style-name="ro15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DP</text:p>
          </table:table-cell>
          <table:table-cell office:value-type="string" table:style-name="ce1">
            <text:p>Hortonworks Data platform</text:p>
          </table:table-cell>
          <table:table-cell office:value-type="string" table:style-name="ce1">
            <text:p>企業級的Hadoop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SDLC</text:p>
          </table:table-cell>
          <table:table-cell office:value-type="string" table:style-name="ce1">
            <text:p>System Development Live Cycle</text:p>
          </table:table-cell>
          <table:table-cell office:value-type="string" table:style-name="ce1">
            <text:p>軟體流程</text:p>
            <text:p>從以往的螺旋式開發, 漸進式開發, 滲透式開發... 慢慢的演變成 敏捷式開發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louder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PC</text:p>
          </table:table-cell>
          <table:table-cell office:value-type="string" table:style-name="ce1">
            <text:p>High-Performance Computing</text:p>
          </table:table-cell>
          <table:table-cell office:value-type="string" table:style-name="ce1">
            <text:p>NVIDIA GPU Tesla系列 (可用來深度學習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PU</text:p>
          </table:table-cell>
          <table:table-cell table:style-name="ce1"/>
          <table:table-cell office:value-type="string" table:style-name="ce1">
            <text:p>Google作的GPU…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affe, Torch, Marvin</text:p>
          </table:table-cell>
          <table:table-cell table:style-name="ce1"/>
          <table:table-cell office:value-type="string" table:style-name="ce1">
            <text:p>深度學習的東西</text:p>
          </table:table-cell>
          <table:table-cell table:number-columns-repeated="16380"/>
        </table:table-row>
        <table:table-row table:number-rows-repeated="1048563" table:style-name="ro15">
          <table:table-cell table:number-columns-repeated="16384"/>
        </table:table-row>
      </table:table>
      <table:table table:name="r" table:style-name="ta3">
        <table:table-column table:style-name="co7" table:number-columns-repeated="2" table:default-cell-style-name="ce1"/>
        <table:table-column table:style-name="co24" table:default-cell-style-name="ce1"/>
        <table:table-column table:style-name="co24" table:default-cell-style-name="ce20"/>
        <table:table-column table:style-name="co24" table:default-cell-style-name="ce1"/>
        <table:table-column table:style-name="co7" table:default-cell-style-name="ce1"/>
        <table:table-column table:style-name="co11" table:number-columns-repeated="16378" table:default-cell-style-name="ce1"/>
        <table:table-row table:number-rows-repeated="2" table:style-name="ro1">
          <table:table-cell/>
          <table:table-cell table:number-columns-repeated="2" table:style-name="ce1"/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table:style-name="ce20"/>
          <table:table-cell office:value-type="string" table:style-name="ce21">
            <text:p><text:span text:style-name="T19">先下載R<text:s/></text:span>http://www.r-project.org/</text:p>
            <text:p><text:span text:style-name="T19">Download, Packages CRAN &gt; (選擇鏡象站台) &gt; (選擇平台) &gt; base &gt; Download R</text:span><text:span text:style-name="T19"/></text:p>
            <text:p/>
            <text:p><text:span text:style-name="T19">再下載R-Studio<text:s/></text:span>http://www.rstudio.com/</text:p>
            <text:p><text:span text:style-name="T19">Powerful IDE for R &gt; Desktop &gt; DOWNLOAD RSTUDIO DESKTOP &gt; Installers (安裝適合的平台)</text:span><text:span text:style-name="T19"/></text:p>
            <text:p/>
            <text:p><text:span text:style-name="T19">再下載R-Commander</text:span><text:span text:style-name="T19"/></text:p>
            <text:p/>
            <text:p><text:span text:style-name="T19">install.packages(“Rcmdr”)</text:span><text:span text:style-name="T19"/></text:p>
            <text:p><text:span text:style-name="T19">先下載</text:span><text:span text:style-name="T19"/></text:p>
            <text:p><text:span text:style-name="T19">install.packages(“Rcpp”)</text:span><text:span text:style-name="T19"/></text:p>
            <text:p><text:span text:style-name="T19">再下載</text:span><text:span text:style-name="T19"/></text:p>
            <text:p><text:span text:style-name="T19">library(Rcmdr)</text:span><text:span text:style-name="T19"/></text:p>
            <text:p><text:span text:style-name="T19">使用R Commander套件</text:span>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<text:span text:style-name="T20">vector</text:span><text:span text:style-name="T20"/></text:p>
            <text:p><text:span text:style-name="T20">Matrix</text:span><text:span text:style-name="T20"/></text:p>
            <text:p><text:span text:style-name="T20">Factor</text:span><text:span text:style-name="T20"/></text:p>
            <text:p><text:span text:style-name="T21">DataFrame</text:span><text:span text:style-name="T21"/></text:p>
            <text:p><text:span text:style-name="T21">List</text:span></text:p>
          </table:table-cell>
          <table:table-cell office:value-type="string" table:style-name="ce20">
            <text:p>R <text:s text:c="3"/>資料型態</text:p>
          </table:table-cell>
          <table:table-cell office:value-type="string" table:style-name="ce1">
            <text:p><text:span text:style-name="T20">atomic object</text:span><text:span text:style-name="T20"/></text:p>
            <text:p/>
            <text:p/>
            <text:p><text:span text:style-name="T21">recursive object</text:span><text:span text:style-name="T21"/></text:p>
            <text:p/>
          </table:table-cell>
          <table:table-cell table:number-columns-repeated="16379"/>
        </table:table-row>
        <table:table-row table:number-rows-repeated="3"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table:style-name="ce20"/>
          <table:table-cell office:value-type="string" table:style-name="ce22">
            <text:p><text:span text:style-name="T22">基本設定 &gt; R功能表 &gt; Tools &gt; Global Options &gt; Global選項設定</text:span>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table:style-name="ce20"/>
          <table:table-cell table:style-name="ce22"/>
          <table:table-cell table:number-columns-repeated="16379"/>
        </table:table-row>
        <table:table-row table:style-name="ro1">
          <table:table-cell/>
          <table:table-cell office:value-type="string" table:style-name="ce21">
            <text:p>hotKey</text:p>
          </table:table-cell>
          <table:table-cell office:value-type="string" table:style-name="ce21">
            <text:p>Alt + -</text:p>
          </table:table-cell>
          <table:table-cell table:style-name="ce23"/>
          <table:table-cell office:value-type="string" table:style-name="ce21">
            <text:p>產生 &lt;- <text:s/>(快速指派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1">
            <text:p>hotKey</text:p>
          </table:table-cell>
          <table:table-cell office:value-type="string" table:style-name="ce21">
            <text:p>Ctrl + l</text:p>
          </table:table-cell>
          <table:table-cell table:style-name="ce23"/>
          <table:table-cell office:value-type="string" table:style-name="ce21">
            <text:p>clear command區塊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1">
            <text:p>hotKey</text:p>
          </table:table-cell>
          <table:table-cell office:value-type="string" table:style-name="ce21">
            <text:p>Ctrl + 1</text:p>
          </table:table-cell>
          <table:table-cell table:style-name="ce23"/>
          <table:table-cell office:value-type="string" table:style-name="ce21">
            <text:p>切換至Edito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1">
            <text:p>hotKey</text:p>
          </table:table-cell>
          <table:table-cell office:value-type="string" table:style-name="ce21">
            <text:p>Ctrl + 2</text:p>
          </table:table-cell>
          <table:table-cell table:style-name="ce23"/>
          <table:table-cell office:value-type="string" table:style-name="ce21">
            <text:p>切換至Console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21"/>
          <table:table-cell table:style-name="ce23"/>
          <table:table-cell table:style-name="ce21"/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table:style-name="ce20"/>
          <table:table-cell table:style-name="ce22"/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20"/>
          <table:table-cell office:value-type="string" table:style-name="ce24">
            <text:p>型態強度</text:p>
            <text:p>Character &gt; Complex &gt; numeric &gt; logical</text:p>
          </table:table-cell>
          <table:table-cell table:number-columns-repeated="16379"/>
        </table:table-row>
        <table:table-row table:number-rows-repeated="4" table:style-name="ro1">
          <table:table-cell table:number-columns-repeated="2"/>
          <table:table-cell table:style-name="ce1"/>
          <table:table-cell table:style-name="ce20"/>
          <table:table-cell table:style-name="ce24"/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20"/>
          <table:table-cell table:style-name="ce22"/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20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library('car')</text:p>
          </table:table-cell>
          <table:table-cell table:style-name="ce20"/>
          <table:table-cell office:value-type="string" table:style-name="ce1">
            <text:p>import car套件</text:p>
            <text:p>or</text:p>
            <text:p>rstudio &gt; 點選Packages標籤 &gt; 點選ca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help(package='base')</text:p>
          </table:table-cell>
          <table:table-cell table:style-name="ce20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?base:sum</text:p>
          </table:table-cell>
          <table:table-cell table:style-name="ce20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?sum</text:p>
          </table:table-cell>
          <table:table-cell table:style-name="ce20"/>
          <table:table-cell office:value-type="string" table:style-name="ce1">
            <text:p>不知道哪個套件有哪個function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??sum</text:p>
          </table:table-cell>
          <table:table-cell table:style-name="ce20"/>
          <table:table-cell office:value-type="string" table:style-name="ce1">
            <text:p>到說明書全文檢索相關的說明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ata(iris)</text:p>
          </table:table-cell>
          <table:table-cell table:style-name="ce20"/>
          <table:table-cell office:value-type="string" table:style-name="ce1">
            <text:p>import iris資料集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ata()</text:p>
          </table:table-cell>
          <table:table-cell table:style-name="ce20"/>
          <table:table-cell office:value-type="string" table:style-name="ce1">
            <text:p>可以看到現在可以使用哪些範例資料集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emo()</text:p>
          </table:table-cell>
          <table:table-cell table:style-name="ce20"/>
          <table:table-cell office:value-type="string" table:style-name="ce1">
            <text:p>可以看範例程式馬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ls()</text:p>
          </table:table-cell>
          <table:table-cell table:style-name="ce20"/>
          <table:table-cell office:value-type="string" table:style-name="ce1">
            <text:p>當前環境下的變數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rm(a)</text:p>
          </table:table-cell>
          <table:table-cell table:style-name="ce20"/>
          <table:table-cell office:value-type="string" table:style-name="ce1">
            <text:p>清除a變數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str(iris)</text:p>
          </table:table-cell>
          <table:table-cell table:style-name="ce20"/>
          <table:table-cell office:value-type="string" table:style-name="ce1">
            <text:p>查看iris的資料結構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class(iris)</text:p>
          </table:table-cell>
          <table:table-cell office:value-type="string" table:style-name="ce20">
            <text:p>data.frame</text:p>
          </table:table-cell>
          <table:table-cell office:value-type="string" table:style-name="ce1">
            <text:p>查看iris的資料型態(R裡面的型態)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typeof(iris)</text:p>
          </table:table-cell>
          <table:table-cell office:value-type="string" table:style-name="ce20">
            <text:p>list</text:p>
          </table:table-cell>
          <table:table-cell office:value-type="string" table:style-name="ce1">
            <text:p>查看iris的資料型態(在記憶體裡面被如何儲存)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11 %% 2</text:p>
          </table:table-cell>
          <table:table-cell office:value-type="float" office:value="1" table:style-name="ce20">
            <text:p>1</text:p>
          </table:table-cell>
          <table:table-cell office:value-type="string" table:style-name="ce1">
            <text:p>取餘數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a &lt;- b &lt;- 6</text:p>
          </table:table-cell>
          <table:table-cell table:style-name="ce20"/>
          <table:table-cell office:value-type="string" table:style-name="ce1">
            <text:p><text:s/>b = 6, a = 6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assign('hi' , 8)</text:p>
          </table:table-cell>
          <table:table-cell table:style-name="ce20"/>
          <table:table-cell office:value-type="string" table:style-name="ce1">
            <text:p><text:s/>hi = 8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x &lt;- c(2, 5)</text:p>
            <text:p>class(x)</text:p>
          </table:table-cell>
          <table:table-cell office:value-type="string" table:style-name="ce20">
            <text:p>"numeric"</text:p>
          </table:table-cell>
          <table:table-cell office:value-type="string" table:style-name="ce1">
            <text:p>隱含x為vector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q()</text:p>
          </table:table-cell>
          <table:table-cell table:style-name="ce20"/>
          <table:table-cell office:value-type="string" table:style-name="ce1">
            <text:p>quit R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help(package = 'base')</text:p>
          </table:table-cell>
          <table:table-cell table:style-name="ce20"/>
          <table:table-cell office:value-type="string" table:style-name="ce1">
            <text:p>觀察base套件文件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?base::sum</text:p>
          </table:table-cell>
          <table:table-cell table:style-name="ce20"/>
          <table:table-cell office:value-type="string" table:style-name="ce1">
            <text:p>觀察功能說明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help.search('sum')</text:p>
          </table:table-cell>
          <table:table-cell table:style-name="ce20"/>
          <table:table-cell office:value-type="string" table:style-name="ce1">
            <text:p>搜尋說明功能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x &lt;- c(1, 2, NA)</text:p>
            <text:p>y &lt;- sum(x, na.rm = T)</text:p>
          </table:table-cell>
          <table:table-cell office:value-type="float" office:value="3" table:style-name="ce20">
            <text:p>3</text:p>
          </table:table-cell>
          <table:table-cell office:value-type="string" table:style-name="ce1">
            <text:p>計算時, 忽略missing data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1">
            <text:p>seq(1, 5, by = 3)</text:p>
            <text:p>seq(1, 5, 3)</text:p>
            <text:p>seq(1, 5, length = 3)</text:p>
          </table:table-cell>
          <table:table-cell office:value-type="string" table:style-name="ce20">
            <text:p>[1] 1 4</text:p>
            <text:p>[1] 1 4</text:p>
            <text:p>[1] 1 3 5</text:p>
          </table:table-cell>
          <table:table-cell office:value-type="string" table:style-name="ce1">
            <text:p>seq的使用細則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office:value-type="string" table:style-name="ce1">
            <text:p>mm &lt;- matrix(1:6, byrow = T, ncol = 2)</text:p>
          </table:table-cell>
          <table:table-cell office:value-type="string" table:style-name="ce20">
            <text:p>[,1] [,2]</text:p>
            <text:p>[1,] 1 2</text:p>
            <text:p>[2,] 3 4</text:p>
            <text:p>[3,] 5 6</text:p>
          </table:table-cell>
          <table:table-cell office:value-type="string" table:style-name="ce1">
            <text:p>產生matri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office:value-type="string" table:style-name="ce1">
            <text:p>rowSums(mm)</text:p>
            <text:p>colSums(mm)</text:p>
          </table:table-cell>
          <table:table-cell office:value-type="string" table:style-name="ce20">
            <text:p>[1] 3 7 11</text:p>
            <text:p>[1] 9 12</text:p>
          </table:table-cell>
          <table:table-cell office:value-type="string" table:style-name="ce1">
            <text:p>矩陣欄位加總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office:value-type="string" table:style-name="ce1">
            <text:p>m1 = matrix(1:4, byrow=TRUE, nrow=2)</text:p>
            <text:p>m2 = matrix(5:8, byrow=TRUE, nrow=2)</text:p>
            <text:p>m1 %*% m2</text:p>
          </table:table-cell>
          <table:table-cell office:value-type="string" table:style-name="ce20">
            <text:p>[,1] [,2]</text:p>
            <text:p>[1,] 19 22</text:p>
            <text:p>[2,] 43 50</text:p>
          </table:table-cell>
          <table:table-cell office:value-type="string" table:style-name="ce1">
            <text:p>矩陣乘積</text:p>
          </table:table-cell>
          <table:table-cell office:value-type="string" table:style-name="ce1">
            <text:p>p4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ta Frame</text:p>
          </table:table-cell>
          <table:table-cell office:value-type="string" table:style-name="ce1">
            <text:p>data(iris)</text:p>
            <text:p>iris[, c('Sepal.Length']</text:p>
            <text:p>iris$Sepal.Length</text:p>
          </table:table-cell>
          <table:table-cell table:style-name="ce20"/>
          <table:table-cell office:value-type="string" table:style-name="ce1">
            <text:p>兩者相同, 都是取出dataFrame的Sepal.Length欄位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range()</text:p>
          </table:table-cell>
          <table:table-cell table:style-name="ce20"/>
          <table:table-cell office:value-type="string" table:style-name="ce1">
            <text:p>全距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ata Frame</text:p>
          </table:table-cell>
          <table:table-cell office:value-type="string" table:style-name="ce1">
            <text:p>A %in% B</text:p>
          </table:table-cell>
          <table:table-cell table:style-name="ce20"/>
          <table:table-cell office:value-type="string" table:style-name="ce1">
            <text:p>B有沒有在A(factor)裡面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felse( &lt;condition&gt;, (True) doThis , (False) doThis)</text:p>
          </table:table-cell>
          <table:table-cell table:style-name="ce20"/>
          <table:table-cell table:number-columns-repeated="16380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dplyr</text:p>
          </table:table-cell>
          <table:table-cell table:style-name="ce1"/>
          <table:table-cell table:style-name="ce20"/>
          <table:table-cell office:value-type="string" table:style-name="ce1">
            <text:p>可以做ETL的套件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twd()</text:p>
          </table:table-cell>
          <table:table-cell table:style-name="ce20"/>
          <table:table-cell office:value-type="string" table:style-name="ce1">
            <text:p>抓出目前位置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etwd('pg/r/data')</text:p>
          </table:table-cell>
          <table:table-cell table:style-name="ce20"/>
          <table:table-cell office:value-type="string" table:style-name="ce1">
            <text:p>設定目前路徑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est.data &lt;- read.csv('2330.csv', header = T)</text:p>
          </table:table-cell>
          <table:table-cell table:style-name="ce20"/>
          <table:table-cell office:value-type="string" table:style-name="ce1">
            <text:p>讀取csv檔案</text:p>
          </table:table-cell>
          <table:table-cell table:number-columns-repeated="16379" table:style-name="ce1"/>
        </table:table-row>
        <table:table-row table:number-rows-repeated="2"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apply</text:p>
          </table:table-cell>
          <table:table-cell table:style-name="ce1"/>
          <table:table-cell table:style-name="ce20"/>
          <table:table-cell office:value-type="string" table:style-name="ce1">
            <text:p>對matrix作用</text:p>
          </table:table-cell>
          <table:table-cell office:value-type="string" table:style-name="ce1">
            <text:p>p7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apply</text:p>
          </table:table-cell>
          <table:table-cell table:style-name="ce1"/>
          <table:table-cell table:style-name="ce20"/>
          <table:table-cell office:value-type="string" table:style-name="ce1">
            <text:p>對list, data frame作用, return list</text:p>
          </table:table-cell>
          <table:table-cell office:value-type="string" table:style-name="ce1">
            <text:p>p7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apply</text:p>
          </table:table-cell>
          <table:table-cell table:style-name="ce1"/>
          <table:table-cell table:style-name="ce20"/>
          <table:table-cell office:value-type="string" table:style-name="ce1">
            <text:p>對list, data frame作用, return vector</text:p>
          </table:table-cell>
          <table:table-cell office:value-type="string" table:style-name="ce1">
            <text:p>p7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apply</text:p>
          </table:table-cell>
          <table:table-cell office:value-type="string" table:style-name="ce20">
            <text:p>x -&gt; c(80, 70, 50, 90, 80, 40)</text:p>
            <text:p>t -&gt; c(1, 1, 2, 1, 1, 2)</text:p>
            <text:p>tapply(x, t, mean)</text:p>
          </table:table-cell>
          <table:table-cell office:value-type="string" table:style-name="ce20">
            <text:p>1 2</text:p>
            <text:p>77.5 58.0</text:p>
          </table:table-cell>
          <table:table-cell office:value-type="string" table:style-name="ce1">
            <text:p>對vector作用, by 資料組別</text:p>
          </table:table-cell>
          <table:table-cell office:value-type="string" table:style-name="ce1">
            <text:p>p78</text:p>
          </table:table-cell>
          <table:table-cell table:number-columns-repeated="16378"/>
        </table:table-row>
        <table:table-row table:number-rows-repeated="2"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hist</text:p>
            <text:p>barplot</text:p>
          </table:table-cell>
          <table:table-cell table:style-name="ce20"/>
          <table:table-cell office:value-type="string" table:style-name="ce1">
            <text:p>連續行資料 直方圖</text:p>
            <text:p>間段形資料</text:p>
          </table:table-cell>
          <table:table-cell office:value-type="string" table:style-name="ce1">
            <text:p>p93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20"/>
          <table:table-cell office:value-type="string" table:style-name="ce1">
            <text:p>母體變異數 var(X) = ( sum( Xi – mu ) ^ 2 ) / N</text:p>
            <text:p>樣本變異數 var(X) = ( sum( Xi – Xbar ) ^ 2 ) / ( n – 1 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dpq分配</text:p>
          </table:table-cell>
          <table:table-cell office:value-type="string" table:style-name="ce1">
            <text:p>r : 取樣</text:p>
            <text:p>d : 機率分配高度</text:p>
            <text:p>p : 累積機率</text:p>
            <text:p>q : 累積機率的反函數</text:p>
          </table:table-cell>
          <table:table-cell table:style-name="ce20"/>
          <table:table-cell office:value-type="string" table:style-name="ce1">
            <text:p>[rdpq]+分配模式</text:p>
            <text:p>Ex:rbinom</text:p>
          </table:table-cell>
          <table:table-cell office:value-type="string" table:style-name="ce1">
            <text:p>p125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s.numeric("&lt;string&gt;")</text:p>
          </table:table-cell>
          <table:table-cell table:style-name="ce20"/>
          <table:table-cell office:value-type="string" table:style-name="ce1">
            <text:p>字串轉數值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table:style-name="ce20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mes(churnTrain) %in% c("state", "area_code", "account_length")</text:p>
          </table:table-cell>
          <table:table-cell office:value-type="string" table:style-name="ce20">
            <text:p>[1] TRUE TRUE TRUE FALSE FALSE FALSE FALSE FALSE FALSE FALSE</text:p>
            <text:p>[11] FALSE FALSE FALSE FALSE FALSE FALSE FALSE FALSE FALSE FALSE</text:p>
          </table:table-cell>
          <table:table-cell office:value-type="string" table:style-name="ce1">
            <text:p>%in% 欄位包含</text:p>
            <text:p>欄位屬性是否包含在資料集裡面</text:p>
          </table:table-cell>
          <table:table-cell office:value-type="string" table:style-name="ce1">
            <text:p>20170523.Rmd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sample(1:2, size=nrow(churnTrain), replace=T, prob=c(0.7, 0.3))</text:p>
          </table:table-cell>
          <table:table-cell table:style-name="ce20"/>
          <table:table-cell office:value-type="string" table:style-name="ce1">
            <text:p>訓練集, 測試集</text:p>
            <text:p>sampling組別劃分</text:p>
          </table:table-cell>
          <table:table-cell office:value-type="string" table:style-name="ce1">
            <text:p>20170523.Rmd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hurn.rp&lt;-rpart(churn ~ ., data=trainset)</text:p>
          </table:table-cell>
          <table:table-cell table:style-name="ce20"/>
          <table:table-cell office:value-type="string" table:style-name="ce1">
            <text:p>~ . 代表~左邊變數以外的所有變數</text:p>
            <text:p/>
          </table:table-cell>
          <table:table-cell office:value-type="string" table:style-name="ce1">
            <text:p>20170523.Rmd</text:p>
          </table:table-cell>
          <table:table-cell table:number-columns-repeated="16378"/>
        </table:table-row>
        <table:table-row table:number-rows-repeated="1048500" table:style-name="ro15">
          <table:table-cell table:number-columns-repeated="16384"/>
        </table:table-row>
      </table:table>
      <table:table table:name="SQL" table:style-name="ta3">
        <table:table-column table:style-name="co25" table:default-cell-style-name="ce18"/>
        <table:table-column table:style-name="co26" table:default-cell-style-name="ce25"/>
        <table:table-column table:style-name="co27" table:default-cell-style-name="ce18"/>
        <table:table-column table:style-name="co26" table:default-cell-style-name="ce18"/>
        <table:table-column table:style-name="co25" table:number-columns-repeated="1019" table:default-cell-style-name="ce18"/>
        <table:table-column table:style-name="co11" table:default-cell-style-name="ce18"/>
        <table:table-column table:style-name="co11" table:number-columns-repeated="15360" table:default-cell-style-name="ce1"/>
        <table:table-row table:style-name="ro3">
          <table:table-cell table:style-name="ce18"/>
          <table:table-cell office:value-type="string" table:style-name="ce25">
            <text:p>指令</text:p>
          </table:table-cell>
          <table:table-cell office:value-type="string" table:style-name="ce18">
            <text:p>功能</text:p>
          </table:table-cell>
          <table:table-cell office:value-type="string" table:style-name="ce18">
            <text:p>備註</text:p>
          </table:table-cell>
          <table:table-cell office:value-type="string" table:style-name="ce18">
            <text:p>日期</text:p>
          </table:table-cell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 DISTINCT</text:span><text:span text:style-name="T25"><text:s/>*</text:span><text:span text:style-name="T25"/></text:p>
            <text:p><text:span text:style-name="T26">FROM</text:span><text:span text:style-name="T27"><text:s/></text:span><text:span text:style-name="T28">sys.dm_exec_connections</text:span><text:span text:style-name="T28"/></text:p>
            <text:p><text:span text:style-name="T24">WHERE</text:span><text:span text:style-name="T25"><text:s/>net_transport =<text:s/></text:span><text:span text:style-name="T29">'TCP'</text:span></text:p>
          </table:table-cell>
          <table:table-cell office:value-type="string" table:style-name="ce18">
            <text:p>SELECT 有誰在資料庫裡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[T]</text:span><text:span text:style-name="T25"/></text:p>
            <text:p><text:span text:style-name="T26">FOR XML AUTO</text:span><text:span text:style-name="T27">,<text:s/></text:span><text:span text:style-name="T26">ROOT</text:span><text:span text:style-name="T27">(</text:span><text:span text:style-name="T30">'[root_name]'</text:span><text:span text:style-name="T27">)</text:span></text:p>
          </table:table-cell>
          <table:table-cell office:value-type="string" table:style-name="ce18">
            <text:p>SELECT XML方式呈現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USE</text:span><text:span text:style-name="T25"><text:s/>master</text:span><text:span text:style-name="T25"/></text:p>
            <text:p><text:span text:style-name="T31">SELECT</text:span><text:span text:style-name="T25"><text:s/>*<text:s/></text:span><text:span text:style-name="T31">FROM</text:span><text:span text:style-name="T32"><text:s/></text:span><text:span text:style-name="T33">sys.database</text:span></text:p>
          </table:table-cell>
          <table:table-cell office:value-type="string" table:style-name="ce18">
            <text:p>SELECT 現有DATABASE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7">
            <text:p><text:span text:style-name="T26">SELECT</text:span><text:span text:style-name="T27"><text:s/>1/3</text:span><text:span text:style-name="T27"/></text:p>
            <text:p><text:span text:style-name="T26">SELECT</text:span><text:span text:style-name="T27"><text:s/>1/3.0</text:span><text:span text:style-name="T27"/></text:p>
            <text:p><text:span text:style-name="T26">SELECT CAST</text:span><text:span text:style-name="T27">(1<text:s/></text:span><text:span text:style-name="T26">AS</text:span><text:span text:style-name="T34"><text:s/></text:span><text:span text:style-name="T26">FLOAT</text:span><text:span text:style-name="T27">) /3</text:span></text:p>
          </table:table-cell>
          <table:table-cell office:value-type="string" table:style-name="ce18">
            <text:p>SELECT 小數</text:p>
          </table:table-cell>
          <table:table-cell office:value-type="string" table:style-name="ce19">
            <text:p>0</text:p>
            <text:p>0.333333</text:p>
            <text:p>0.333333333</text:p>
          </table:table-cell>
          <table:table-cell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35"><text:s/></text:span><text:span text:style-name="T36">GETDATE</text:span><text:span text:style-name="T25">()</text:span><text:span text:style-name="T25"/></text:p>
            <text:p><text:span text:style-name="T24">SELECT</text:span><text:span text:style-name="T35"><text:s/></text:span><text:span text:style-name="T36">GETUTCDATE</text:span><text:span text:style-name="T25">()</text:span></text:p>
          </table:table-cell>
          <table:table-cell office:value-type="string" table:style-name="ce19">
            <text:p>SELECT 時間(Taipei, London)</text:p>
          </table:table-cell>
          <table:table-cell table:style-name="ce19"/>
          <table:table-cell table:style-name="ce1"/>
          <table:table-cell table:number-columns-repeated="16379"/>
        </table:table-row>
        <table:table-row table:style-name="ro17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DECLARE</text:span><text:span text:style-name="T25"><text:s/>@i<text:s/></text:span><text:span text:style-name="T24">INT</text:span><text:span text:style-name="T25"><text:s/>=1</text:span><text:span text:style-name="T25"/></text:p>
            <text:p><text:span text:style-name="T24">WHILE</text:span><text:span text:style-name="T25"><text:s/>@i=3</text:span><text:span text:style-name="T25"/></text:p>
            <text:p><text:span text:style-name="T24">BEGIN</text:span><text:span text:style-name="T24"/></text:p>
            <text:p><text:span text:style-name="T24">SELECT</text:span><text:span text:style-name="T25"><text:s/></text:span><text:span text:style-name="T37">GETDATE</text:span><text:span text:style-name="T25">()</text:span><text:span text:style-name="T25"/></text:p>
            <text:p><text:span text:style-name="T24">SET</text:span><text:span text:style-name="T25"><text:s/>@i+=1</text:span><text:span text:style-name="T25"/></text:p>
            <text:p><text:span text:style-name="T24">END</text:span></text:p>
          </table:table-cell>
          <table:table-cell office:value-type="string" table:style-name="ce18">
            <text:p>迴圈</text:p>
          </table:table-cell>
          <table:table-cell table:number-columns-repeated="2" table:style-name="ce1"/>
          <table:table-cell table:number-columns-repeated="16379"/>
        </table:table-row>
        <table:table-row table:style-name="ro18">
          <table:table-cell office:value-type="string" table:style-name="ce18">
            <text:p>ssms</text:p>
          </table:table-cell>
          <table:table-cell office:value-type="string" table:style-name="ce26">
            <text:p>中文字查萬國碼、萬國碼反查中文字----------</text:p>
            <text:p><text:span text:style-name="T24">SELECT</text:span><text:span text:style-name="T25"><text:s/></text:span><text:span text:style-name="T36">UNICODE</text:span><text:span text:style-name="T25">(N'堃')</text:span><text:span text:style-name="T25"/></text:p>
            <text:p><text:span text:style-name="T24">SELECT</text:span><text:span text:style-name="T25"><text:s/></text:span><text:span text:style-name="T26">NCHAR</text:span><text:span text:style-name="T25">(22531)</text:span><text:span text:style-name="T25"/></text:p>
            <text:p><text:span text:style-name="T25">--得到「22531」「堃」</text:span><text:span text:style-name="T25"/></text:p>
            <text:p><text:span text:style-name="T25">--若不加上「N」的話</text:span><text:span text:style-name="T25"/></text:p>
            <text:p><text:span text:style-name="T24">SELECT</text:span><text:span text:style-name="T25"><text:s/></text:span><text:span text:style-name="T36">UNICODE</text:span><text:span text:style-name="T25">('堃')</text:span><text:span text:style-name="T25"/></text:p>
            <text:p><text:span text:style-name="T24">SELECT</text:span><text:span text:style-name="T25"><text:s/></text:span><text:span text:style-name="T26">CHAR</text:span><text:span text:style-name="T25">(22531)</text:span><text:span text:style-name="T25"/></text:p>
            <text:p><text:span text:style-name="T25">--得到「63」「NULL」</text:span></text:p>
          </table:table-cell>
          <table:table-cell office:value-type="string" table:style-name="ce18">
            <text:p>萬國碼</text:p>
          </table:table-cell>
          <table:table-cell table:number-columns-repeated="2" table:style-name="ce1"/>
          <table:table-cell table:number-columns-repeated="16379"/>
        </table:table-row>
        <table:table-row table:style-name="ro19">
          <table:table-cell office:value-type="string" table:style-name="ce18">
            <text:p>ssms</text:p>
          </table:table-cell>
          <table:table-cell office:value-type="string" table:style-name="ce28">
            <text:p><text:span text:style-name="T24">USE</text:span><text:span text:style-name="T25"><text:s/>[巨匠職缺]</text:span><text:span text:style-name="T25"/></text:p>
            <text:p><text:span text:style-name="T25">GO</text:span><text:span text:style-name="T25"/></text:p>
            <text:p/>
            <text:p><text:span text:style-name="T24">SELECT</text:span><text:span text:style-name="T24"/></text:p>
            <text:p><text:span text:style-name="T25">[姓名],</text:span><text:span text:style-name="T25"/></text:p>
            <text:p><text:span text:style-name="T25">[身分證],</text:span><text:span text:style-name="T25"/></text:p>
            <text:p><text:span text:style-name="T25">[專長],</text:span><text:span text:style-name="T25"/></text:p>
            <text:p><text:span text:style-name="T25">[學歷],</text:span><text:span text:style-name="T25"/></text:p>
            <text:p><text:span text:style-name="T24">CASE</text:span><text:span text:style-name="T25"><text:s/>[學歷]</text:span><text:span text:style-name="T25"/></text:p>
            <text:p><text:span text:style-name="T24">WHEN</text:span><text:span text:style-name="T25"><text:s/>'</text:span><text:span text:style-name="T29">PHD</text:span><text:span text:style-name="T25">'<text:s/></text:span><text:span text:style-name="T24">THEN</text:span><text:span text:style-name="T25"><text:s/>'</text:span><text:span text:style-name="T29">博士</text:span><text:span text:style-name="T25">'</text:span><text:span text:style-name="T25"/></text:p>
            <text:p><text:span text:style-name="T24">WHEN</text:span><text:span text:style-name="T25"><text:s/>'</text:span><text:span text:style-name="T29">BA</text:span><text:span text:style-name="T25">'<text:s/></text:span><text:span text:style-name="T24">THEN</text:span><text:span text:style-name="T25"><text:s/>'</text:span><text:span text:style-name="T29">碩士</text:span><text:span text:style-name="T25">'</text:span><text:span text:style-name="T25"/></text:p>
            <text:p><text:span text:style-name="T24">WHEN</text:span><text:span text:style-name="T25"><text:s/>'</text:span><text:span text:style-name="T29">Master</text:span><text:span text:style-name="T25">'<text:s/></text:span><text:span text:style-name="T24">THEN</text:span><text:span text:style-name="T25"><text:s/>'</text:span><text:span text:style-name="T29">大學</text:span><text:span text:style-name="T25">'</text:span><text:span text:style-name="T25"/></text:p>
            <text:p><text:span text:style-name="T24">ELSE</text:span><text:span text:style-name="T25"><text:s/>[學歷]</text:span><text:span text:style-name="T25"/></text:p>
            <text:p><text:span text:style-name="T24">END</text:span><text:span text:style-name="T25"><text:s/></text:span><text:span text:style-name="T24">AS</text:span><text:span text:style-name="T25"><text:s/>[中文學歷],</text:span><text:span text:style-name="T25"/></text:p>
            <text:p><text:span text:style-name="T25">[經驗]</text:span><text:span text:style-name="T25"/></text:p>
            <text:p><text:span text:style-name="T24">CASE</text:span><text:span text:style-name="T24"/></text:p>
            <text:p><text:span text:style-name="T24">WHEN</text:span><text:span text:style-name="T25"><text:s/>[學歷]<text:s/></text:span><text:span text:style-name="T24">IN</text:span><text:span text:style-name="T25"><text:s/>('</text:span><text:span text:style-name="T29">PHD</text:span><text:span text:style-name="T25">')<text:s/></text:span><text:span text:style-name="T24">THEN</text:span><text:span text:style-name="T25"><text:s/>10</text:span><text:span text:style-name="T25"/></text:p>
            <text:p><text:span text:style-name="T24">WHEN</text:span><text:span text:style-name="T25"><text:s/>[學歷]<text:s/></text:span><text:span text:style-name="T24">IN</text:span><text:span text:style-name="T25"><text:s/>('</text:span><text:span text:style-name="T29">BA</text:span><text:span text:style-name="T25">')<text:s/></text:span><text:span text:style-name="T24">THEN</text:span><text:span text:style-name="T25"><text:s/>5</text:span><text:span text:style-name="T25"/></text:p>
            <text:p><text:span text:style-name="T24">WHEN</text:span><text:span text:style-name="T25"><text:s/>[學歷]<text:s/></text:span><text:span text:style-name="T24">IN</text:span><text:span text:style-name="T25"><text:s/>('</text:span><text:span text:style-name="T29">Master</text:span><text:span text:style-name="T25">')<text:s/></text:span><text:span text:style-name="T24">THEN</text:span><text:span text:style-name="T25"><text:s/>3</text:span><text:span text:style-name="T25"/></text:p>
            <text:p><text:span text:style-name="T24">ELSE</text:span><text:span text:style-name="T25"><text:s/>0</text:span><text:span text:style-name="T25"/></text:p>
            <text:p><text:span text:style-name="T24">END</text:span><text:span text:style-name="T24"/></text:p>
            <text:p><text:span text:style-name="T24">AS</text:span><text:span text:style-name="T25"><text:s/>[加薪比例],</text:span><text:span text:style-name="T25"/></text:p>
            <text:p><text:span text:style-name="T25">[可用]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GO</text:span></text:p>
          </table:table-cell>
          <table:table-cell office:value-type="string" table:style-name="ce27">
            <text:p><text:span text:style-name="T27">使用CASE WHEN 來增加欄位</text:span><text:span text:style-name="T27"/></text:p>
            <text:p><text:span text:style-name="T26">SELECT</text:span><text:span text:style-name="T27"><text:s/>+</text:span><text:span text:style-name="T26"><text:s/>CASE WHEN</text:span>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 TOP</text:span><text:span text:style-name="T25">(1)<text:s/></text:span><text:span text:style-name="T24">FROM</text:span><text:span text:style-name="T25"><text:s/>[T]</text:span><text:span text:style-name="T25"/></text:p>
            <text:p><text:span text:style-name="T26">ORDER BY</text:span><text:span text:style-name="T36"><text:s/>newid</text:span><text:span text:style-name="T27">()</text:span></text:p>
          </table:table-cell>
          <table:table-cell office:value-type="string" table:style-name="ce18">
            <text:p>隨機選1筆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 TOP</text:span><text:span text:style-name="T25">(2)<text:s/></text:span><text:span text:style-name="T26">WITH TIES</text:span><text:span text:style-name="T25"><text:s/>*</text:span><text:span text:style-name="T25"/></text:p>
            <text:p><text:span text:style-name="T24">FROM</text:span><text:span text:style-name="T25"><text:s/>[T]</text:span><text:span text:style-name="T25"/></text:p>
            <text:p><text:span text:style-name="T26">ORDER BY</text:span><text:span text:style-name="T25"><text:s/>[Col]</text:span></text:p>
          </table:table-cell>
          <table:table-cell office:value-type="string" table:style-name="ce19">
            <text:p>會把前兩大者，抓出來</text:p>
            <text:p>(如果第2大的東西有很多筆，則全抓)</text:p>
            <text:p>(<text:span text:style-name="T29">With Ties 要與 Order By 配合</text:span><text:span text:style-name="T25">)</text:span>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6">EXEC</text:span><text:span text:style-name="T25"><text:s/></text:span><text:span text:style-name="T32">sp_columns</text:span><text:span text:style-name="T25"><text:s/>[T]</text:span></text:p>
          </table:table-cell>
          <table:table-cell office:value-type="string" table:style-name="ce18">
            <text:p>查詢[T]資訊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IF</text:span><text:span text:style-name="T25"><text:s/></text:span><text:span text:style-name="T36">OBJECT_ID</text:span><text:span text:style-name="T25">(<text:s/></text:span><text:span text:style-name="T30">'[T]'</text:span><text:span text:style-name="T25"><text:s/>,<text:s/></text:span><text:span text:style-name="T30">'U'</text:span><text:span text:style-name="T25">) IS NOT NULL</text:span><text:span text:style-name="T25"/></text:p>
            <text:p><text:span text:style-name="T24">DROP TABLE</text:span><text:span text:style-name="T25"><text:s/>[T]</text:span></text:p>
          </table:table-cell>
          <table:table-cell office:value-type="string" table:style-name="ce19">
            <text:p>刪除已存在table</text:p>
            <text:p>※ [T] 要用'Table'，不可用[Table]</text:p>
          </table:table-cell>
          <table:table-cell table:number-columns-repeated="2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ALTER TABLE<text:s/></text:span><text:span text:style-name="T25">[T]</text:span><text:span text:style-name="T25"/></text:p>
            <text:p><text:span text:style-name="T24">ADD</text:span><text:span text:style-name="T25"><text:s/>[Col1]<text:s/></text:span><text:span text:style-name="T24">INT</text:span><text:span text:style-name="T25">,</text:span><text:span text:style-name="T25"/></text:p>
            <text:p><text:span text:style-name="T25">[Col2]<text:s/></text:span><text:span text:style-name="T24">VARCHAR</text:span><text:span text:style-name="T25">(10),</text:span><text:span text:style-name="T25"/></text:p>
            <text:p><text:span text:style-name="T25">[Col3]<text:s/></text:span><text:span text:style-name="T24">DATE</text:span></text:p>
          </table:table-cell>
          <table:table-cell office:value-type="string" table:style-name="ce18">
            <text:p>新增Col (多欄的話，也只需要一個ADD)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32">sp_rename</text:span><text:span text:style-name="T25"><text:s/>[old_T], [new_T]</text:span></text:p>
          </table:table-cell>
          <table:table-cell office:value-type="string" table:style-name="ce19">
            <text:p>重新命名table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ALTER TABLE</text:span><text:span text:style-name="T25"><text:s/>[T]</text:span><text:span text:style-name="T25"/></text:p>
            <text:p><text:span text:style-name="T24">DROP COLUMN</text:span><text:span text:style-name="T25"><text:s/>[Col]</text:span></text:p>
          </table:table-cell>
          <table:table-cell office:value-type="string" table:style-name="ce18">
            <text:p>刪除table的Col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6">EXEC</text:span><text:span text:style-name="T25"><text:s/></text:span><text:span text:style-name="T38">sp_rename</text:span><text:span text:style-name="T25"><text:s/>[project_list.id1], [number],<text:s/></text:span><text:span text:style-name="T26">'COLUMN'</text:span></text:p>
          </table:table-cell>
          <table:table-cell office:value-type="string" table:style-name="ce19">
            <text:p>重新命名Col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ALTER TABLE</text:span><text:span text:style-name="T25"><text:s/>[T]</text:span><text:span text:style-name="T25"/></text:p>
            <text:p><text:span text:style-name="T24">ALTER COLUMN</text:span><text:span text:style-name="T25"><text:s/>[Col] [新欄位屬性]</text:span></text:p>
          </table:table-cell>
          <table:table-cell office:value-type="string" table:style-name="ce18">
            <text:p>修改Col屬性</text:p>
          </table:table-cell>
          <table:table-cell table:number-columns-repeated="2" table:style-name="ce1"/>
          <table:table-cell table:number-columns-repeated="16379"/>
        </table:table-row>
        <table:table-row table:style-name="ro21">
          <table:table-cell office:value-type="string" table:style-name="ce18">
            <text:p>ssms</text:p>
          </table:table-cell>
          <table:table-cell office:value-type="string" table:style-name="ce29">
            <text:p><text:span text:style-name="T24">USE<text:s/></text:span><text:span text:style-name="T25">[headfirst]</text:span><text:span text:style-name="T25"/></text:p>
            <text:p><text:span text:style-name="T24">GO</text:span><text:span text:style-name="T24"/></text:p>
            <text:p><text:span text:style-name="T39">--1</text:span><text:span text:style-name="T39"/></text:p>
            <text:p><text:span text:style-name="T24">CREATE TABLE</text:span><text:span text:style-name="T25"><text:s/>T1(</text:span><text:span text:style-name="T25"/></text:p>
            <text:p><text:span text:style-name="T27">proj_id<text:s/></text:span><text:span text:style-name="T26">int</text:span><text:span text:style-name="T27"><text:s/>not null,</text:span><text:span text:style-name="T27"/></text:p>
            <text:p><text:span text:style-name="T27">con_name<text:s/></text:span><text:span text:style-name="T26">varchar</text:span><text:span text:style-name="T27">(10),</text:span><text:span text:style-name="T27"/></text:p>
            <text:p><text:span text:style-name="T27">proj_desc<text:s/></text:span><text:span text:style-name="T26">varchar</text:span><text:span text:style-name="T27">(50)</text:span><text:span text:style-name="T27"/></text:p>
            <text:p><text:span text:style-name="T25">)<text:s/></text:span><text:span text:style-name="T24">ON</text:span><text:span text:style-name="T25"><text:s/>[PRIMARY];</text:span><text:span text:style-name="T25"/></text:p>
            <text:p><text:span text:style-name="T39">--2</text:span><text:span text:style-name="T39"/></text:p>
            <text:p><text:span text:style-name="T24">INSERT INTO</text:span><text:span text:style-name="T25"><text:s/>T1</text:span><text:span text:style-name="T25"/></text:p>
            <text:p><text:span text:style-name="T24">SELECT</text:span><text:span text:style-name="T25"><text:s/></text:span><text:span text:style-name="T27">[proj_id],[con_name],[proj_desc]</text:span><text:span text:style-name="T27"/></text:p>
            <text:p><text:span text:style-name="T24">FROM</text:span><text:span text:style-name="T25"><text:s/>[dbo].[project_list]</text:span><text:span text:style-name="T25"/></text:p>
            <text:p><text:span text:style-name="T24">WITH</text:span><text:span text:style-name="T25"><text:s/>(</text:span><text:span text:style-name="T24">HOLDLOCK</text:span><text:span text:style-name="T25">,<text:s/></text:span><text:span text:style-name="T24">TABLOCKX</text:span><text:span text:style-name="T25">);</text:span><text:span text:style-name="T25"/></text:p>
            <text:p><text:span text:style-name="T39">--3</text:span><text:span text:style-name="T39"/></text:p>
            <text:p><text:span text:style-name="T24">DROP TABLE</text:span><text:span text:style-name="T25"><text:s/>[dbo].[project_list];</text:span><text:span text:style-name="T25"/></text:p>
            <text:p><text:span text:style-name="T39">--4</text:span><text:span text:style-name="T39"/></text:p>
            <text:p><text:span text:style-name="T24">EXEC</text:span><text:span text:style-name="T25"><text:s/></text:span><text:span text:style-name="T32">sp_rename</text:span><text:span text:style-name="T25"><text:s/>[T1], [project_list]</text:span><text:span text:style-name="T25"/></text:p>
            <text:p><text:span text:style-name="T24">GO</text:span></text:p>
          </table:table-cell>
          <table:table-cell office:value-type="string" table:style-name="ce19">
            <text:p>調換[Col]位置</text:p>
            <text:p/>
            <text:p>SQL SERVER無法直接對調已存在的[T]內的Col位置</text:p>
            <text:p/>
            <text:p>取而代之的作法:</text:p>
            <text:p>1.新增[tempT]</text:p>
            <text:p>2.INSERT INTO [tempT]</text:p>
            <text:p>3.DROP [OldT]</text:p>
            <text:p>4.更改[tempT]為[OldT]</text:p>
            <text:p/>
            <text:p>交換[Col]位置的重點在1和2，欄位名字要很有耐心地打…</text:p>
          </table:table-cell>
          <table:table-cell office:value-type="string" table:style-name="ce30">
            <text:p><text:a xlink:href="http://www.blueshop.com.tw/board/FUM20041006152735ZFS/BRD20090712110940RW9.html">http://www.blueshop.com.tw/board/FUM20041006152735ZFS/BRD20090712110940RW9.html 1的「ON PRIMARY」不知道幹嘛 2的「WITH(HOLDLOCK, TABLOCKX)」不知道幹嘛 更改名字的那段，很容易陷入「[dbo].」的陷阱，最好將之拿掉</text:a></text:p>
          </table:table-cell>
          <table:table-cell table:style-name="ce1"/>
          <table:table-cell table:number-columns-repeated="16379"/>
        </table:table-row>
        <table:table-row table:style-name="ro22">
          <table:table-cell office:value-type="string" table:style-name="ce18">
            <text:p>ssms</text:p>
          </table:table-cell>
          <table:table-cell office:value-type="string" table:style-name="ce29">
            <text:p><text:span text:style-name="T24">CREATE TABLE</text:span><text:span text:style-name="T25"><text:s/>[T] (</text:span><text:span text:style-name="T25"/></text:p>
            <text:p><text:span text:style-name="T25">id<text:s/></text:span><text:span text:style-name="T24">INT</text:span><text:span text:style-name="T25"><text:s/>NOT NULL ,</text:span><text:span text:style-name="T25"/></text:p>
            <text:p><text:span text:style-name="T25">FirstName<text:s/></text:span><text:span text:style-name="T24">VARCHAR</text:span><text:span text:style-name="T25">(30) ,</text:span><text:span text:style-name="T25"/></text:p>
            <text:p><text:span text:style-name="T25">LastName<text:s/></text:span><text:span text:style-name="T24">VARCHAR</text:span><text:span text:style-name="T25">(30) ,</text:span><text:span text:style-name="T25"/></text:p>
            <text:p><text:span text:style-name="T25">Address<text:s/></text:span><text:span text:style-name="T24">VARCHAR</text:span><text:span text:style-name="T25">(100) ,</text:span><text:span text:style-name="T25"/></text:p>
            <text:p><text:span text:style-name="T26">CONSTRAINT</text:span><text:span text:style-name="T27"><text:s/>[pk_Col]<text:s/></text:span><text:span text:style-name="T26">PRIMARY KEY</text:span><text:span text:style-name="T27"><text:s/>(id, FirstName, LastName)</text:span><text:span text:style-name="T27"/></text:p>
            <text:p><text:span text:style-name="T25">)</text:span></text:p>
          </table:table-cell>
          <table:table-cell office:value-type="string" table:style-name="ce18">
            <text:p>「多欄位」當PK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ALTER TABLE</text:span><text:span text:style-name="T25"><text:s/>[T]</text:span><text:span text:style-name="T25"/></text:p>
            <text:p><text:span text:style-name="T26">DROP CONSTRAINT</text:span><text:span text:style-name="T27"><text:s/>[Col]</text:span></text:p>
          </table:table-cell>
          <table:table-cell office:value-type="string" table:style-name="ce19">
            <text:p>刪除PK</text:p>
            <text:p>※刪除多欄當PK的PK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6">EXEC</text:span><text:span text:style-name="T27"><text:s/></text:span><text:span text:style-name="T38">sp_pkeys</text:span><text:span text:style-name="T27"><text:s/>[T]<text:s/></text:span><text:span text:style-name="T39">----假設得到「PK__t4__A3420A57B386AF03」</text:span><text:span text:style-name="T39"/></text:p>
            <text:p><text:span text:style-name="T26">ALTER TABLE</text:span><text:span text:style-name="T27"><text:s/>[T]</text:span><text:span text:style-name="T27"/></text:p>
            <text:p><text:span text:style-name="T26">DROP</text:span><text:span text:style-name="T27"><text:s/>[PK__t4__A3420A57B386AF03]</text:span></text:p>
          </table:table-cell>
          <table:table-cell office:value-type="string" table:style-name="ce19">
            <text:p>刪除PK</text:p>
            <text:p>※刪除單一PK欄位</text:p>
          </table:table-cell>
          <table:table-cell table:number-columns-repeated="2" table:style-name="ce1"/>
          <table:table-cell table:number-columns-repeated="16379"/>
        </table:table-row>
        <table:table-row table:style-name="ro23">
          <table:table-cell office:value-type="string" table:style-name="ce18">
            <text:p>ssms</text:p>
          </table:table-cell>
          <table:table-cell office:value-type="string" table:style-name="ce29">
            <text:p><text:span text:style-name="T24">DECLARE</text:span><text:span text:style-name="T25"><text:s/>@char1<text:s/></text:span><text:span text:style-name="T24">VARCHAR</text:span><text:span text:style-name="T25">(2) =<text:s/></text:span><text:span text:style-name="T29">'&amp;#'</text:span><text:span text:style-name="T25">, @char2<text:s/></text:span><text:span text:style-name="T24">VARCHAR</text:span><text:span text:style-name="T25">(1) =<text:s/></text:span><text:span text:style-name="T29">';'</text:span><text:span text:style-name="T29"/></text:p>
            <text:p><text:span text:style-name="T24">DECLARE</text:span><text:span text:style-name="T25"><text:s/>@ps1<text:s/></text:span><text:span text:style-name="T24">INT</text:span><text:span text:style-name="T25">=0 , @ps2<text:s/></text:span><text:span text:style-name="T24">INT</text:span><text:span text:style-name="T25"><text:s/>=0</text:span><text:span text:style-name="T25"/></text:p>
            <text:p><text:span text:style-name="T24">DECLARE</text:span><text:span text:style-name="T25"><text:s/>@s<text:s/></text:span><text:span text:style-name="T24">VARCHAR</text:span><text:span text:style-name="T25">(100) =<text:s/></text:span><text:span text:style-name="T29">'xxxxxx你好&amp;#22531;yyyyyy'</text:span><text:span text:style-name="T29"/></text:p>
            <text:p><text:span text:style-name="T24">SELECT</text:span><text:span text:style-name="T25"><text:s/>@ps1 =<text:s/></text:span><text:span text:style-name="T37">CHARINDEX</text:span><text:span text:style-name="T25">(@char1,@s,1), @ps2 =<text:s/></text:span><text:span text:style-name="T37">CHARINDEX</text:span><text:span text:style-name="T25">(@char2,@s,1)</text:span><text:span text:style-name="T25"/></text:p>
            <text:p><text:span text:style-name="T24">IF</text:span><text:span text:style-name="T25"><text:s/>@ps1&gt;0 and @ps2&gt;0</text:span><text:span text:style-name="T25"/></text:p>
            <text:p><text:span text:style-name="T24">BEGIN</text:span><text:span text:style-name="T24"/></text:p>
            <text:p><text:span text:style-name="T24">SELECT</text:span><text:span text:style-name="T24"/></text:p>
            <text:p><text:span text:style-name="T37">SUBSTRING</text:span><text:span text:style-name="T25">(@s,1,@ps1-1)+</text:span><text:span text:style-name="T25"/></text:p>
            <text:p><text:span text:style-name="T24">NCHAR</text:span><text:span text:style-name="T25">(</text:span><text:span text:style-name="T37">SUBSTRING</text:span><text:span text:style-name="T25">(@s,@ps1+2,@ps2-@ps1-2))+</text:span><text:span text:style-name="T25"/></text:p>
            <text:p><text:span text:style-name="T37">REPLACE</text:span><text:span text:style-name="T25">(@s,</text:span><text:span text:style-name="T37">SUBSTRING</text:span><text:span text:style-name="T25">(@s,1,@ps1-1)+@char1+</text:span><text:span text:style-name="T25"/></text:p>
            <text:p><text:span text:style-name="T37">SUBSTRING</text:span><text:span text:style-name="T25">(@s,@ps1+2,@ps2-@ps1-2)+@char2,' ')</text:span><text:span text:style-name="T25"/></text:p>
            <text:p><text:span text:style-name="T24">END</text:span></text:p>
          </table:table-cell>
          <table:table-cell office:value-type="string" table:style-name="ce19">
            <text:p>將無法顯示的萬國碼還原成原文，使用到:</text:p>
            <text:p><text:span text:style-name="T37">SUBSTRING</text:span><text:span text:style-name="T37"/></text:p>
            <text:p><text:span text:style-name="T37">REPLACE</text:span><text:span text:style-name="T37"/></text:p>
            <text:p><text:span text:style-name="T37">CHARINDEX</text:span></text:p>
          </table:table-cell>
          <table:table-cell office:value-type="string" table:style-name="ce18">
            <text:p>你好堃'</text:p>
          </table:table-cell>
          <table:table-cell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SELECT</text:span><text:span text:style-name="T25"><text:s/></text:span><text:span text:style-name="T37">REVERSE</text:span><text:span text:style-name="T25">(</text:span><text:span text:style-name="T29">'ABC'</text:span><text:span text:style-name="T25">)</text:span></text:p>
          </table:table-cell>
          <table:table-cell office:value-type="string" table:style-name="ce19">
            <text:p>反轉字串</text:p>
          </table:table-cell>
          <table:table-cell office:value-type="string" table:style-name="ce18">
            <text:p>CBA'</text:p>
          </table:table-cell>
          <table:table-cell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UPDATE</text:span><text:span text:style-name="T25"><text:s/>tbldest</text:span><text:span text:style-name="T25"/></text:p>
            <text:p><text:span text:style-name="T25">SET c2=</text:span><text:span text:style-name="T24">CASE</text:span><text:span text:style-name="T25"><text:s/></text:span><text:span text:style-name="T24">WHEN</text:span><text:span text:style-name="T25"><text:s/>c2 IS NULL<text:s/></text:span><text:span text:style-name="T24">THEN</text:span><text:span text:style-name="T25"><text:s/>(</text:span><text:span text:style-name="T24">SELECT</text:span><text:span text:style-name="T25"><text:s/>c2<text:s/></text:span><text:span text:style-name="T24">FROM</text:span><text:span text:style-name="T25"><text:s/>tblsrc<text:s/></text:span><text:span text:style-name="T24">WHERE</text:span><text:span text:style-name="T25"><text:s/>tblsrc.c1=tbldest.c1)<text:s/></text:span><text:span text:style-name="T24">ELSE</text:span><text:span text:style-name="T25"><text:s/>c2<text:s/></text:span><text:span text:style-name="T24">END</text:span><text:span text:style-name="T25">,</text:span><text:span text:style-name="T25"/></text:p>
            <text:p><text:span text:style-name="T25">c3=</text:span><text:span text:style-name="T24">CASE WHEN</text:span><text:span text:style-name="T25"><text:s/>c3 IS NULL<text:s/></text:span><text:span text:style-name="T24">THEN</text:span><text:span text:style-name="T25"><text:s/>(</text:span><text:span text:style-name="T24">SELECT</text:span><text:span text:style-name="T25"><text:s/>c3<text:s/></text:span><text:span text:style-name="T24">FROM</text:span><text:span text:style-name="T25"><text:s/>tblsrc<text:s/></text:span><text:span text:style-name="T24">WHERE</text:span><text:span text:style-name="T25"><text:s/>tblsrc.c1=tbldest.c1)<text:s/></text:span><text:span text:style-name="T24">ELSE</text:span><text:span text:style-name="T25"><text:s/>c3<text:s/></text:span><text:span text:style-name="T24">END</text:span><text:span text:style-name="T25">;</text:span></text:p>
          </table:table-cell>
          <table:table-cell office:value-type="string" table:style-name="ce19">
            <text:p>將tbldest不存在的資料，從tblsrc匯入</text:p>
            <text:p><text:span text:style-name="T26">UPDATE</text:span><text:span text:style-name="T27"><text:s/>+<text:s/></text:span><text:span text:style-name="T26">CASE WHEN</text:span></text:p>
          </table:table-cell>
          <table:table-cell office:value-type="string" table:style-name="ce18">
            <text:p>楊老師第一次上課最後一堂課的習題</text:p>
          </table:table-cell>
          <table:table-cell table:style-name="ce1"/>
          <table:table-cell table:number-columns-repeated="16379"/>
        </table:table-row>
        <table:table-row table:style-name="ro17">
          <table:table-cell office:value-type="string" table:style-name="ce18">
            <text:p>ssms</text:p>
          </table:table-cell>
          <table:table-cell office:value-type="string" table:style-name="ce26">
            <text:p><text:span text:style-name="T37">UPDATE</text:span><text:span text:style-name="T25"><text:s/>[T]</text:span><text:span text:style-name="T25"/></text:p>
            <text:p><text:span text:style-name="T24">SET</text:span><text:span text:style-name="T25"><text:s/>[Col] =</text:span><text:span text:style-name="T25"/></text:p>
            <text:p><text:span text:style-name="T24">CASE</text:span><text:span text:style-name="T24"/></text:p>
            <text:p><text:span text:style-name="T24">WHEN</text:span><text:span text:style-name="T25"><text:s/>[Col2] =<text:s/></text:span><text:span text:style-name="T29">'T'</text:span><text:span text:style-name="T25"><text:s/></text:span><text:span text:style-name="T24">THEN</text:span><text:span text:style-name="T25"><text:s/></text:span><text:span text:style-name="T29">'hahaha…'</text:span><text:span text:style-name="T29"/></text:p>
            <text:p><text:span text:style-name="T24">WHEN</text:span><text:span text:style-name="T25"><text:s/>[Col3] =<text:s/></text:span><text:span text:style-name="T29">'T'</text:span><text:span text:style-name="T25"><text:s/></text:span><text:span text:style-name="T24">THEN</text:span><text:span text:style-name="T25"><text:s/></text:span><text:span text:style-name="T29">'papapa…'</text:span><text:span text:style-name="T29"/></text:p>
            <text:p><text:span text:style-name="T24">END</text:span></text:p>
          </table:table-cell>
          <table:table-cell office:value-type="string" table:style-name="ce31">
            <text:p><text:span text:style-name="T26">UPDATE<text:s/></text:span><text:span text:style-name="T27">+</text:span><text:span text:style-name="T26"><text:s/>CASE WHEN</text:span>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SELECT</text:span><text:span text:style-name="T25"><text:s/></text:span><text:span text:style-name="T37">NEWID</text:span><text:span text:style-name="T25">()</text:span></text:p>
          </table:table-cell>
          <table:table-cell office:value-type="string" table:style-name="ce18">
            <text:p>隨選一組Uniqueidentifier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6">DBCC</text:span><text:span text:style-name="T27"><text:s/>SQLPERF(LOGSPACE)</text:span><text:span text:style-name="T27"/></text:p>
            <text:p><text:span text:style-name="T24">GO</text:span></text:p>
          </table:table-cell>
          <table:table-cell office:value-type="string" table:style-name="ce18">
            <text:p>查看DB LOG</text:p>
          </table:table-cell>
          <table:table-cell table:number-columns-repeated="2" table:style-name="ce1"/>
          <table:table-cell table:number-columns-repeated="16379"/>
        </table:table-row>
        <table:table-row table:style-name="ro24">
          <table:table-cell office:value-type="string" table:style-name="ce18">
            <text:p>ssms</text:p>
          </table:table-cell>
          <table:table-cell office:value-type="string" table:style-name="ce29">
            <text:p><text:span text:style-name="T26">CREATE PROC</text:span><text:span text:style-name="T27"><text:s/>seelog</text:span><text:span text:style-name="T27"/></text:p>
            <text:p><text:span text:style-name="T25">@used<text:s/></text:span><text:span text:style-name="T24">REAL</text:span><text:span text:style-name="T25"><text:s/>= 50</text:span><text:span text:style-name="T25"/></text:p>
            <text:p><text:span text:style-name="T26">AS</text:span><text:span text:style-name="T26"/></text:p>
            <text:p><text:span text:style-name="T26">BEGIN</text:span><text:span text:style-name="T26"/></text:p>
            <text:p><text:span text:style-name="T24">DECLARE</text:span><text:span text:style-name="T25"><text:s/>@t<text:s/></text:span><text:span text:style-name="T24">TABLE</text:span><text:span text:style-name="T25">(dbname<text:s/></text:span><text:span text:style-name="T24">VARCHAR</text:span><text:span text:style-name="T25">(25),</text:span><text:span text:style-name="T25"/></text:p>
            <text:p><text:span text:style-name="T25">logsize<text:s/></text:span><text:span text:style-name="T24">REAL</text:span><text:span text:style-name="T25">,</text:span><text:span text:style-name="T25"/></text:p>
            <text:p><text:span text:style-name="T25">logspace<text:s/></text:span><text:span text:style-name="T24">REAL</text:span><text:span text:style-name="T25">,</text:span><text:span text:style-name="T25"/></text:p>
            <text:p><text:span text:style-name="T25">dbstatus<text:s/></text:span><text:span text:style-name="T24">CHAR</text:span><text:span text:style-name="T25">(1))</text:span><text:span text:style-name="T25"/></text:p>
            <text:p><text:span text:style-name="T24">INSERT INTO<text:s/></text:span><text:span text:style-name="T25">@t</text:span><text:span text:style-name="T24"><text:s/>EXECUTE</text:span><text:span text:style-name="T25">(</text:span><text:span text:style-name="T29">'DBCC SQLPERF(LOGSPACE)'</text:span><text:span text:style-name="T25">)</text:span><text:span text:style-name="T25"/></text:p>
            <text:p><text:span text:style-name="T24">SELECT</text:span><text:span text:style-name="T25"><text:s/>*<text:s/></text:span><text:span text:style-name="T24">FROM<text:s/></text:span><text:span text:style-name="T25">@t<text:s/></text:span><text:span text:style-name="T24">WHERE</text:span><text:span text:style-name="T25"><text:s/>logsize &gt; @used</text:span><text:span text:style-name="T25"/></text:p>
            <text:p><text:span text:style-name="T26">END</text:span></text:p>
          </table:table-cell>
          <table:table-cell office:value-type="string" table:style-name="ce18">
            <text:p>建立預存程序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EXEC</text:span><text:span text:style-name="T25"><text:s/>seelog 10</text:span></text:p>
          </table:table-cell>
          <table:table-cell office:value-type="string" table:style-name="ce18">
            <text:p>使用seelog預存程序 並帶參數10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[T]</text:span><text:span text:style-name="T25"/></text:p>
            <text:p><text:span text:style-name="T24">WHERE</text:span><text:span text:style-name="T25"><text:s/>[Col] LIKE<text:s/></text:span><text:span text:style-name="T29">'%[%]%'</text:span></text:p>
          </table:table-cell>
          <table:table-cell office:value-type="string" table:style-name="ce18">
            <text:p>SELECT 含有 % 的資料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T DATEFORMAT</text:span><text:span text:style-name="T25"><text:s/>dmy</text:span><text:span text:style-name="T25"/></text:p>
            <text:p><text:span text:style-name="T24">DECLARE</text:span><text:span text:style-name="T25"><text:s/>@t<text:s/></text:span><text:span text:style-name="T24">DATE</text:span><text:span text:style-name="T25"><text:s/>=</text:span><text:span text:style-name="T29"><text:s/>'8/7/2016'</text:span><text:span text:style-name="T29"/></text:p>
            <text:p><text:span text:style-name="T24">SELECT</text:span><text:span text:style-name="T25"><text:s/>@t</text:span></text:p>
          </table:table-cell>
          <table:table-cell office:value-type="string" table:style-name="ce19">
            <text:p>設定日期格式</text:p>
            <text:p>防止人家看不懂到底是2016/8/7還是2016/7/8</text:p>
          </table:table-cell>
          <table:table-cell table:number-columns-repeated="2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</text:span><text:span text:style-name="T24">CAST</text:span><text:span text:style-name="T25">(</text:span><text:span text:style-name="T37">GETDATE</text:span><text:span text:style-name="T25">()<text:s/></text:span><text:span text:style-name="T24">AS SMALLDATETIME</text:span><text:span text:style-name="T25">)</text:span><text:span text:style-name="T25"/></text:p>
            <text:p><text:span text:style-name="T24">SELECT</text:span><text:span text:style-name="T25"><text:s/></text:span><text:span text:style-name="T37">GETDATE</text:span><text:span text:style-name="T25">(),</text:span><text:span text:style-name="T37">GETUTCDATE</text:span><text:span text:style-name="T25">()</text:span><text:span text:style-name="T25"/></text:p>
            <text:p><text:span text:style-name="T24">SELECT</text:span><text:span text:style-name="T25"><text:s/></text:span><text:span text:style-name="T37">SYSDATETIME</text:span><text:span text:style-name="T25">()</text:span><text:span text:style-name="T25"/></text:p>
            <text:p><text:span text:style-name="T24">SELECT</text:span><text:span text:style-name="T25"><text:s/></text:span><text:span text:style-name="T37">SYSDATETIMEOFFSET</text:span><text:span text:style-name="T25">()</text:span></text:p>
          </table:table-cell>
          <table:table-cell office:value-type="string" table:style-name="ce18">
            <text:p>時間</text:p>
          </table:table-cell>
          <table:table-cell office:value-type="string" table:style-name="ce19">
            <text:p>2016-06-14 20:59:00</text:p>
            <text:p>2016-06-14 20:59:04.943 2016-06-14 12:59:04.943</text:p>
            <text:p>2016-06-14 20:59:04.9447647</text:p>
            <text:p>2016-06-14 20:59:04.9447647 +08:00</text:p>
          </table:table-cell>
          <table:table-cell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DECLARE</text:span><text:span text:style-name="T25"><text:s/>@T<text:s/></text:span><text:span text:style-name="T24">DATE<text:s/></text:span><text:span text:style-name="T25">=<text:s/></text:span><text:span text:style-name="T27">(<text:s/></text:span><text:span text:style-name="T24">SELECT</text:span><text:span text:style-name="T25"><text:s/></text:span><text:span text:style-name="T37">GETDATE</text:span><text:span text:style-name="T25">()<text:s/></text:span><text:span text:style-name="T27">)</text:span><text:span text:style-name="T27"/></text:p>
            <text:p><text:span text:style-name="T24">SELECT</text:span><text:span text:style-name="T25"><text:s/>@T</text:span></text:p>
          </table:table-cell>
          <table:table-cell office:value-type="string" table:style-name="ce19">
            <text:p>用SELECT的方式指定日期</text:p>
            <text:p>※等號後面必加括號，沒加會出錯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ALTER TABLE<text:s/></text:span><text:span text:style-name="T25">[dbo].[求職者2]<text:s/></text:span><text:span text:style-name="T26">DROP CONSTRAINT</text:span><text:span text:style-name="T27"><text:s/>[DF__求職者2__備註__17F790F9]</text:span><text:span text:style-name="T27"/></text:p>
            <text:p><text:span text:style-name="T25">ALTER TABLE [dbo].[求職者2] DROP COLUMN [備註]</text:span><text:span text:style-name="T25"/></text:p>
            <text:p><text:span text:style-name="T24">GO</text:span></text:p>
          </table:table-cell>
          <table:table-cell office:value-type="string" table:style-name="ce18">
            <text:p>要刪除的欄位有預設，得先刪除它的CONSTRAINT</text:p>
          </table:table-cell>
          <table:table-cell table:number-columns-repeated="2" table:style-name="ce1"/>
          <table:table-cell table:number-columns-repeated="16379"/>
        </table:table-row>
        <table:table-row table:style-name="ro8">
          <table:table-cell office:value-type="string" table:style-name="ce18">
            <text:p>ssms</text:p>
          </table:table-cell>
          <table:table-cell office:value-type="string" table:style-name="ce29">
            <text:p><text:span text:style-name="T24">SELECT</text:span><text:span text:style-name="T25"><text:s/>first_name,<text:s/></text:span><text:span text:style-name="T37">CAST</text:span><text:span text:style-name="T25">(</text:span><text:span text:style-name="T37">SUM</text:span><text:span text:style-name="T25">(sales)<text:s/></text:span><text:span text:style-name="T24">AS</text:span><text:span text:style-name="T25"><text:s/></text:span><text:span text:style-name="T24">DECIMAL</text:span><text:span text:style-name="T25">(5,2))<text:s/></text:span><text:span text:style-name="T24">AS</text:span><text:span text:style-name="T25"><text:s/>[Total]</text:span><text:span text:style-name="T25"/></text:p>
            <text:p><text:span text:style-name="T24">FROM</text:span><text:span text:style-name="T25"><text:s/>[T]</text:span><text:span text:style-name="T25"/></text:p>
            <text:p><text:span text:style-name="T24">GROUP BY</text:span><text:span text:style-name="T25"><text:s/>[first_name]</text:span></text:p>
          </table:table-cell>
          <table:table-cell office:value-type="string" table:style-name="ce18">
            <text:p>CAST轉換單位</text:p>
          </table:table-cell>
          <table:table-cell table:number-columns-repeated="2" table:style-name="ce1"/>
          <table:table-cell table:number-columns-repeated="16379"/>
        </table:table-row>
        <table:table-row table:style-name="ro17">
          <table:table-cell office:value-type="string" table:style-name="ce18">
            <text:p>ssms</text:p>
          </table:table-cell>
          <table:table-cell office:value-type="string" table:style-name="ce29">
            <text:p><text:span text:style-name="T24">DECLARE</text:span><text:span text:style-name="T25"><text:s/>@t<text:s/></text:span><text:span text:style-name="T24">TABLE</text:span><text:span text:style-name="T25">(dbname<text:s/></text:span><text:span text:style-name="T24">VARCHAR</text:span><text:span text:style-name="T25">(25),</text:span><text:span text:style-name="T25"/></text:p>
            <text:p><text:span text:style-name="T25">logsize<text:s/></text:span><text:span text:style-name="T24">REAL</text:span><text:span text:style-name="T25">,</text:span><text:span text:style-name="T25"/></text:p>
            <text:p><text:span text:style-name="T25">logspace<text:s/></text:span><text:span text:style-name="T24">REAL</text:span><text:span text:style-name="T25">,</text:span><text:span text:style-name="T25"/></text:p>
            <text:p><text:span text:style-name="T25">dbstatus<text:s/></text:span><text:span text:style-name="T24">CHAR</text:span><text:span text:style-name="T25">(1))</text:span><text:span text:style-name="T25"/></text:p>
            <text:p><text:span text:style-name="T24">INSERT INTO<text:s/></text:span><text:span text:style-name="T25">@t</text:span><text:span text:style-name="T24"><text:s/>EXECUTE</text:span><text:span text:style-name="T25">(</text:span><text:span text:style-name="T29">'DBCC SQLPERF(LOGSPACE)'</text:span><text:span text:style-name="T25">)</text:span><text:span text:style-name="T25"/></text:p>
            <text:p><text:span text:style-name="T24">SELECT</text:span><text:span text:style-name="T25"><text:s/>*<text:s/></text:span><text:span text:style-name="T24">FROM<text:s/></text:span><text:span text:style-name="T25">@t<text:s/></text:span><text:span text:style-name="T24">WHERE</text:span><text:span text:style-name="T25"><text:s/>logsize &gt; 50</text:span></text:p>
          </table:table-cell>
          <table:table-cell office:value-type="string" table:style-name="ce18">
            <text:p>TABLE變數的使用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SELECT</text:span><text:span text:style-name="T25"><text:s/></text:span><text:span text:style-name="T36">CHARINDEX<text:s/></text:span><text:span text:style-name="T27">(<text:s/></text:span><text:span text:style-name="T30">'B'<text:s/></text:span><text:span text:style-name="T27">,<text:s/></text:span><text:span text:style-name="T30">'AABBCCDDEE'<text:s/></text:span><text:span text:style-name="T27">, 2)</text:span></text:p>
          </table:table-cell>
          <table:table-cell office:value-type="string" table:style-name="ce18">
            <text:p>從字串'AABBCCDDEE'裡的第2個字的位置，找出'B'的位置</text:p>
          </table:table-cell>
          <table:table-cell table:number-columns-repeated="2" table:style-name="ce1"/>
          <table:table-cell table:number-columns-repeated="16379"/>
        </table:table-row>
        <table:table-row table:style-name="ro25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</text:span><text:span text:style-name="T36">SUBSTRING</text:span><text:span text:style-name="T27">( [interests] , 0 ,<text:s/></text:span><text:span text:style-name="T36">CHARINDEX</text:span><text:span text:style-name="T27">(<text:s/></text:span><text:span text:style-name="T30">','</text:span><text:span text:style-name="T27"><text:s/>, [interests] ))</text:span><text:span text:style-name="T27"/></text:p>
            <text:p><text:span text:style-name="T24">FROM</text:span><text:span text:style-name="T25"><text:s/>[dbo].[my_contacts]</text:span></text:p>
          </table:table-cell>
          <table:table-cell office:value-type="string" table:style-name="ce19">
            <text:p>SUBSTRING + CHARINDEX</text:p>
            <text:p>從[interests]中，第0個字開始找到「,」的前1個字)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7">
            <text:p><text:span text:style-name="T26">SELECT</text:span><text:span text:style-name="T27"><text:s/></text:span><text:span text:style-name="T30">APP_NAME</text:span><text:span text:style-name="T27">(),</text:span><text:span text:style-name="T27"/></text:p>
            <text:p><text:span text:style-name="T30">HOST_NAME</text:span><text:span text:style-name="T27">()</text:span></text:p>
          </table:table-cell>
          <table:table-cell office:value-type="string" table:style-name="ce19">
            <text:p>哪個程式在連SQL SERVER</text:p>
            <text:p>哪個USER在連SQL SERVER</text:p>
          </table:table-cell>
          <table:table-cell office:value-type="string" table:style-name="ce18">
            <text:p>Microsoft SQL Server Management Studio - 查詢 <text:s text:c="25"/>WIN-C8TNUNPD3Q8</text:p>
          </table:table-cell>
          <table:table-cell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(<text:s/></text:span><text:span text:style-name="T24">SELECT</text:span><text:span text:style-name="T25"><text:s/></text:span><text:span text:style-name="T37">ROW_NUMBER</text:span><text:span text:style-name="T25">( )</text:span><text:span text:style-name="T25"/></text:p>
            <text:p><text:span text:style-name="T24">OVER</text:span><text:span text:style-name="T25"><text:s/>(</text:span><text:span text:style-name="T24">PARTITION BY</text:span><text:span text:style-name="T25"><text:s/>[學歷]<text:s/></text:span><text:span text:style-name="T24">ORDER BY</text:span><text:span text:style-name="T25"><text:s/>[經驗]<text:s/></text:span><text:span text:style-name="T24">DESC</text:span><text:span text:style-name="T25"><text:s/>)<text:s/></text:span><text:span text:style-name="T24">AS</text:span><text:span text:style-name="T25"><text:s/>sn,*</text:span></text:p>
          </table:table-cell>
          <table:table-cell table:number-columns-repeated="3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(<text:s/></text:span><text:span text:style-name="T24">SELECT</text:span><text:span text:style-name="T25"><text:s/></text:span><text:span text:style-name="T37">ROW_NUMBER</text:span><text:span text:style-name="T25">()</text:span><text:span text:style-name="T25"/></text:p>
            <text:p><text:span text:style-name="T24">OVER</text:span><text:span text:style-name="T25"><text:s/>(<text:s/></text:span><text:span text:style-name="T24">PARTITION BY<text:s/></text:span><text:span text:style-name="T25">[學歷]<text:s/></text:span><text:span text:style-name="T24">ORDER BY</text:span><text:span text:style-name="T25"><text:s/>[經驗]<text:s/></text:span><text:span text:style-name="T24">DESC</text:span><text:span text:style-name="T25"><text:s/>)<text:s/></text:span><text:span text:style-name="T24">AS</text:span><text:span text:style-name="T25"><text:s/>sn,*</text:span><text:span text:style-name="T25"/></text:p>
            <text:p><text:span text:style-name="T24">FROM</text:span><text:span text:style-name="T25"><text:s/>[巨匠職缺].[dbo].[求職者])<text:s/></text:span><text:span text:style-name="T24">AS</text:span><text:span text:style-name="T25"><text:s/>a</text:span><text:span text:style-name="T25"/></text:p>
            <text:p><text:span text:style-name="T24">WHERE</text:span><text:span text:style-name="T25"><text:s/>a.sn=1</text:span></text:p>
          </table:table-cell>
          <table:table-cell office:value-type="string" table:style-name="ce18">
            <text:p>群組後再查詢 法1</text:p>
          </table:table-cell>
          <table:table-cell table:number-columns-repeated="2" table:style-name="ce1"/>
          <table:table-cell table:number-columns-repeated="16379"/>
        </table:table-row>
        <table:table-row table:style-name="ro1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4"/></text:p>
            <text:p><text:span text:style-name="T37">ROW_NUMBER</text:span><text:span text:style-name="T25">()<text:s/></text:span><text:span text:style-name="T24">OVER</text:span><text:span text:style-name="T25"><text:s/>(</text:span><text:span text:style-name="T24">PARTITION BY</text:span><text:span text:style-name="T25"><text:s/>[學歷]<text:s/></text:span><text:span text:style-name="T24">ORDER BY</text:span><text:span text:style-name="T25"><text:s/>[經驗]<text:s/></text:span><text:span text:style-name="T24">DESC</text:span><text:span text:style-name="T25"><text:s/>)<text:s/></text:span><text:span text:style-name="T24">AS</text:span><text:span text:style-name="T25"><text:s/>sn,*</text:span><text:span text:style-name="T25"/></text:p>
            <text:p><text:span text:style-name="T24">INTO</text:span><text:span text:style-name="T25"><text:s/>##t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GO</text:span><text:span text:style-name="T24"/></text:p>
            <text:p><text:span text:style-name="T24">SELECT</text:span><text:span text:style-name="T25"><text:s/>*<text:s/></text:span><text:span text:style-name="T24">FROM</text:span><text:span text:style-name="T25"><text:s/>##t</text:span><text:span text:style-name="T25"/></text:p>
            <text:p><text:span text:style-name="T24">WHERE</text:span><text:span text:style-name="T25"><text:s/>##t.sn=1</text:span><text:span text:style-name="T25"/></text:p>
            <text:p><text:span text:style-name="T24">GO</text:span></text:p>
          </table:table-cell>
          <table:table-cell office:value-type="string" table:style-name="ce18">
            <text:p>群組後再查詢 法2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9"><text:s/>'C:\Windows\media\Alarm01.wav'<text:s/></text:span><text:span text:style-name="T25">, a.*</text:span><text:span text:style-name="T25"/></text:p>
            <text:p><text:span text:style-name="T24">FROM</text:span><text:span text:style-name="T25"><text:s/></text:span><text:span text:style-name="T26">OPENROWSET</text:span><text:span text:style-name="T25">(</text:span><text:span text:style-name="T24">Bulk</text:span><text:span text:style-name="T29"><text:s/>N'C:\Windows\media\Alarm01.wav'</text:span><text:span text:style-name="T25"><text:s/>,<text:s/></text:span><text:span text:style-name="T24">single_blob</text:span><text:span text:style-name="T25"><text:s/>)<text:s/></text:span><text:span text:style-name="T24">AS</text:span><text:span text:style-name="T25"><text:s/>a</text:span></text:p>
          </table:table-cell>
          <table:table-cell office:value-type="string" table:style-name="ce19">
            <text:p>OPENROWSET 塞檔案</text:p>
          </table:table-cell>
          <table:table-cell table:number-columns-repeated="2" table:style-name="ce1"/>
          <table:table-cell table:number-columns-repeated="16379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26">SELECT</text:span><text:span text:style-name="T25"><text:s/></text:span><text:span text:style-name="T36">CAST</text:span><text:span text:style-name="T25">(</text:span><text:span text:style-name="T36">GETDATE</text:span><text:span text:style-name="T25">()<text:s/></text:span><text:span text:style-name="T24">AS int</text:span><text:span text:style-name="T25"><text:s/>)</text:span><text:span text:style-name="T25"/></text:p>
            <text:p><text:span text:style-name="T26">SELECT</text:span><text:span text:style-name="T25"><text:s/></text:span><text:span text:style-name="T36">CONVERT</text:span><text:span text:style-name="T25">(</text:span><text:span text:style-name="T24">int</text:span><text:span text:style-name="T25">,<text:s/></text:span><text:span text:style-name="T36">GETDATE</text:span><text:span text:style-name="T25">())</text:span></text:p>
          </table:table-cell>
          <table:table-cell office:value-type="string" table:style-name="ce32">
            <text:p>CAST</text:p>
            <text:p>CONVERT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SELECT</text:span><text:span text:style-name="T25"><text:s/></text:span><text:span text:style-name="T37">CHOOSE</text:span><text:span text:style-name="T25"><text:s/>(2,</text:span><text:span text:style-name="T29"><text:s/>'Beverages'<text:s/></text:span><text:span text:style-name="T25">,</text:span><text:span text:style-name="T29"><text:s/>'Condiments'</text:span><text:span text:style-name="T25"><text:s/>,</text:span><text:span text:style-name="T29"><text:s/>'Confections'<text:s/></text:span><text:span text:style-name="T25">) AS choose_result;</text:span></text:p>
          </table:table-cell>
          <table:table-cell office:value-type="string" table:style-name="ce18">
            <text:p>CHOOSE函數</text:p>
          </table:table-cell>
          <table:table-cell table:number-columns-repeated="2" table:style-name="ce1"/>
          <table:table-cell table:number-columns-repeated="16379"/>
        </table:table-row>
        <table:table-row table:style-name="ro2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first_name, SUM(sales)<text:s/></text:span><text:span text:style-name="T24">AS</text:span><text:span text:style-name="T25"><text:s/>a</text:span><text:span text:style-name="T25"/></text:p>
            <text:p><text:span text:style-name="T24">INTO</text:span><text:span text:style-name="T25"><text:s/>##T</text:span><text:span text:style-name="T25"/></text:p>
            <text:p><text:span text:style-name="T24">FROM</text:span><text:span text:style-name="T25"><text:s/>[dbo].[cookie_sales]</text:span><text:span text:style-name="T25"/></text:p>
            <text:p><text:span text:style-name="T24">GROUP BY</text:span><text:span text:style-name="T25"><text:s/>first_name</text:span><text:span text:style-name="T25"/></text:p>
            <text:p><text:span text:style-name="T24">GO</text:span><text:span text:style-name="T24"/></text:p>
            <text:p><text:span text:style-name="T24">SELECT</text:span><text:span text:style-name="T25"><text:s/>*<text:s/></text:span><text:span text:style-name="T24">FROM</text:span><text:span text:style-name="T25"><text:s/>##T</text:span><text:span text:style-name="T25"/></text:p>
            <text:p><text:span text:style-name="T24">WHERE</text:span><text:span text:style-name="T25"><text:s/>##T.a=(</text:span><text:span text:style-name="T25"/></text:p>
            <text:p><text:span text:style-name="T24">SELECT</text:span><text:span text:style-name="T25"><text:s/></text:span><text:span text:style-name="T37">MAX</text:span><text:span text:style-name="T25">(##T.a)<text:s/></text:span><text:span text:style-name="T24">FROM</text:span><text:span text:style-name="T25"><text:s/>##T</text:span><text:span text:style-name="T25"/></text:p>
            <text:p><text:span text:style-name="T25">)</text:span><text:span text:style-name="T25"/></text:p>
            <text:p><text:span text:style-name="T24">GO</text:span></text:p>
          </table:table-cell>
          <table:table-cell office:value-type="string" table:style-name="ce19">
            <text:p>查群組中的特定資料</text:p>
            <text:p>(使用暫存資料表)</text:p>
          </table:table-cell>
          <table:table-cell table:number-columns-repeated="2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USE</text:span><text:span text:style-name="T25"><text:s/>[TSQL2014]</text:span><text:span text:style-name="T25"/></text:p>
            <text:p><text:span text:style-name="T24">SELECT</text:span><text:span text:style-name="T25"><text:s/>custid, country, region, city,</text:span><text:span text:style-name="T25"/></text:p>
            <text:p><text:span text:style-name="T25">country + ',' +<text:s/></text:span><text:span text:style-name="T36">COALESCE</text:span><text:span text:style-name="T27">(region, ' ')</text:span><text:span text:style-name="T25"><text:s/>+ ', ' + city<text:s/></text:span><text:span text:style-name="T24">AS</text:span><text:span text:style-name="T25"><text:s/>location</text:span><text:span text:style-name="T25"/></text:p>
            <text:p><text:span text:style-name="T24">FROM</text:span><text:span text:style-name="T25"><text:s/>Sales.Customers;</text:span></text:p>
          </table:table-cell>
          <table:table-cell office:value-type="string" table:style-name="ce18">
            <text:p>COALESCE:依序從參數中，選出非NULL的值</text:p>
          </table:table-cell>
          <table:table-cell table:number-columns-repeated="2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</text:span><text:span text:style-name="T36">COALESCE</text:span><text:span text:style-name="T27">(hourly_wage * 40 * 52,</text:span><text:span text:style-name="T27"/></text:p>
            <text:p><text:span text:style-name="T27">salary * 12,</text:span><text:span text:style-name="T27"/></text:p>
            <text:p><text:span text:style-name="T27">commission * num_sales)<text:s/></text:span><text:span text:style-name="T24">AS</text:span><text:span text:style-name="T25"><text:s/>[Money]</text:span><text:span text:style-name="T25"/></text:p>
            <text:p><text:span text:style-name="T24">FROM</text:span><text:span text:style-name="T25"><text:s/>dbo.wages</text:span></text:p>
          </table:table-cell>
          <table:table-cell office:value-type="string" table:style-name="ce18">
            <text:p>COALESCE:依序從參數中，選出非NULL的值</text:p>
          </table:table-cell>
          <table:table-cell table:number-columns-repeated="2" table:style-name="ce1"/>
          <table:table-cell table:number-columns-repeated="16379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 , (</text:span><text:span text:style-name="T24">SELECT</text:span><text:span text:style-name="T25"><text:s/></text:span><text:span text:style-name="T37">COUNT</text:span><text:span text:style-name="T25">(*)</text:span><text:span text:style-name="T25"/></text:p>
            <text:p><text:span text:style-name="T24">FROM</text:span><text:span text:style-name="T25"><text:s/>[dbo].[面試紀錄] b</text:span><text:span text:style-name="T25"/></text:p>
            <text:p><text:span text:style-name="T24">WHERE</text:span><text:span text:style-name="T25"><text:s/>a.身分證 = b.身分證)<text:s/></text:span><text:span text:style-name="T24">AS</text:span><text:span text:style-name="T25"><text:s/>次數</text:span><text:span text:style-name="T25"/></text:p>
            <text:p><text:span text:style-name="T24">FROM</text:span><text:span text:style-name="T25"><text:s/>[dbo].[求職者]<text:s/></text:span><text:span text:style-name="T24">AS</text:span><text:span text:style-name="T25"><text:s/>a</text:span></text:p>
          </table:table-cell>
          <table:table-cell office:value-type="string" table:style-name="ce19">
            <text:p>大腸包小腸</text:p>
            <text:p>SELECT 子查詢</text:p>
          </table:table-cell>
          <table:table-cell table:number-columns-repeated="2" table:style-name="ce1"/>
          <table:table-cell table:number-columns-repeated="16379"/>
        </table:table-row>
        <table:table-row table:style-name="ro27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(</text:span><text:span text:style-name="T25"/></text:p>
            <text:p><text:span text:style-name="T24">SELECT</text:span><text:span text:style-name="T25"><text:s/>* , (</text:span><text:span text:style-name="T25"/></text:p>
            <text:p><text:span text:style-name="T24">SELECT</text:span><text:span text:style-name="T25"><text:s/></text:span><text:span text:style-name="T37">COUNT</text:span><text:span text:style-name="T25">(*)</text:span><text:span text:style-name="T25"/></text:p>
            <text:p><text:span text:style-name="T24">FROM</text:span><text:span text:style-name="T25"><text:s/>[dbo].[面試紀錄]<text:s/></text:span><text:span text:style-name="T24">AS</text:span><text:span text:style-name="T25"><text:s/>II</text:span><text:span text:style-name="T25"/></text:p>
            <text:p><text:span text:style-name="T24">WHERE</text:span><text:span text:style-name="T25"><text:s/>OO.身分證 = II.身分證</text:span><text:span text:style-name="T25"/></text:p>
            <text:p><text:span text:style-name="T25">)<text:s/></text:span><text:span text:style-name="T24">AS</text:span><text:span text:style-name="T25"><text:s/>[面試次數]</text:span><text:span text:style-name="T25"/></text:p>
            <text:p><text:span text:style-name="T24">FROM</text:span><text:span text:style-name="T25"><text:s/>[dbo].[求職者]<text:s/></text:span><text:span text:style-name="T24">AS</text:span><text:span text:style-name="T25"><text:s/>OO</text:span><text:span text:style-name="T25"/></text:p>
            <text:p><text:span text:style-name="T25">)<text:s/></text:span><text:span text:style-name="T24">AS</text:span><text:span text:style-name="T25"><text:s/>OOO</text:span><text:span text:style-name="T25"/></text:p>
            <text:p><text:span text:style-name="T24">WHERE</text:span><text:span text:style-name="T25"><text:s/>OOO.面試次數&gt;1</text:span></text:p>
          </table:table-cell>
          <table:table-cell office:value-type="string" table:style-name="ce19">
            <text:p>大腸包小腸</text:p>
            <text:p>FROM 子查詢</text:p>
          </table:table-cell>
          <table:table-cell table:number-columns-repeated="2" table:style-name="ce1"/>
          <table:table-cell table:number-columns-repeated="16379"/>
        </table:table-row>
        <table:table-row table:style-name="ro27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text:s/></text:span><text:span text:style-name="T24">FROM</text:span><text:span text:style-name="T25"><text:s/>(</text:span><text:span text:style-name="T25"/></text:p>
            <text:p><text:span text:style-name="T24">SELECT</text:span><text:span text:style-name="T25"><text:s/>* , (</text:span><text:span text:style-name="T25"/></text:p>
            <text:p><text:span text:style-name="T24">SELECT</text:span><text:span text:style-name="T25"><text:s/></text:span><text:span text:style-name="T37">COUNT</text:span><text:span text:style-name="T25">(*)</text:span><text:span text:style-name="T25"/></text:p>
            <text:p><text:span text:style-name="T24">FROM</text:span><text:span text:style-name="T25"><text:s/>[dbo].[面試紀錄]<text:s/></text:span><text:span text:style-name="T24">AS</text:span><text:span text:style-name="T25"><text:s/>II</text:span><text:span text:style-name="T25"/></text:p>
            <text:p><text:span text:style-name="T24">WHERE</text:span><text:span text:style-name="T25"><text:s/>OO.身分證 = II.身分證</text:span><text:span text:style-name="T25"/></text:p>
            <text:p><text:span text:style-name="T25">)<text:s/></text:span><text:span text:style-name="T24">AS</text:span><text:span text:style-name="T25"><text:s/>[面試次數]</text:span><text:span text:style-name="T25"/></text:p>
            <text:p><text:span text:style-name="T24">FROM</text:span><text:span text:style-name="T25"><text:s/>[dbo].[求職者]<text:s/></text:span><text:span text:style-name="T24">AS</text:span><text:span text:style-name="T25"><text:s/>OO</text:span><text:span text:style-name="T25"/></text:p>
            <text:p><text:span text:style-name="T25">)<text:s/></text:span><text:span text:style-name="T24">AS</text:span><text:span text:style-name="T25"><text:s/>OOO</text:span><text:span text:style-name="T25"/></text:p>
            <text:p><text:span text:style-name="T24">WHERE</text:span><text:span text:style-name="T25"><text:s/>OOO.面試次數&gt;1</text:span></text:p>
          </table:table-cell>
          <table:table-cell office:value-type="string" table:style-name="ce19">
            <text:p>大腸包小腸</text:p>
            <text:p>WHERE 子查詢</text:p>
          </table:table-cell>
          <table:table-cell table:number-columns-repeated="2" table:style-name="ce1"/>
          <table:table-cell table:number-columns-repeated="16379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24">SELECT</text:span><text:span text:style-name="T25"><text:s/></text:span><text:span text:style-name="T36">REPLICATE<text:s/></text:span><text:span text:style-name="T27">(<text:s/></text:span><text:span text:style-name="T30">'A'<text:s/></text:span><text:span text:style-name="T27">, 5 )</text:span></text:p>
          </table:table-cell>
          <table:table-cell office:value-type="string" table:style-name="ce18">
            <text:p>REPLICATE 重複函數</text:p>
          </table:table-cell>
          <table:table-cell office:value-type="string" table:style-name="ce18">
            <text:p>AAAAA'</text:p>
          </table:table-cell>
          <table:table-cell table:style-name="ce1"/>
          <table:table-cell table:number-columns-repeated="16379"/>
        </table:table-row>
        <table:table-row table:style-name="ro26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CREATE VIEW</text:span><text:span text:style-name="T25"><text:s/>[JP_求職者]<text:s/></text:span><text:span text:style-name="T24">AS</text:span><text:span text:style-name="T24"/></text:p>
            <text:p><text:span text:style-name="T26">SELECT TOP</text:span><text:span text:style-name="T27">(99.9999)<text:s/></text:span><text:span text:style-name="T26">PERCENT</text:span><text:span text:style-name="T26"/></text:p>
            <text:p><text:span text:style-name="T25">[姓名]<text:s/></text:span><text:span text:style-name="T24">AS</text:span><text:span text:style-name="T25"><text:s/>[フルネーム]</text:span><text:span text:style-name="T25"/></text:p>
            <text:p><text:span text:style-name="T25">,[身分證]<text:s/></text:span><text:span text:style-name="T24">AS</text:span><text:span text:style-name="T25"><text:s/>[身分証明書]</text:span><text:span text:style-name="T25"/></text:p>
            <text:p><text:span text:style-name="T25">,[專長]<text:s/></text:span><text:span text:style-name="T24">AS</text:span><text:span text:style-name="T25"><text:s/>[専門]</text:span><text:span text:style-name="T25"/></text:p>
            <text:p><text:span text:style-name="T25">,[學歷]<text:s/></text:span><text:span text:style-name="T24">AS</text:span><text:span text:style-name="T25"><text:s/>[学歴]</text:span><text:span text:style-name="T25"/></text:p>
            <text:p><text:span text:style-name="T25">,[經驗]<text:s/></text:span><text:span text:style-name="T24">AS</text:span><text:span text:style-name="T25"><text:s/>[エクスペリエンス]</text:span><text:span text:style-name="T25"/></text:p>
            <text:p><text:span text:style-name="T25">,[可用]<text:s/></text:span><text:span text:style-name="T24">AS</text:span><text:span text:style-name="T25"><text:s/>[利用できます]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6">ORDER BY</text:span><text:span text:style-name="T27"><text:s/>[学歴]</text:span></text:p>
          </table:table-cell>
          <table:table-cell office:value-type="string" table:style-name="ce26">
            <text:p><text:span text:style-name="T27">CREATE VIEW</text:span><text:span text:style-name="T27"/></text:p>
            <text:p><text:span text:style-name="T30">用ORDER BY 時，存在1個BUG</text:span><text:span text:style-name="T30"/></text:p>
            <text:p><text:span text:style-name="T30">就是得下TOP(99.999999) PERCENT (100%時無法排序)</text:span></text:p>
          </table:table-cell>
          <table:table-cell table:style-name="ce1"/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22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CREATE FUNCTION</text:span><text:span text:style-name="T25"><text:s/>dbo.fn_List1</text:span><text:span text:style-name="T25"/></text:p>
            <text:p><text:span text:style-name="T25">(@ID<text:s/></text:span><text:span text:style-name="T24">NVARCHAR</text:span><text:span text:style-name="T25">(10))</text:span><text:span text:style-name="T25"/></text:p>
            <text:p><text:span text:style-name="T24">RETURNS TABLE</text:span><text:span text:style-name="T24"/></text:p>
            <text:p><text:span text:style-name="T24">AS</text:span><text:span text:style-name="T24"/></text:p>
            <text:p><text:span text:style-name="T24">RETURN<text:s/></text:span><text:span text:style-name="T25">(</text:span><text:span text:style-name="T25"/></text:p>
            <text:p><text:span text:style-name="T24">SELECT</text:span><text:span text:style-name="T25"><text:s/>*<text:s/></text:span><text:span text:style-name="T24">FROM</text:span><text:span text:style-name="T25"><text:s/>[dbo].[面試紀錄]</text:span><text:span text:style-name="T25"/></text:p>
            <text:p><text:span text:style-name="T24">WHERE</text:span><text:span text:style-name="T25"><text:s/>[身分證] =<text:s/></text:span><text:span text:style-name="T26">CASE WHEN</text:span><text:span text:style-name="T27"><text:s/>@ID =<text:s/></text:span><text:span text:style-name="T30">''</text:span><text:span text:style-name="T27"><text:s/></text:span><text:span text:style-name="T26">THEN</text:span><text:span text:style-name="T27"><text:s/>[身分證]<text:s/></text:span><text:span text:style-name="T26">ELSE</text:span><text:span text:style-name="T27"><text:s/>@ID<text:s/></text:span><text:span text:style-name="T26">END</text:span><text:span text:style-name="T25"><text:s/>)</text:span></text:p>
          </table:table-cell>
          <table:table-cell office:value-type="string" table:style-name="ce26">
            <text:p><text:span text:style-name="T25">FUNCTION 裡面使用<text:s/></text:span><text:span text:style-name="T27">CASE</text:span></text:p>
          </table:table-cell>
          <table:table-cell office:value-type="string" table:style-name="ce19">
            <text:p>有給參數→帶出指定參數的資料</text:p>
            <text:p>沒給參數→貸出全部資料</text:p>
          </table:table-cell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28">
          <table:table-cell office:value-type="string" table:style-name="ce18">
            <text:p>ssms</text:p>
          </table:table-cell>
          <table:table-cell office:value-type="string" table:style-name="ce26">
            <text:p>SELECT * FROM (</text:p>
            <text:p><text:span text:style-name="T29">SELECT *, (SELECT COUNT(*) FROM [dbo].[面試紀錄] AS II</text:span><text:span text:style-name="T29"/></text:p>
            <text:p><text:span text:style-name="T29">WHERE OO.公司統編 = II.公司統編) AS 次數</text:span><text:span text:style-name="T29"/></text:p>
            <text:p><text:span text:style-name="T29">FROM [dbo].[廠商職缺] AS OO) AS OOO</text:span><text:span text:style-name="T29"/></text:p>
            <text:p><text:span text:style-name="T25">WHERE OOO.次數&gt;0</text:span></text:p>
          </table:table-cell>
          <table:table-cell office:value-type="string" table:style-name="ce18">
            <text:p>紅色那些字，為<text:span text:style-name="T29">衍生資料表(Derived Table)</text:span></text:p>
          </table:table-cell>
          <table:table-cell table:style-name="ce1"/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17">
          <table:table-cell office:value-type="string" table:style-name="ce18">
            <text:p>ssms</text:p>
          </table:table-cell>
          <table:table-cell office:value-type="string" table:style-name="ce26">
            <text:p><text:span text:style-name="T27">;WITH Y AS (</text:span><text:span text:style-name="T27"/></text:p>
            <text:p><text:span text:style-name="T24">SELECT</text:span><text:span text:style-name="T25"><text:s/>* , (<text:s/></text:span><text:span text:style-name="T24">select</text:span><text:span text:style-name="T25"><text:s/></text:span><text:span text:style-name="T37">count</text:span><text:span text:style-name="T25">(*)<text:s/></text:span><text:span text:style-name="T24">from</text:span><text:span text:style-name="T25"><text:s/>[dbo].[面試紀錄]<text:s/></text:span><text:span text:style-name="T24">as</text:span><text:span text:style-name="T25"><text:s/>[ii]</text:span><text:span text:style-name="T25"/></text:p>
            <text:p><text:span text:style-name="T24">where</text:span><text:span text:style-name="T25"><text:s/>[OO].公司統編 = [ii].公司統編)<text:s/></text:span><text:span text:style-name="T24">AS</text:span><text:span text:style-name="T25"><text:s/>[次數]</text:span><text:span text:style-name="T25"/></text:p>
            <text:p><text:span text:style-name="T24">FROM</text:span><text:span text:style-name="T25"><text:s/>[dbo].[廠商職缺]<text:s/></text:span><text:span text:style-name="T24">AS</text:span><text:span text:style-name="T25"><text:s/>[OO]</text:span><text:span text:style-name="T25"/></text:p>
            <text:p><text:span text:style-name="T27">)</text:span><text:span text:style-name="T27"/></text:p>
            <text:p><text:span text:style-name="T24">SELECT</text:span><text:span text:style-name="T25"><text:s/>*<text:s/></text:span><text:span text:style-name="T24">FROM</text:span><text:span text:style-name="T25"><text:s/>Y<text:s/></text:span><text:span text:style-name="T24">WHERE</text:span><text:span text:style-name="T25"><text:s/>次數 &gt; 0</text:span></text:p>
          </table:table-cell>
          <table:table-cell office:value-type="string" table:style-name="ce19">
            <text:p>CTE 寫法 取代大腸包小腸</text:p>
            <text:p><text:span text:style-name="T29">前面必加「;」</text:span></text:p>
          </table:table-cell>
          <table:table-cell table:style-name="ce1"/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22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WHERE</text:span><text:span text:style-name="T25"><text:s/>[專長]<text:s/></text:span><text:span text:style-name="T40">IN</text:span><text:span text:style-name="T25"><text:s/>(<text:s/></text:span><text:span text:style-name="T29">'JAVA'<text:s/></text:span><text:span text:style-name="T25">,<text:s/></text:span><text:span text:style-name="T29">'SQL'</text:span><text:span text:style-name="T25"><text:s/>)</text:span><text:span text:style-name="T25"/></text:p>
            <text:p><text:span text:style-name="T26">EXCEPT</text:span><text:span text:style-name="T26"/></text:p>
            <text:p><text:span text:style-name="T24">SELECT</text:span><text:span text:style-name="T25"><text:s/>*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WHERE</text:span><text:span text:style-name="T25"><text:s/>[專長] =<text:s/></text:span><text:span text:style-name="T29">'SQL'</text:span></text:p>
          </table:table-cell>
          <table:table-cell office:value-type="string" table:style-name="ce18">
            <text:p>EXCEPT</text:p>
          </table:table-cell>
          <table:table-cell table:style-name="ce1"/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22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WHERE</text:span><text:span text:style-name="T25"><text:s/>[專長] =<text:s/></text:span><text:span text:style-name="T29">'JAVA'</text:span><text:span text:style-name="T29"/></text:p>
            <text:p><text:span text:style-name="T26">INTERSECT</text:span><text:span text:style-name="T26"/></text:p>
            <text:p><text:span text:style-name="T24">SELECT</text:span><text:span text:style-name="T25"><text:s/>*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WHERE</text:span><text:span text:style-name="T25"><text:s/>[專長]<text:s/></text:span><text:span text:style-name="T40">IN</text:span><text:span text:style-name="T25"><text:s/>(<text:s/></text:span><text:span text:style-name="T29">'JAVA'<text:s/></text:span><text:span text:style-name="T25">,<text:s/></text:span><text:span text:style-name="T29">'SQL'</text:span><text:span text:style-name="T25"><text:s/>)</text:span></text:p>
          </table:table-cell>
          <table:table-cell office:value-type="string" table:style-name="ce18">
            <text:p>INTERSECT</text:p>
          </table:table-cell>
          <table:table-cell table:style-name="ce1"/>
          <table:table-cell office:value-type="string" table:style-name="ce18">
            <text:p>6/21</text:p>
          </table:table-cell>
          <table:table-cell table:number-columns-repeated="16379"/>
        </table:table-row>
        <table:table-row table:style-name="ro29">
          <table:table-cell office:value-type="string" table:style-name="ce18">
            <text:p>ssms</text:p>
          </table:table-cell>
          <table:table-cell office:value-type="string" table:style-name="ce33">
            <text:p>SELECT<text:span text:style-name="T41"> </text:span><text:span text:style-name="T40">*</text:span><text:span text:style-name="T41"> </text:span><text:span text:style-name="T31">FROM</text:span><text:span text:style-name="T41"> </text:span><text:span text:style-name="T42">sysobjects</text:span><text:span text:style-name="T41"> </text:span><text:span text:style-name="T41"/></text:p>
            <text:p><text:span text:style-name="T31">where</text:span><text:span text:style-name="T41"> </text:span><text:span text:style-name="T31">type</text:span><text:span text:style-name="T40">=</text:span><text:span text:style-name="T29">'U'</text:span><text:span text:style-name="T41"> </text:span><text:span text:style-name="T42">-- 查詢所有使用者資料表</text:span></text:p>
          </table:table-cell>
          <table:table-cell table:style-name="ce1">
            <draw:frame xmlns:presentation="urn:oasis:names:tc:opendocument:xmlns:presentation:1.0" draw:z-index="1" draw:id="id0" draw:style-name="a0" draw:name="圖片 2" svg:x="0.05669in" svg:y="2.27283in" svg:width="3.38425in" svg:height="2.07244in" style:rel-width="scale" style:rel-height="scale">
              <draw:image xlink:href="" xlink:type="simple" xlink:show="embed" xlink:actuate="onLoad"/>
              <svg:desc/>
            </draw:frame>
          </table:table-cell>
          <table:table-cell table:style-name="ce1"/>
          <table:table-cell table:number-columns-repeated="1020" table:style-name="ce18"/>
          <table:table-cell table:number-columns-repeated="1536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33">
            <text:p>SELECT<text:span text:style-name="T25"><text:s/></text:span><text:span text:style-name="T37">ROW_NUMBER</text:span><text:span text:style-name="T40">()</text:span><text:span text:style-name="T25"><text:s/></text:span><text:span text:style-name="T31">OVER<text:s/></text:span><text:span text:style-name="T40">(</text:span><text:span text:style-name="T31">ORDER</text:span><text:span text:style-name="T25"><text:s/></text:span><text:span text:style-name="T31">BY</text:span><text:span text:style-name="T25"><text:s/></text:span><text:span text:style-name="T37">GETDATE</text:span><text:span text:style-name="T40">())</text:span><text:span text:style-name="T25"><text:s/></text:span><text:span text:style-name="T31">AS</text:span><text:span text:style-name="T25"><text:s/>SN<text:s/></text:span><text:span text:style-name="T40">,</text:span><text:span text:style-name="T25"><text:s/></text:span><text:span text:style-name="T40">*</text:span><text:span text:style-name="T40"/></text:p>
            <text:p><text:span text:style-name="T24">FROM</text:span><text:span text:style-name="T40"><text:s/>[dbo].[求職者]</text:span></text:p>
          </table:table-cell>
          <table:table-cell table:number-columns-repeated="2" table:style-name="ce1"/>
          <table:table-cell table:number-columns-repeated="1020" table:style-name="ce18"/>
          <table:table-cell table:number-columns-repeated="1536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33">
            <text:p>SELECT<text:span text:style-name="T25"><text:s/></text:span><text:span text:style-name="T37">ROW_NUMBER</text:span><text:span text:style-name="T40">()</text:span><text:span text:style-name="T25"><text:s/></text:span><text:span text:style-name="T31">OVER<text:s/></text:span><text:span text:style-name="T40">(</text:span><text:span text:style-name="T31">ORDER</text:span><text:span text:style-name="T25"><text:s/></text:span><text:span text:style-name="T31">BY</text:span><text:span text:style-name="T25"><text:s/></text:span><text:span text:style-name="T37">GETDATE</text:span><text:span text:style-name="T40">())</text:span><text:span text:style-name="T25"><text:s/></text:span><text:span text:style-name="T31">AS</text:span><text:span text:style-name="T25"><text:s/>SN<text:s/></text:span><text:span text:style-name="T40">,</text:span><text:span text:style-name="T25"><text:s/></text:span><text:span text:style-name="T40">*</text:span><text:span text:style-name="T40"/></text:p>
            <text:p><text:span text:style-name="T24">FROM</text:span><text:span text:style-name="T40"><text:s/>[dbo].[求職者]</text:span></text:p>
          </table:table-cell>
          <table:table-cell table:number-columns-repeated="2" table:style-name="ce1"/>
          <table:table-cell table:number-columns-repeated="1020" table:style-name="ce18"/>
          <table:table-cell table:number-columns-repeated="15360"/>
        </table:table-row>
        <table:table-row table:style-name="ro18">
          <table:table-cell office:value-type="string" table:style-name="ce18">
            <text:p>ssms</text:p>
          </table:table-cell>
          <table:table-cell office:value-type="string" table:style-name="ce26">
            <text:p><text:span text:style-name="T24">select</text:span><text:span text:style-name="T25"><text:s/>*,</text:span><text:span text:style-name="T25"/></text:p>
            <text:p><text:span text:style-name="T25">SUM(經驗)<text:s/></text:span><text:span text:style-name="T24">over</text:span><text:span text:style-name="T25">(</text:span><text:span text:style-name="T25"/></text:p>
            <text:p><text:span text:style-name="T24">partition by</text:span><text:span text:style-name="T25"><text:s/>專長<text:s/></text:span><text:span text:style-name="T24">order by</text:span><text:span text:style-name="T25"><text:s/>經驗</text:span><text:span text:style-name="T25"/></text:p>
            <text:p><text:span text:style-name="T43">ROWS BETWEEN</text:span><text:span text:style-name="T44"><text:s/>UNBOUNDED<text:s/></text:span><text:span text:style-name="T43">PRECEDING</text:span><text:span text:style-name="T44"><text:s/>AND<text:s/></text:span><text:span text:style-name="T43">CURRENT ROW</text:span><text:span text:style-name="T43"/></text:p>
            <text:p><text:span text:style-name="T25">)</text:span><text:span text:style-name="T25"/></text:p>
            <text:p><text:span text:style-name="T24">as</text:span><text:span text:style-name="T25"><text:s/>RunningQty</text:span><text:span text:style-name="T25"/></text:p>
            <text:p><text:span text:style-name="T24">from</text:span><text:span text:style-name="T25"><text:s/>[dbo].[求職者]</text:span><text:span text:style-name="T25"/></text:p>
            <text:p><text:span text:style-name="T24">order by</text:span><text:span text:style-name="T25"><text:s/>專長</text:span></text:p>
          </table:table-cell>
          <table:table-cell office:value-type="string" table:style-name="ce19">
            <text:p>select 分群組 作累加</text:p>
            <text:p>難!</text:p>
            <text:p><text:span text:style-name="T44">粗斜體部分可省略</text:span><text:span text:style-name="T25"><text:s/>結果相同</text:span></text:p>
          </table:table-cell>
          <table:table-cell table:style-name="ce1"/>
          <table:table-cell table:number-columns-repeated="1020" table:style-name="ce18"/>
          <table:table-cell table:number-columns-repeated="15360"/>
        </table:table-row>
        <table:table-row table:style-name="ro30">
          <table:table-cell office:value-type="string" table:style-name="ce18">
            <text:p>ssms</text:p>
          </table:table-cell>
          <table:table-cell office:value-type="string" table:style-name="ce33">
            <text:p>select<text:span text:style-name="T25"><text:s/></text:span><text:span text:style-name="T40">*,<text:s/></text:span><text:span text:style-name="T37">rank</text:span><text:span text:style-name="T40">()</text:span><text:span text:style-name="T25"><text:s/></text:span><text:span text:style-name="T31">over</text:span><text:span text:style-name="T40">(<text:s/></text:span><text:span text:style-name="T31">order</text:span><text:span text:style-name="T25"><text:s/></text:span><text:span text:style-name="T31">by</text:span><text:span text:style-name="T25"><text:s/>經驗<text:s/></text:span><text:span text:style-name="T40">)</text:span><text:span text:style-name="T25"><text:s/></text:span><text:span text:style-name="T31">as</text:span><text:span text:style-name="T25"><text:s/>名次</text:span><text:span text:style-name="T25"/></text:p>
            <text:p><text:span text:style-name="T31">from</text:span><text:span text:style-name="T25"><text:s/>[dbo].[求職者]</text:span><text:span text:style-name="T25"/></text:p>
            <text:p><text:span text:style-name="T31">order by</text:span><text:span text:style-name="T25"><text:s/>名次</text:span></text:p>
          </table:table-cell>
          <table:table-cell office:value-type="string" table:style-name="ce34">
            <text:p>排名 RANK</text:p>
          </table:table-cell>
          <table:table-cell table:style-name="ce1"/>
          <table:table-cell table:number-columns-repeated="1020" table:style-name="ce18"/>
          <table:table-cell table:number-columns-repeated="15360"/>
        </table:table-row>
        <table:table-row table:style-name="ro31">
          <table:table-cell office:value-type="string" table:style-name="ce18">
            <text:p>ssms</text:p>
          </table:table-cell>
          <table:table-cell office:value-type="string" table:style-name="ce33">
            <text:p>select<text:span text:style-name="T25"><text:s/></text:span><text:span text:style-name="T40">* ,<text:s/></text:span><text:span text:style-name="T37">dense_rank</text:span><text:span text:style-name="T40">()</text:span><text:span text:style-name="T25"><text:s/></text:span><text:span text:style-name="T31">over<text:s/></text:span><text:span text:style-name="T40">(<text:s/></text:span><text:span text:style-name="T31">order</text:span><text:span text:style-name="T25"><text:s/></text:span><text:span text:style-name="T31">by</text:span><text:span text:style-name="T25"><text:s/>經驗<text:s/></text:span><text:span text:style-name="T40">)</text:span><text:span text:style-name="T25"><text:s/></text:span><text:span text:style-name="T31">as</text:span><text:span text:style-name="T25"><text:s/>名次</text:span><text:span text:style-name="T25"/></text:p>
            <text:p><text:span text:style-name="T31">from</text:span><text:span text:style-name="T25"><text:s/>[dbo].[求職者]</text:span><text:span text:style-name="T25"/></text:p>
            <text:p><text:span text:style-name="T31">order by</text:span><text:span text:style-name="T25"><text:s/>名次</text:span></text:p>
          </table:table-cell>
          <table:table-cell office:value-type="string" table:style-name="ce34">
            <text:p>排名 DENSE_RANK</text:p>
            <draw:frame xmlns:presentation="urn:oasis:names:tc:opendocument:xmlns:presentation:1.0" draw:z-index="2" draw:id="id1" draw:style-name="a1" draw:name="Picture 5" svg:x="0.03228in" svg:y="2.40827in" svg:width="3.95118in" svg:height="1.76811in" style:rel-width="scale" style:rel-height="scale">
              <draw:image xlink:href="" xlink:type="simple" xlink:show="embed" xlink:actuate="onLoad"/>
              <svg:desc/>
            </draw:frame>
            <draw:frame xmlns:presentation="urn:oasis:names:tc:opendocument:xmlns:presentation:1.0" draw:z-index="3" draw:id="id2" draw:style-name="a2" draw:name="Picture 7" svg:x="0.16024in" svg:y="0.07953in" svg:width="3.95118in" svg:height="1.82165in" style:rel-width="scale" style:rel-height="scale">
              <draw:image xlink:href="" xlink:type="simple" xlink:show="embed" xlink:actuate="onLoad"/>
              <svg:desc/>
            </draw:frame>
          </table:table-cell>
          <table:table-cell table:style-name="ce1"/>
          <table:table-cell table:number-columns-repeated="16380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USE</text:span><text:span text:style-name="T25"><text:s/>[TSQL]</text:span><text:span text:style-name="T25"/></text:p>
            <text:p><text:span text:style-name="T31">SELECT</text:span><text:span text:style-name="T25"><text:s/>employee, orderyear, totalsales<text:s/></text:span><text:span text:style-name="T31">AS</text:span><text:span text:style-name="T25"><text:s/>[t],</text:span><text:span text:style-name="T25"/></text:p>
            <text:p><text:span text:style-name="T25">LAG(totalsales, 1,0)<text:s/></text:span><text:span text:style-name="T31">OVER</text:span><text:span text:style-name="T25"><text:s/>(</text:span><text:span text:style-name="T31">PARTITION BY</text:span><text:span text:style-name="T25"><text:s/>employee<text:s/></text:span><text:span text:style-name="T31">ORDER BY<text:s/></text:span><text:span text:style-name="T25">orderyear)<text:s/></text:span><text:span text:style-name="T31">AS</text:span><text:span text:style-name="T25"><text:s/>[t-1]</text:span><text:span text:style-name="T25"/></text:p>
            <text:p><text:span text:style-name="T31">FROM</text:span><text:span text:style-name="T25"><text:s/>[Sales].[OrdersByEmployeeYear]</text:span></text:p>
          </table:table-cell>
          <table:table-cell table:number-columns-repeated="2" table:style-name="ce1"/>
          <table:table-cell table:number-columns-repeated="16380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33">
            <text:p>USE MASTER</text:p>
            <text:p>SELECT<text:s/><text:span text:style-name="T36">DATABASEPROPERTYEX<text:s/></text:span><text:span text:style-name="T27">(</text:span><text:span text:style-name="T45"><text:s/></text:span><text:span text:style-name="T30">'&lt;DataBaseName&gt;'<text:s/></text:span><text:span text:style-name="T27">,</text:span><text:span text:style-name="T30"><text:s/>'Recovery'</text:span><text:span text:style-name="T45"><text:s/></text:span><text:span text:style-name="T27">)</text:span><text:span text:style-name="T27"/></text:p>
            <text:p><text:span text:style-name="T27">or</text:span><text:span text:style-name="T27"/></text:p>
            <text:p><text:span text:style-name="T45">SELECT</text:span><text:span text:style-name="T27"><text:s/>name, recovery_model_desc<text:s/></text:span><text:span text:style-name="T45">FROM</text:span><text:span text:style-name="T27"><text:s/></text:span><text:span text:style-name="T28">sys.databases</text:span></text:p>
          </table:table-cell>
          <table:table-cell office:value-type="string" table:style-name="ce18">
            <text:p>辨識DataBase的備份模式</text:p>
          </table:table-cell>
          <table:table-cell table:style-name="ce1"/>
          <table:table-cell table:number-columns-repeated="16380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DECLARE</text:span><text:span text:style-name="T25"><text:s/>@aa<text:s/></text:span><text:span text:style-name="T31">VARCHAR<text:s/></text:span><text:span text:style-name="T25">(</text:span><text:span text:style-name="T37">MAX<text:s/></text:span><text:span text:style-name="T25">)=<text:s/></text:span><text:span text:style-name="T29">''</text:span><text:span text:style-name="T29"/></text:p>
            <text:p><text:span text:style-name="T31">SELECT</text:span><text:span text:style-name="T25"><text:s/>@aa = @aa + [firstname] +<text:s/></text:span><text:span text:style-name="T29">' ; '</text:span><text:span text:style-name="T29"/></text:p>
            <text:p><text:span text:style-name="T31">FROM</text:span><text:span text:style-name="T25"><text:s/>[HR].[Employees]</text:span><text:span text:style-name="T25"/></text:p>
            <text:p><text:span text:style-name="T31">SELECT</text:span><text:span text:style-name="T25"><text:s/>@aa</text:span></text:p>
          </table:table-cell>
          <table:table-cell office:value-type="string" table:style-name="ce18">
            <text:p>將資料欄合併成一個欄位</text:p>
          </table:table-cell>
          <table:table-cell office:value-type="string" table:style-name="ce2">
            <text:p>Sara;Don;Judy;Yael;Sven;Paul;Russell;Maria;Zoya;</text:p>
          </table:table-cell>
          <table:table-cell table:number-columns-repeated="16380"/>
        </table:table-row>
        <table:table-row table:style-name="ro20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DECLARE</text:span><text:span text:style-name="T25"><text:s/>@isql<text:s/></text:span><text:span text:style-name="T31">VARCHAR</text:span><text:span text:style-name="T25">(</text:span><text:span text:style-name="T37">MAX</text:span><text:span text:style-name="T25">) = ''</text:span><text:span text:style-name="T25"/></text:p>
            <text:p><text:span text:style-name="T25">SE</text:span><text:span text:style-name="T31">LECT</text:span><text:span text:style-name="T25"><text:s/>@isql = @isql +<text:s/></text:span><text:span text:style-name="T29">' exec sp_spaceused ' ' '<text:s/></text:span><text:span text:style-name="T25">+ name +<text:s/></text:span><text:span text:style-name="T29">' ' ' ; '</text:span><text:span text:style-name="T29"/></text:p>
            <text:p><text:span text:style-name="T31">FROM</text:span><text:span text:style-name="T25"><text:s/></text:span><text:span text:style-name="T46">sys</text:span><text:span text:style-name="T25">.</text:span><text:span text:style-name="T46">tables</text:span><text:span text:style-name="T25"><text:s/></text:span><text:span text:style-name="T31">WHERE</text:span><text:span text:style-name="T25"><text:s/>lob_data_space_id = 0</text:span><text:span text:style-name="T25"/></text:p>
            <text:p><text:span text:style-name="T31">EXEC</text:span><text:span text:style-name="T25"><text:s/>(@isql)</text:span></text:p>
          </table:table-cell>
          <table:table-cell office:value-type="string" table:style-name="ce19">
            <text:p>執行動態字串</text:p>
            <text:p>查DB中每個資料庫空間</text:p>
          </table:table-cell>
          <table:table-cell table:style-name="ce1"/>
          <table:table-cell table:number-columns-repeated="16380"/>
        </table:table-row>
        <table:table-row table:style-name="ro32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SELECT</text:span><text:span text:style-name="T25"><text:s/>1</text:span><text:span text:style-name="T25"/></text:p>
            <text:p><text:span text:style-name="T31">SELECT</text:span><text:span text:style-name="T25"><text:s/>2</text:span><text:span text:style-name="T25"/></text:p>
            <text:p><text:span text:style-name="T31">RETURN</text:span><text:span text:style-name="T31"/></text:p>
            <text:p><text:span text:style-name="T31">SELECT</text:span><text:span text:style-name="T25"><text:s/>3</text:span></text:p>
          </table:table-cell>
          <table:table-cell office:value-type="string" table:style-name="ce18">
            <text:p>RETURN <text:s/>中斷</text:p>
          </table:table-cell>
          <table:table-cell office:value-type="string" table:style-name="ce19">
            <text:p>1</text:p>
            <text:p>2</text:p>
          </table:table-cell>
          <table:table-cell table:number-columns-repeated="16380"/>
        </table:table-row>
        <table:table-row table:style-name="ro33">
          <table:table-cell office:value-type="string" table:style-name="ce18">
            <text:p>ssms</text:p>
          </table:table-cell>
          <table:table-cell office:value-type="string" table:style-name="ce29">
            <text:p><text:span text:style-name="T39">--Col1為PK</text:span><text:span text:style-name="T39"/></text:p>
            <text:p><text:span text:style-name="T31">BEGIN TRY</text:span><text:span text:style-name="T31"/></text:p>
            <text:p><text:span text:style-name="T31">BEGIN TRAN</text:span><text:span text:style-name="T31"/></text:p>
            <text:p><text:span text:style-name="T31">INSERT INTO<text:s/></text:span><text:span text:style-name="T25">&lt;table&gt;(Col1, Col2 )</text:span><text:span text:style-name="T31"><text:s/>VALUES</text:span><text:span text:style-name="T25"><text:s/>( 1 ,<text:s/></text:span><text:span text:style-name="T29">'AA'</text:span><text:span text:style-name="T25"><text:s/>)</text:span><text:span text:style-name="T25"/></text:p>
            <text:p><text:span text:style-name="T31">INSERT INTO</text:span><text:span text:style-name="T25"><text:s/>&lt;table&gt;(Col1, Col2 )</text:span><text:span text:style-name="T31"><text:s/>VALUES</text:span><text:span text:style-name="T25"><text:s/>( 2 ,<text:s/></text:span><text:span text:style-name="T29">'BB'<text:s/></text:span><text:span text:style-name="T25">)</text:span><text:span text:style-name="T25"/></text:p>
            <text:p><text:span text:style-name="T31">INSERT INTO<text:s/></text:span><text:span text:style-name="T25">&lt;table&gt;(Col1, Col2 )</text:span><text:span text:style-name="T31"><text:s/>VALUES</text:span><text:span text:style-name="T25"><text:s/>( 2 ,</text:span><text:span text:style-name="T29"><text:s/>'CC'</text:span><text:span text:style-name="T25"><text:s/>)</text:span><text:span text:style-name="T25"/></text:p>
            <text:p><text:span text:style-name="T31">INSERT INTO<text:s/></text:span><text:span text:style-name="T25">&lt;table&gt;(Col1, Col2 )</text:span><text:span text:style-name="T31"><text:s/>VALUES</text:span><text:span text:style-name="T25"><text:s/>( 3 ,</text:span><text:span text:style-name="T29"><text:s/>'DD'</text:span><text:span text:style-name="T25"><text:s/>)</text:span><text:span text:style-name="T25"/></text:p>
            <text:p><text:span text:style-name="T31">COMMIT TRAN</text:span><text:span text:style-name="T31"/></text:p>
            <text:p><text:span text:style-name="T31">END TRY</text:span><text:span text:style-name="T31"/></text:p>
            <text:p><text:span text:style-name="T31">BEGIN CATCH</text:span><text:span text:style-name="T31"/></text:p>
            <text:p><text:span text:style-name="T31">ROLLBACK TRAN</text:span><text:span text:style-name="T31"/></text:p>
            <text:p><text:span text:style-name="T31">SELECT</text:span><text:span text:style-name="T37"><text:s/>ERROR_MESSAGE</text:span><text:span text:style-name="T25">( )</text:span><text:span text:style-name="T25"/></text:p>
            <text:p><text:span text:style-name="T31">END CATCH</text:span></text:p>
          </table:table-cell>
          <table:table-cell office:value-type="string" table:style-name="ce19">
            <text:p>TRANSACTION</text:p>
            <text:p>COMMIT</text:p>
            <text:p>ROLLBACK</text:p>
          </table:table-cell>
          <table:table-cell office:value-type="string" table:style-name="ce19">
            <text:p>若COL1為PK，因為誤植，所以要馬資料通通一起執行</text:p>
            <text:p>要馬通通都不給通過</text:p>
          </table:table-cell>
          <table:table-cell table:number-columns-repeated="16380"/>
        </table:table-row>
        <table:table-row table:style-name="ro27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backup database</text:span><text:span text:style-name="T25"><text:s/>[headfirst]</text:span><text:span text:style-name="T25"/></text:p>
            <text:p><text:span text:style-name="T31">to disk</text:span><text:span text:style-name="T25"><text:s/>=<text:s/></text:span><text:span text:style-name="T29">N'C:\SQLBCK\HeadFirst1.bak'</text:span><text:span text:style-name="T29"/></text:p>
            <text:p><text:span text:style-name="T45">with format<text:s/></text:span><text:span text:style-name="T39">--用於切斷原本的備份格式(ex:先前將做類似raid 0的備份)</text:span><text:span text:style-name="T39"/></text:p>
            <text:p><text:span text:style-name="T31">GO</text:span><text:span text:style-name="T31"/></text:p>
            <text:p/>
            <text:p><text:span text:style-name="T31">backup database</text:span><text:span text:style-name="T25"><text:s/>[headfirst]</text:span><text:span text:style-name="T25"/></text:p>
            <text:p><text:span text:style-name="T31">to disk</text:span><text:span text:style-name="T25"><text:s/>=<text:s/></text:span><text:span text:style-name="T29">N'C:\SQLBCK\HeadFirst2.bak'<text:s/></text:span><text:span text:style-name="T39">--將先前的備份清掉，重新備份</text:span><text:span text:style-name="T39"/></text:p>
            <text:p><text:span text:style-name="T45">with init</text:span><text:span text:style-name="T45"/></text:p>
            <text:p><text:span text:style-name="T31">GO</text:span></text:p>
          </table:table-cell>
          <table:table-cell office:value-type="string" table:style-name="ce19">
            <text:p>backup database</text:p>
            <text:p>with init、with format 的區別</text:p>
          </table:table-cell>
          <table:table-cell table:style-name="ce1"/>
          <table:table-cell table:number-columns-repeated="1638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SELECT</text:span><text:span text:style-name="T25"><text:s/>*</text:span><text:span text:style-name="T25"/></text:p>
            <text:p><text:span text:style-name="T31">FROM</text:span><text:span text:style-name="T25"><text:s/></text:span><text:span text:style-name="T46">fn_trace_gettable</text:span><text:span text:style-name="T25"><text:s/>(<text:s/></text:span><text:span text:style-name="T29">'C:\AA.trc'</text:span><text:span text:style-name="T25"><text:s/>,<text:s/></text:span><text:span text:style-name="T31">default</text:span><text:span text:style-name="T25"><text:s/>)</text:span></text:p>
          </table:table-cell>
          <table:table-cell office:value-type="string" table:style-name="ce19">
            <text:p>使用SQL Server Profiler預先錄製程序後</text:p>
            <text:p>使用此指令解析profiler</text:p>
          </table:table-cell>
          <table:table-cell table:style-name="ce1"/>
          <table:table-cell table:number-columns-repeated="1638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SELECT</text:span><text:span text:style-name="T25"><text:s/></text:span><text:span text:style-name="T37">DATABASEPROPERTYEX</text:span><text:span text:style-name="T25">(<text:s/></text:span><text:span text:style-name="T29">'CompanyStd1'<text:s/></text:span><text:span text:style-name="T25">,</text:span><text:span text:style-name="T29"><text:s/>'collation'</text:span><text:span text:style-name="T25"><text:s/>)<text:s/></text:span><text:span text:style-name="T31">As</text:span><text:span text:style-name="T25"><text:s/>Collation ,</text:span><text:span text:style-name="T25"/></text:p>
            <text:p><text:span text:style-name="T37">COLLATIONPROPERTY<text:s/></text:span><text:span text:style-name="T25">(<text:s/></text:span><text:span text:style-name="T29">'Latin1_General_100_CI_AI'<text:s/></text:span><text:span text:style-name="T25">,</text:span><text:span text:style-name="T29"><text:s/>'CodePage'</text:span><text:span text:style-name="T25"><text:s/>)<text:s/></text:span><text:span text:style-name="T31">As</text:span><text:span text:style-name="T25"><text:s/>'CodePage'</text:span></text:p>
          </table:table-cell>
          <table:table-cell office:value-type="string" table:style-name="ce18">
            <text:p>查看特定資料庫目前所處的定序、字碼頁</text:p>
          </table:table-cell>
          <table:table-cell table:style-name="ce1"/>
          <table:table-cell table:number-columns-repeated="1638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ALTER</text:span><text:span text:style-name="T25"><text:s/>DATABASE [T]<text:s/></text:span><text:span text:style-name="T37">COLLATE</text:span><text:span text:style-name="T25"><text:s/>Latin1_General_100_CI_AI</text:span><text:span text:style-name="T25"/></text:p>
            <text:p><text:span text:style-name="T25">win os一般預設為 Chinese_Taiwan_Stroke_CI_AS 為台灣繁中字碼頁</text:span></text:p>
          </table:table-cell>
          <table:table-cell office:value-type="string" table:style-name="ce18">
            <text:p>改變資料庫的字碼頁</text:p>
          </table:table-cell>
          <table:table-cell table:style-name="ce1"/>
          <table:table-cell table:number-columns-repeated="16380"/>
        </table:table-row>
        <table:table-row table:style-name="ro16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ALTER DATABASE</text:span><text:span text:style-name="T25"><text:s/>[T]<text:s/></text:span><text:span text:style-name="T31">SET SINGLE_USER WITH ROLLBACK IMMEDIATE</text:span><text:span text:style-name="T31"/></text:p>
            <text:p><text:span text:style-name="T31">EXEC master</text:span><text:span text:style-name="T25">.dbo.</text:span><text:span text:style-name="T37">sp_detach_db</text:span><text:span text:style-name="T25"><text:s/>@dbname =<text:s/></text:span><text:span text:style-name="T29">'[T]'</text:span></text:p>
          </table:table-cell>
          <table:table-cell office:value-type="string" table:style-name="ce18">
            <text:p>強制卸離資料庫(剔除連線)</text:p>
          </table:table-cell>
          <table:table-cell table:style-name="ce1"/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31">SELECT</text:span><text:span text:style-name="T25"><text:s/>*<text:s/></text:span><text:span text:style-name="T31">FROM</text:span><text:span text:style-name="T25"><text:s/>master..syslogins</text:span></text:p>
          </table:table-cell>
          <table:table-cell office:value-type="string" table:style-name="ce18">
            <text:p>尋找所有Logins</text:p>
          </table:table-cell>
          <table:table-cell table:style-name="ce1"/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5">
            <text:p><text:span text:style-name="T31">SELECT</text:span><text:span text:style-name="T25"><text:s/>*<text:s/></text:span><text:span text:style-name="T31">FROM</text:span><text:span text:style-name="T25"><text:s/></text:span><text:span text:style-name="T39">fn_helpcollations</text:span><text:span text:style-name="T25">()</text:span></text:p>
          </table:table-cell>
          <table:table-cell office:value-type="string" table:style-name="ce18">
            <text:p>查詢可用定序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18">
            <text:p>ssms</text:p>
          </table:table-cell>
          <table:table-cell office:value-type="string" table:style-name="ce26">
            <text:p><text:span text:style-name="T31">select</text:span><text:span text:style-name="T25"><text:s/>name, marks,<text:s/></text:span><text:span text:style-name="T37">RANK</text:span><text:span text:style-name="T25">()<text:s/></text:span><text:span text:style-name="T31">over</text:span><text:span text:style-name="T25"><text:s/>(<text:s/></text:span><text:span text:style-name="T31">order by</text:span><text:span text:style-name="T25"><text:s/>marks<text:s/></text:span><text:span text:style-name="T31">desc<text:s/></text:span><text:span text:style-name="T25">)<text:s/></text:span><text:span text:style-name="T31">as</text:span><text:span text:style-name="T25"><text:s/></text:span><text:span text:style-name="T29">'r'</text:span><text:span text:style-name="T29"/></text:p>
            <text:p><text:span text:style-name="T31">from</text:span><text:span text:style-name="T25"><text:s/>[dbo].[Table_MarkList]</text:span><text:span text:style-name="T25"/></text:p>
            <text:p/>
            <text:p><text:span text:style-name="T31">select</text:span><text:span text:style-name="T25"><text:s/>name, marks,<text:s/></text:span><text:span text:style-name="T37">ROW_NUMBER</text:span><text:span text:style-name="T25">()<text:s/></text:span><text:span text:style-name="T31">over</text:span><text:span text:style-name="T25"><text:s/>(<text:s/></text:span><text:span text:style-name="T31">order</text:span><text:span text:style-name="T25"><text:s/></text:span><text:span text:style-name="T31">by</text:span><text:span text:style-name="T25"><text:s/>marks<text:s/></text:span><text:span text:style-name="T31">desc<text:s/></text:span><text:span text:style-name="T25">)<text:s/></text:span><text:span text:style-name="T31">as</text:span><text:span text:style-name="T29"><text:s/>'r'</text:span><text:span text:style-name="T29"/></text:p>
            <text:p><text:span text:style-name="T31">from</text:span><text:span text:style-name="T25"><text:s/>[dbo].[Table_MarkList]</text:span><text:span text:style-name="T25"/></text:p>
            <text:p/>
            <text:p><text:span text:style-name="T31">select</text:span><text:span text:style-name="T25"><text:s/>name, marks,<text:s/></text:span><text:span text:style-name="T37">DENSE_RANK</text:span><text:span text:style-name="T25">()<text:s/></text:span><text:span text:style-name="T31">over</text:span><text:span text:style-name="T25"><text:s/>(<text:s/></text:span><text:span text:style-name="T31">order</text:span><text:span text:style-name="T25"><text:s/></text:span><text:span text:style-name="T31">by</text:span><text:span text:style-name="T25"><text:s/>marks<text:s/></text:span><text:span text:style-name="T31">desc<text:s/></text:span><text:span text:style-name="T25">)<text:s/></text:span><text:span text:style-name="T31">as</text:span><text:span text:style-name="T29"><text:s/>'r'</text:span><text:span text:style-name="T29"/></text:p>
            <text:p><text:span text:style-name="T31">from</text:span><text:span text:style-name="T25"><text:s/>[dbo].[Table_MarkList]</text:span><text:span text:style-name="T25"/></text:p>
            <text:p/>
            <text:p><text:span text:style-name="T31">select</text:span><text:span text:style-name="T25"><text:s/>name, marks,<text:s/></text:span><text:span text:style-name="T37">NTILE</text:span><text:span text:style-name="T25">(3)<text:s/></text:span><text:span text:style-name="T31">over<text:s/></text:span><text:span text:style-name="T25">(<text:s/></text:span><text:span text:style-name="T31">order</text:span><text:span text:style-name="T25"><text:s/></text:span><text:span text:style-name="T31">by</text:span><text:span text:style-name="T25"><text:s/>marks<text:s/></text:span><text:span text:style-name="T31">desc<text:s/></text:span><text:span text:style-name="T25">)<text:s/></text:span><text:span text:style-name="T31">as</text:span><text:span text:style-name="T29"><text:s/>'q'</text:span><text:span text:style-name="T29"/></text:p>
            <text:p><text:span text:style-name="T31">from</text:span><text:span text:style-name="T25"><text:s/>[dbo].[Table_MarkList]</text:span></text:p>
          </table:table-cell>
          <table:table-cell office:value-type="string" table:style-name="ce18">
            <text:p>排序</text:p>
          </table:table-cell>
          <table:table-cell table:style-name="ce1"/>
          <table:table-cell table:number-columns-repeated="16380"/>
        </table:table-row>
        <table:table-row table:style-name="ro34">
          <table:table-cell office:value-type="string" table:style-name="ce18">
            <text:p>ssms</text:p>
          </table:table-cell>
          <table:table-cell office:value-type="string" table:style-name="ce26">
            <text:p>MariaDB [mydb]&gt; select ename, sal, comm, sal+ifnull(comm,0) from emp;</text:p>
            <text:p>+--------+---------+---------+--------------------+</text:p>
            <text:p>| ename | sal | comm | sal+ifnull(comm,0) |</text:p>
            <text:p>+--------+---------+---------+--------------------+</text:p>
            <text:p>| SMITH | 800.00 | NULL | 800.00 |</text:p>
            <text:p>| ALLEN | 1600.00 | 300.00 | 1900.00 |</text:p>
            <text:p>| WARD | 1250.00 | 500.00 | 1750.00 |</text:p>
            <text:p>| JONES | 2975.00 | NULL | 2975.00 |</text:p>
            <text:p>| MARTIN | 1250.00 | 1400.00 | 2650.00 |</text:p>
            <text:p>| MILLER | 1300.00 | NULL | 1300.00 |</text:p>
            <text:p>+--------+---------+---------+--------------------+</text:p>
            <text:p>14 rows in set (0.00 sec)</text:p>
            <text:p>MariaDB [mydb]&gt; notee;</text:p>
          </table:table-cell>
          <table:table-cell table:style-name="ce18"/>
          <table:table-cell office:value-type="string" table:style-name="ce19">
            <text:p>MySQL專用 (紀錄語法)</text:p>
            <text:p>tee fullFilePath</text:p>
            <text:p>...</text:p>
            <text:p>notee;</text:p>
          </table:table-cell>
          <table:table-cell table:number-columns-repeated="16380"/>
        </table:table-row>
        <table:table-row table:style-name="ro5">
          <table:table-cell office:value-type="string" table:style-name="ce18">
            <text:p>ssms</text:p>
          </table:table-cell>
          <table:table-cell office:value-type="string" table:style-name="ce2">
            <text:p>select spid, nt_username, loginame from sysprocesses where spid &gt; 50</text:p>
            <text:p/>
          </table:table-cell>
          <table:table-cell table:style-name="ce18"/>
          <table:table-cell office:value-type="string" table:style-name="ce35">
            <text:p><text:span text:style-name="T22">如果已經給了別人權限(它還正在連線)</text:span><text:span text:style-name="T22"/></text:p>
            <text:p><text:span text:style-name="T22">查出誰還在連線，之後再把它kill</text:span>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9">
            <text:p><text:span text:style-name="T31">select</text:span><text:span text:style-name="T25"><text:s/>*<text:s/></text:span><text:span text:style-name="T31">from</text:span><text:span text:style-name="T46"><text:s/>sys</text:span><text:span text:style-name="T25">.</text:span><text:span text:style-name="T46">syslanguages</text:span></text:p>
          </table:table-cell>
          <table:table-cell table:style-name="ce1"/>
          <table:table-cell office:value-type="string" table:style-name="ce1">
            <text:p>可設定的語系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29">
            <text:p><text:span text:style-name="T31">select</text:span><text:span text:style-name="T25"><text:s/>*<text:s/></text:span><text:span text:style-name="T31">from</text:span><text:span text:style-name="T46"><text:s/>sys</text:span><text:span text:style-name="T25">.</text:span><text:span text:style-name="T46">message</text:span></text:p>
          </table:table-cell>
          <table:table-cell table:style-name="ce1"/>
          <table:table-cell office:value-type="string" table:style-name="ce1">
            <text:p>指令錯誤相關資訊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office:value-type="string" table:style-name="ce36">
            <text:p><text:span text:style-name="T31">exec<text:s/></text:span><text:span text:style-name="T47">sp_help</text:span><text:span text:style-name="T25"><text:s/>&lt;proc_name&gt;</text:span></text:p>
          </table:table-cell>
          <table:table-cell table:style-name="ce1"/>
          <table:table-cell office:value-type="string" table:style-name="ce1">
            <text:p>查詢<text:span text:style-name="T31">procedure</text:span><text:span text:style-name="T25">參數</text:span></text:p>
          </table:table-cell>
          <table:table-cell table:number-columns-repeated="16380"/>
        </table:table-row>
        <table:table-row table:style-name="ro5">
          <table:table-cell office:value-type="string" table:style-name="ce18">
            <text:p>ssms</text:p>
          </table:table-cell>
          <table:table-cell table:style-name="ce25"/>
          <table:table-cell table:style-name="ce18"/>
          <table:table-cell office:value-type="string" table:style-name="ce2">
            <text:p>下載「RML SQLServer」</text:p>
            <text:p>用來對sql server作壓力測試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ssms</text:p>
          </table:table-cell>
          <table:table-cell table:style-name="ce25"/>
          <table:table-cell table:style-name="ce18"/>
          <table:table-cell office:value-type="string" table:style-name="ce35">
            <text:p><text:span text:style-name="T22">管理&gt;SQL Server 記錄檔</text:span><text:span text:style-name="T22"/></text:p>
            <text:p><text:span text:style-name="T22">可以觀看sql server的所有操作紀錄</text:span></text:p>
          </table:table-cell>
          <table:table-cell table:number-columns-repeated="16380"/>
        </table:table-row>
        <table:table-row table:number-rows-repeated="1048490" table:style-name="ro15">
          <table:table-cell table:number-columns-repeated="16384"/>
        </table:table-row>
      </table:table>
      <table:table table:name="win_cmd" table:style-name="ta3">
        <table:table-column table:style-name="co7" table:number-columns-repeated="3" table:default-cell-style-name="ce1"/>
        <table:table-column table:style-name="co11" table:number-columns-repeated="16381" table:default-cell-style-name="ce1"/>
        <table:table-row table:style-name="ro15">
          <table:table-cell table:number-columns-repeated="16384"/>
        </table:table-row>
        <table:table-row table:style-name="ro1">
          <table:table-cell/>
          <table:table-cell office:value-type="string" table:style-name="ce1">
            <text:p>ncpa.cpl</text:p>
          </table:table-cell>
          <table:table-cell office:value-type="string" table:style-name="ce1">
            <text:p>開啟網路連線</text:p>
          </table:table-cell>
          <table:table-cell table:number-columns-repeated="16381"/>
        </table:table-row>
        <table:table-row table:number-rows-repeated="1048574" table:style-name="ro15">
          <table:table-cell table:number-columns-repeated="16384"/>
        </table:table-row>
      </table:table>
      <table:table table:name="docker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7" table:default-cell-style-name="ce1"/>
        <table:table-column table:style-name="co11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1">
            <text:p>return</text:p>
          </table:table-cell>
          <table:table-cell office:value-type="string" table:style-name="ce1">
            <text:p>illu</text:p>
          </table:table-cell>
          <table:table-cell office:value-type="string" table:style-name="ce1">
            <text:p>page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35">
          <table:table-cell office:value-type="string" table:style-name="ce1">
            <text:p>這是一個</text:p>
            <text:p><text:span text:style-name="T48">dockerfile</text:span><text:span text:style-name="T48"/></text:p>
            <text:p>的內文</text:p>
            <text:p>(用來建Image)</text:p>
          </table:table-cell>
          <table:table-cell office:value-type="string" table:style-name="ce1">
            <text:p>FROM CentOS6</text:p>
            <text:p>MAINTAINER ...</text:p>
            <text:p>RUN ...</text:p>
            <text:p>ADD ...</text:p>
            <text:p>LABEL ...</text:p>
            <text:p>CMD ...</text:p>
          </table:table-cell>
          <table:table-cell table:style-name="ce1"/>
          <table:table-cell office:value-type="string" table:style-name="ce1">
            <text:p>使用哪個image</text:p>
            <text:p>聯絡人info</text:p>
            <text:p>對當前的image上, 執行命令</text:p>
            <text:p>把本地的file放到Image的指定位置</text:p>
            <text:p>下標籤</text:p>
            <text:p>用Image打開Container後, 執行的命令. ex: 打開MySQL</text:p>
          </table:table-cell>
          <table:table-cell table:number-columns-repeated="16380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$ docker images</text:p>
          </table:table-cell>
          <table:table-cell table:style-name="ce1"/>
          <table:table-cell office:value-type="string" table:style-name="ce1">
            <text:p>檢視本地端所在的imag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build -t &lt;image的名字&gt; &lt;dockerfile的位置&gt;</text:p>
          </table:table-cell>
          <table:table-cell table:style-name="ce1"/>
          <table:table-cell office:value-type="string" table:style-name="ce1">
            <text:p>找出dockerfile, 並創造一個Imag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run &lt;Image的名字&gt; &lt;想請Container執行的語句&gt;</text:p>
          </table:table-cell>
          <table:table-cell table:style-name="ce1"/>
          <table:table-cell office:value-type="string" table:style-name="ce1">
            <text:p>請docker使用指定的Image, 創造Container, 並要求Container執行語句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ps</text:p>
          </table:table-cell>
          <table:table-cell table:style-name="ce1"/>
          <table:table-cell office:value-type="string" table:style-name="ce1">
            <text:p>檢視正在運行的Contain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ps -a</text:p>
          </table:table-cell>
          <table:table-cell table:style-name="ce1"/>
          <table:table-cell office:value-type="string" table:style-name="ce1">
            <text:p>檢視所有Contain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rm &lt;container name or ID&gt;</text:p>
          </table:table-cell>
          <table:table-cell table:style-name="ce1"/>
          <table:table-cell office:value-type="string" table:style-name="ce1">
            <text:p>刪除非正在運行的container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rm -f &lt;container name or ID&gt;</text:p>
          </table:table-cell>
          <table:table-cell table:style-name="ce1"/>
          <table:table-cell office:value-type="string" table:style-name="ce1">
            <text:p>刪除container (不管是否在運行中)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5">
          <table:table-cell table:number-columns-repeated="16384"/>
        </table:table-row>
        <table:table-row table:style-name="ro1">
          <table:table-cell/>
          <table:table-cell office:value-type="string" table:style-name="ce37">
            <text:p>$ docker run -it –rm iiiedu/step2 /bin/bash</text:p>
          </table:table-cell>
          <table:table-cell table:style-name="ce1"/>
          <table:table-cell office:value-type="string" table:style-name="ce1">
            <text:p>用container開啟bash</text:p>
            <text:p>-i : 保持開啟標準輸入</text:p>
            <text:p>-t : 可用terminal來與container互動</text:p>
            <text:p>--rm : container用完後, 就砍掉</text:p>
          </table:table-cell>
          <table:table-cell office:value-type="string" table:style-name="ce1">
            <text:p>p1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$ docker run<text:span text:style-name="T49"><text:s/>-d</text:span><text:s/>-it iiiedu/step2 /bin/bash</text:p>
          </table:table-cell>
          <table:table-cell office:value-type="string" table:style-name="ce1">
            <text:p>&lt;hashcode&gt;</text:p>
          </table:table-cell>
          <table:table-cell office:value-type="string" table:style-name="ce1">
            <text:p>建立container, 執行bash, 丟到背景執行</text:p>
            <text:p>-d : 放入<text:span text:style-name="T49">背景</text:span><text:s/>(會丟出hash)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exec -it &lt;hash&gt; /bin/bash</text:p>
          </table:table-cell>
          <table:table-cell table:style-name="ce1"/>
          <table:table-cell office:value-type="string" table:style-name="ce1">
            <text:p>執行&lt;hash&gt;的container, 執行bash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exec &lt;container ID&gt; &lt;command&gt;</text:p>
          </table:table-cell>
          <table:table-cell table:style-name="ce1"/>
          <table:table-cell office:value-type="string" table:style-name="ce1">
            <text:p>請正在運行中的container執行語句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start &lt;container ID&gt;</text:p>
          </table:table-cell>
          <table:table-cell table:style-name="ce1"/>
          <table:table-cell office:value-type="string" table:style-name="ce1">
            <text:p>喚醒沒在運行中的containe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run -v &lt;本機資料夾:container資料夾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$docker run -it iiiedu/step2 /bin/bash</text:p>
            <text:p>$ touch /tmp/bb103</text:p>
            <text:p>$ ls /tmp</text:p>
            <text:p>$ exit</text:p>
            <text:p>$ vim lab1/dockerfile</text:p>
            <text:p>--------------------------</text:p>
            <text:p>改</text:p>
            <text:p>RUN touch /tmp/bb102</text:p>
            <text:p>wq</text:p>
            <text:p>$ docker build -t iiiedu/lab1 lab1/</text:p>
            <text:p>$ docker run –rm iiiedu/lab1 ls /tmp</text:p>
            <text:p>----------可看到bb102---------------</text:p>
            <text:p/>
          </table:table-cell>
          <table:table-cell table:number-columns-repeated="2" table:style-name="ce1"/>
          <table:table-cell office:value-type="string" table:style-name="ce1">
            <text:p>p14 lab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$ docker build -t &lt;image的名字&gt; &lt;dockerfile的位置&gt;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叢集間的管理工具</text:p>
            <text:p>k8s: 叢集間讓container可以互相連接</text:p>
            <text:p>swarm : container自己出的</text:p>
            <text:p>DC/o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run -v 本機資料夾:container資料夾</text:p>
            <text:p>$ docker run -p 本機port:container port</text:p>
            <text:p>$ docker run –link &lt;container name&gt;: alia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$ docker save -o tar檔名 &lt;image name&gt;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$ docker build -t &lt;image的名字&gt; &lt;dockerfile的位置&gt;</text:p>
          </table:table-cell>
          <table:table-cell table:style-name="ce1"/>
          <table:table-cell office:value-type="string" table:style-name="ce1">
            <text:p>把image存成tar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$ docker rmi &lt;image name&gt;</text:p>
          </table:table-cell>
          <table:table-cell table:style-name="ce1"/>
          <table:table-cell office:value-type="string" table:style-name="ce1">
            <text:p>刪除鏡像檔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$ docker load &lt;tar name&gt;</text:p>
          </table:table-cell>
          <table:table-cell table:style-name="ce1"/>
          <table:table-cell office:value-type="string" table:style-name="ce1">
            <text:p>將image匯入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26">
          <table:table-cell office:value-type="string" table:style-name="ce1">
            <text:p>ubuntu<text:span text:style-name="T2">安裝</text:span>docker</text:p>
          </table:table-cell>
          <table:table-cell office:value-type="string" table:style-name="ce2">
            <text:p>$ sudo apt-get update</text:p>
            <text:p>$ sudo apt-key adv --keyserver hkp://p80.pool.sks-keyservers.net:80 --recv-keys 58118E89F3A912897C070ADBF76221572C52609D</text:p>
            <text:p>$ sudo apt-add-repository 'deb https://apt.dockerproject.org/repo ubuntu-xenial main'</text:p>
            <text:p>$ sudo apt-get update</text:p>
            <text:p>$ apt-cache policy docker-engine</text:p>
            <text:p>$ sudo apt-get install -y docker-engine</text:p>
            <text:p>$ sudo systemctl status docker</text:p>
            <text:p>$ sudo usermod -aG docker $(whoami)</text:p>
            <text:p>$ (reboot~~)</text:p>
          </table:table-cell>
          <table:table-cell table:style-name="ce1"/>
          <table:table-cell office:value-type="string" table:style-name="ce2">
            <text:p>Step.1<text:s/><text:span text:style-name="T2">先</text:span><text:s/>update<text:s/><text:span text:style-name="T2">你的</text:span><text:s/>package</text:p>
            <text:p>Step.2<text:s/><text:span text:style-name="T2">加入</text:span><text:s/>Docker<text:s/><text:span text:style-name="T2">的官方</text:span><text:s/>repository<text:s/><text:span text:style-name="T2">金鑰</text:span><text:span text:style-name="T2"/></text:p>
            <text:p>Step.3<text:s/><text:span text:style-name="T2">加入</text:span><text:s/>Docker<text:s/><text:span text:style-name="T2">官方</text:span><text:s/>repository</text:p>
            <text:p>Step.4<text:s/><text:span text:style-name="T2">更新</text:span><text:s/>repository</text:p>
            <text:p>Step.5<text:s/><text:span text:style-name="T2">用</text:span><text:s/>apt-cache<text:s/><text:span text:style-name="T2">搜尋一下</text:span><text:s/>docker-engine<text:span text:style-name="T2">，確保你是從</text:span><text:s/>Docker<text:s/><text:span text:style-name="T2">官方</text:span><text:s/>repository<text:s/><text:span text:style-name="T2">安裝的，而不是</text:span><text:s/>Ubuntu repository</text:p>
            <text:p>Step.6<text:s/><text:span text:style-name="T2">安裝</text:span><text:s/>Docker</text:p>
            <text:p>Step.7 Docker<text:s/><text:span text:style-name="T2">會自動將服務啟動，並且寫入</text:span><text:s/>boot</text:p>
            <text:p>Step.8<text:s/><text:span text:style-name="T2">由於這樣裝起來如果你要使用</text:span><text:s/>docker command line<text:s/><text:span text:style-name="T2">的話都必須使用</text:span><text:s/>sudo<text:s/><text:span text:style-name="T2">執行，如果不想要再用</text:span><text:s/>sudo<text:s/><text:span text:style-name="T2">的話可以將使用者加入</text:span><text:s/>docker group</text:p>
            <text:p>Step.9<text:s/><text:span text:style-name="T2">重開機吧</text:span>!!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$ docker pull lysender/mysql</text:p>
          </table:table-cell>
          <table:table-cell table:style-name="ce1"/>
          <table:table-cell office:value-type="string" table:style-name="ce1">
            <text:p>ubuntu16.04 + mysql</text:p>
          </table:table-cell>
          <table:table-cell table:number-columns-repeated="16380"/>
        </table:table-row>
        <table:table-row table:number-rows-repeated="1048537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新細明體" svg:font-family="新細明體"/>
    <style:font-face style:name="細明體" svg:font-family="細明體"/>
    <style:font-face style:name="Liberation Sans" svg:font-family="&quot;Liberation Sans&quot;"/>
    <style:font-face style:name="Arial" svg:font-family="Arial"/>
    <style:font-face style:name="Noto Sans CJK TC Regular" svg:font-family="&quot;Noto Sans CJK TC Regular&quot;"/>
    <style:font-face style:name="FreeSans" svg:font-family="FreeSans"/>
    <style:font-face style:name="Consolas" svg:font-family="Consolas"/>
    <style:font-face style:name="新細明體1" svg:font-family="新細明體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48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Hyperlink" style:display-name="Excel Built-in Hyperlink" style:family="table-cell" style:data-style-name="N0">
      <style:table-cell-properties style:vertical-align="middle" fo:background-color="transparent"/>
      <style:text-properties fo:color="#0000FF" style:font-name="新細明體" style:font-name-asian="新細明體" style:font-name-complex="新細明體" style:text-underline-style="solid" style:text-underline-type="single"/>
    </style:style>
    <style:style style:name="Graphics" style:family="table-cell" style:data-style-name="N0"/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_36229__36899__32080_" style:display-name="超連結" style:family="table-cell" style:data-style-name="N0">
      <style:text-properties fo:color="#0563C1" style:text-underline-style="solid" style:text-underline-type="single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Tony Jhou (周建彰)</dc:creator>
    <meta:creation-date>2017-04-22T09:42:10Z</meta:creation-date>
    <dc:date>2019-01-31T06:06:11Z</dc:date>
    <meta:editing-cycles>50</meta:editing-cycles>
    <meta:editing-duration>PT57452S</meta:editing-duration>
  </office:meta>
</office:document-meta>
</file>